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Droid Sans Mono" svg:font-family="'Droid Sans Mono', monospace, monospace"/>
    <style:font-face style:name="Fira Mono" svg:font-family="'Fira Mono', Consolas, Menlo, Monaco, 'Courier New', Courier, monospace"/>
    <style:font-face style:name="Helvetica" svg:font-family="Helvetica"/>
    <style:font-face style:name="Lato" svg:font-family="Lato, proxima-nova, 'Helvetica Neue', Arial, sans-serif"/>
    <style:font-face style:name="Lohit Devanagari1" svg:font-family="'Lohit Devanagari'"/>
    <style:font-face style:name="Muli" svg:font-family="Muli, sans-serif"/>
    <style:font-face style:name="Open Sans" svg:font-family="'Open Sans', arial, x-locale-body, sans-serif"/>
    <style:font-face style:name="apple-system1" svg:font-family="apple-system, BlinkMacSystemFont, 'Segoe UI Adjusted', 'Segoe UI', 'Liberation Sans', sans-serif"/>
    <style:font-face style:name="apple-system" svg:font-family="apple-system, BlinkMacSystemFont, 'Segoe UI', 'Apple Color Emoji', 'Segoe UI Emoji', 'Segoe UI Web', sans-serif"/>
    <style:font-face style:name="apple-system2" svg:font-family="apple-system, BlinkMacSystemFont, 'Segoe UI', system-ui, 'Apple Color Emoji', 'Segoe UI Emoji', 'Segoe UI Web', sans-serif"/>
    <style:font-face style:name="monospace" svg:font-family="monospace"/>
    <style:font-face style:name="sans-serif" svg:font-family="sans-serif"/>
    <style:font-face style:name="ui-monospace" svg:font-family="ui-monospace, SFMono-Regular, 'SF Mono', Menlo, Consolas, 'Liberation Mono', 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03f37b" officeooo:paragraph-rsid="0003f37b" style:font-size-asian="19.25pt" style:font-size-complex="22pt"/>
    </style:style>
    <style:style style:name="P2" style:family="paragraph" style:parent-style-name="Standard">
      <style:text-properties fo:font-size="22pt" officeooo:rsid="0003f37b" officeooo:paragraph-rsid="0003f37b" style:font-size-asian="22pt" style:font-size-complex="22pt"/>
    </style:style>
    <style:style style:name="P3" style:family="paragraph" style:parent-style-name="Standard">
      <style:text-properties fo:font-size="22pt" officeooo:rsid="0003f37b" officeooo:paragraph-rsid="000781ed" style:font-size-asian="22pt" style:font-size-complex="22pt"/>
    </style:style>
    <style:style style:name="P4" style:family="paragraph" style:parent-style-name="Standard">
      <style:text-properties fo:font-size="22pt" officeooo:rsid="0003f37b" officeooo:paragraph-rsid="000926ff" style:font-size-asian="22pt" style:font-size-complex="22pt"/>
    </style:style>
    <style:style style:name="P5" style:family="paragraph" style:parent-style-name="Standard">
      <style:text-properties fo:font-size="22pt" officeooo:rsid="0005c675" officeooo:paragraph-rsid="0005c675" style:font-size-asian="22pt" style:font-size-complex="22pt"/>
    </style:style>
    <style:style style:name="P6" style:family="paragraph" style:parent-style-name="Standard">
      <style:text-properties fo:font-size="22pt" officeooo:rsid="000781ed" officeooo:paragraph-rsid="000781ed" style:font-size-asian="22pt" style:font-size-complex="22pt"/>
    </style:style>
    <style:style style:name="P7" style:family="paragraph" style:parent-style-name="Standard">
      <style:text-properties fo:font-size="22pt" officeooo:rsid="000b8189" officeooo:paragraph-rsid="000b8189" style:font-size-asian="22pt" style:font-size-complex="22pt"/>
    </style:style>
    <style:style style:name="P8" style:family="paragraph" style:parent-style-name="Standard">
      <style:text-properties fo:font-size="22pt" officeooo:rsid="000d6186" officeooo:paragraph-rsid="000d6186" style:font-size-asian="22pt" style:font-size-complex="22pt"/>
    </style:style>
    <style:style style:name="P9" style:family="paragraph" style:parent-style-name="Standard">
      <style:text-properties fo:font-size="22pt" officeooo:rsid="000e5b59" officeooo:paragraph-rsid="000e5b59" style:font-size-asian="22pt" style:font-size-complex="22pt"/>
    </style:style>
    <style:style style:name="P10" style:family="paragraph" style:parent-style-name="Standard">
      <style:text-properties fo:font-size="22pt" officeooo:rsid="001122e0" officeooo:paragraph-rsid="001122e0" style:font-size-asian="22pt" style:font-size-complex="22pt"/>
    </style:style>
    <style:style style:name="P11" style:family="paragraph" style:parent-style-name="Standard">
      <style:text-properties fo:font-size="22pt" officeooo:rsid="00122f7a" officeooo:paragraph-rsid="00122f7a" style:font-size-asian="22pt" style:font-size-complex="22pt"/>
    </style:style>
    <style:style style:name="P12" style:family="paragraph" style:parent-style-name="Standard">
      <style:text-properties fo:font-size="22pt" officeooo:rsid="00125a0a" officeooo:paragraph-rsid="00125a0a" style:font-size-asian="22pt" style:font-size-complex="22pt"/>
    </style:style>
    <style:style style:name="P13" style:family="paragraph" style:parent-style-name="Standard">
      <style:text-properties fo:font-size="22pt" officeooo:rsid="002023ab" officeooo:paragraph-rsid="002023ab" style:font-size-asian="22pt" style:font-size-complex="22pt"/>
    </style:style>
    <style:style style:name="P14" style:family="paragraph" style:parent-style-name="Standard">
      <style:text-properties fo:font-size="22pt" officeooo:rsid="002188ae" officeooo:paragraph-rsid="002188ae" style:font-size-asian="22pt" style:font-size-complex="22pt"/>
    </style:style>
    <style:style style:name="P15" style:family="paragraph" style:parent-style-name="Standard">
      <style:text-properties fo:font-size="22pt" officeooo:rsid="002188ae" officeooo:paragraph-rsid="00241a90" style:font-size-asian="22pt" style:font-size-complex="22pt"/>
    </style:style>
    <style:style style:name="P16" style:family="paragraph" style:parent-style-name="Standard">
      <style:text-properties fo:font-size="22pt" officeooo:rsid="0022fa37" officeooo:paragraph-rsid="0022fa37" style:font-size-asian="22pt" style:font-size-complex="22pt"/>
    </style:style>
    <style:style style:name="P17" style:family="paragraph" style:parent-style-name="Standard">
      <style:text-properties fo:font-size="22pt" officeooo:rsid="00241a90" officeooo:paragraph-rsid="00241a90" style:font-size-asian="22pt" style:font-size-complex="22pt"/>
    </style:style>
    <style:style style:name="P18" style:family="paragraph" style:parent-style-name="Standard">
      <style:text-properties fo:font-size="22pt" officeooo:rsid="0024d125" officeooo:paragraph-rsid="0024d125" style:font-size-asian="22pt" style:font-size-complex="22pt"/>
    </style:style>
    <style:style style:name="P19" style:family="paragraph" style:parent-style-name="Standard">
      <style:text-properties fo:font-size="22pt" officeooo:rsid="0025674a" officeooo:paragraph-rsid="0025674a" style:font-size-asian="22pt" style:font-size-complex="22pt"/>
    </style:style>
    <style:style style:name="P20" style:family="paragraph" style:parent-style-name="Standard">
      <style:text-properties fo:font-size="22pt" officeooo:rsid="0028c01d" officeooo:paragraph-rsid="0028c01d" style:font-size-asian="22pt" style:font-size-complex="22pt"/>
    </style:style>
    <style:style style:name="P21" style:family="paragraph" style:parent-style-name="Standard">
      <style:text-properties fo:font-size="22pt" officeooo:rsid="0029277f" officeooo:paragraph-rsid="0029277f" style:font-size-asian="22pt" style:font-size-complex="22pt"/>
    </style:style>
    <style:style style:name="P22" style:family="paragraph" style:parent-style-name="Standard">
      <style:text-properties fo:font-size="22pt" officeooo:rsid="002a3486" officeooo:paragraph-rsid="002a3486" style:font-size-asian="22pt" style:font-size-complex="22pt"/>
    </style:style>
    <style:style style:name="P23" style:family="paragraph" style:parent-style-name="Standard">
      <style:text-properties fo:font-size="22pt" officeooo:rsid="002a3486" officeooo:paragraph-rsid="002e1a7b" style:font-size-asian="22pt" style:font-size-complex="22pt"/>
    </style:style>
    <style:style style:name="P24" style:family="paragraph" style:parent-style-name="Standard">
      <style:text-properties fo:font-size="22pt" officeooo:rsid="002a3486" officeooo:paragraph-rsid="002e5425" style:font-size-asian="22pt" style:font-size-complex="22pt"/>
    </style:style>
    <style:style style:name="P25" style:family="paragraph" style:parent-style-name="Standard">
      <style:text-properties fo:font-size="22pt" officeooo:rsid="002e1a7b" officeooo:paragraph-rsid="002e1a7b" style:font-size-asian="22pt" style:font-size-complex="22pt"/>
    </style:style>
    <style:style style:name="P26" style:family="paragraph" style:parent-style-name="Standard">
      <style:text-properties fo:font-size="22pt" officeooo:rsid="002e5425" officeooo:paragraph-rsid="002e5425" style:font-size-asian="22pt" style:font-size-complex="22pt"/>
    </style:style>
    <style:style style:name="P27" style:family="paragraph" style:parent-style-name="Standard">
      <style:text-properties fo:font-size="22pt" officeooo:rsid="002ea31c" officeooo:paragraph-rsid="002ea31c" style:font-size-asian="22pt" style:font-size-complex="22pt"/>
    </style:style>
    <style:style style:name="P28" style:family="paragraph" style:parent-style-name="Standard">
      <style:text-properties fo:font-size="22pt" officeooo:rsid="0031a35c" officeooo:paragraph-rsid="0031a35c" style:font-size-asian="22pt" style:font-size-complex="22pt"/>
    </style:style>
    <style:style style:name="P29" style:family="paragraph" style:parent-style-name="Standard">
      <style:text-properties fo:font-size="22pt" officeooo:rsid="00334fe3" officeooo:paragraph-rsid="00334fe3" style:font-size-asian="22pt" style:font-size-complex="22pt"/>
    </style:style>
    <style:style style:name="P30" style:family="paragraph" style:parent-style-name="Standard">
      <style:text-properties fo:font-size="22pt" officeooo:rsid="003d2c67" officeooo:paragraph-rsid="003d2c67" style:font-size-asian="22pt" style:font-size-complex="22pt"/>
    </style:style>
    <style:style style:name="P31" style:family="paragraph" style:parent-style-name="Standard">
      <style:paragraph-properties style:line-height-at-least="0.2291in"/>
      <style:text-properties fo:color="#d4d4d4" style:font-name="Droid Sans Mono" fo:font-size="12pt" fo:font-weight="normal" fo:background-color="#1e1e1e"/>
    </style:style>
    <style:style style:name="P32" style:family="paragraph" style:parent-style-name="Standard">
      <style:text-properties fo:color="#d4d4d4" style:font-name="Droid Sans Mono" fo:font-size="12pt" fo:font-weight="normal" officeooo:rsid="000e5b59" officeooo:paragraph-rsid="000e5b59" fo:background-color="#1e1e1e" style:font-size-asian="22pt" style:font-size-complex="22pt"/>
    </style:style>
    <style:style style:name="P33" style:family="paragraph" style:parent-style-name="Standard">
      <style:text-properties fo:color="#d4d4d4" style:font-name="Droid Sans Mono" fo:font-size="12pt" fo:font-weight="normal" officeooo:paragraph-rsid="018c0fa2" fo:background-color="#1e1e1e"/>
    </style:style>
    <style:style style:name="P34" style:family="paragraph" style:parent-style-name="Standard">
      <style:text-properties fo:color="#4ec9b0" style:font-name="Droid Sans Mono" fo:font-size="12pt" fo:font-weight="normal" officeooo:rsid="000e5b59" officeooo:paragraph-rsid="000e5b59" fo:background-color="#1e1e1e" style:font-size-asian="22pt" style:font-size-complex="22pt"/>
    </style:style>
    <style:style style:name="P35" style:family="paragraph" style:parent-style-name="Standard">
      <style:text-properties fo:font-variant="normal" fo:text-transform="none" style:font-name="apple-system" fo:font-size="10.5pt" fo:letter-spacing="normal" fo:font-style="normal" fo:font-weight="normal" officeooo:rsid="002a3486" officeooo:paragraph-rsid="002a3486" style:font-size-asian="22pt" style:font-size-complex="22pt"/>
    </style:style>
    <style:style style:name="P36" style:family="paragraph" style:parent-style-name="Standard">
      <style:text-properties fo:font-variant="normal" fo:text-transform="none" fo:color="#000000" style:font-name="monospace" fo:font-size="14pt" fo:letter-spacing="normal" fo:font-style="normal" fo:font-weight="normal" officeooo:rsid="002ea31c" officeooo:paragraph-rsid="002ea31c" style:font-size-asian="22pt" style:font-size-complex="22pt"/>
    </style:style>
    <style:style style:name="P37" style:family="paragraph" style:parent-style-name="Standard">
      <style:text-properties fo:font-variant="normal" fo:text-transform="none" fo:color="#000000" style:font-name="monospace" fo:font-size="22pt" fo:letter-spacing="normal" fo:font-style="normal" fo:font-weight="normal" officeooo:rsid="002ea31c" officeooo:paragraph-rsid="002ea31c" style:font-size-asian="19.25pt" style:font-size-complex="22pt"/>
    </style:style>
    <style:style style:name="P38" style:family="paragraph" style:parent-style-name="Standard">
      <style:text-properties fo:font-variant="normal" fo:text-transform="none" fo:color="#000000" style:font-name="monospace" fo:font-size="22pt" fo:letter-spacing="normal" fo:font-style="normal" fo:font-weight="normal" officeooo:rsid="0030ea04" officeooo:paragraph-rsid="002ea31c" style:font-size-asian="19.25pt" style:font-size-complex="22pt"/>
    </style:style>
    <style:style style:name="P39" style:family="paragraph" style:parent-style-name="Standard">
      <style:text-properties fo:font-variant="normal" fo:text-transform="none" fo:color="#000000" style:font-name="Courier New" fo:font-size="22pt" fo:letter-spacing="normal" fo:font-style="normal" fo:font-weight="normal" officeooo:rsid="0163eed2" officeooo:paragraph-rsid="0163eed2" style:font-size-asian="19.25pt" style:font-size-complex="22pt"/>
    </style:style>
    <style:style style:name="P40" style:family="paragraph" style:parent-style-name="Standard">
      <style:text-properties fo:font-variant="normal" fo:text-transform="none" fo:color="#000000" style:font-name="Courier New" fo:font-size="22pt" fo:letter-spacing="normal" fo:font-style="normal" fo:font-weight="normal" officeooo:rsid="016532f5" officeooo:paragraph-rsid="016532f5" style:font-name-asian="sans-serif" style:font-size-asian="19.25pt" style:font-style-asian="normal" style:font-weight-asian="normal" style:font-size-complex="22pt"/>
    </style:style>
    <style:style style:name="P41" style:family="paragraph" style:parent-style-name="Standard">
      <style:text-properties fo:font-variant="normal" fo:text-transform="none" fo:color="#000000" style:font-name="Courier New" fo:font-size="22pt" fo:letter-spacing="normal" fo:font-style="normal" fo:font-weight="normal" officeooo:rsid="0189458d" officeooo:paragraph-rsid="016532f5" style:font-name-asian="sans-serif" style:font-size-asian="19.25pt" style:font-style-asian="normal" style:font-weight-asian="normal" style:font-size-complex="22pt"/>
    </style:style>
    <style:style style:name="P42" style:family="paragraph" style:parent-style-name="Standard">
      <style:text-properties fo:font-variant="normal" fo:text-transform="none" fo:color="#000000" style:font-name="Courier New" fo:font-size="22pt" fo:letter-spacing="normal" fo:font-style="normal" fo:font-weight="normal" officeooo:rsid="0189458d" officeooo:paragraph-rsid="0189458d" style:font-name-asian="sans-serif" style:font-size-asian="19.25pt" style:font-style-asian="normal" style:font-weight-asian="normal" style:font-size-complex="22pt"/>
    </style:style>
    <style:style style:name="P43" style:family="paragraph" style:parent-style-name="Standard">
      <style:text-properties fo:font-variant="normal" fo:text-transform="none" fo:color="#000000" style:font-name="Courier New" fo:font-size="22pt" fo:letter-spacing="normal" fo:font-style="normal" fo:font-weight="normal" officeooo:rsid="0189e3f3" officeooo:paragraph-rsid="0189458d" style:font-name-asian="sans-serif" style:font-size-asian="19.25pt" style:font-style-asian="normal" style:font-weight-asian="normal" style:font-size-complex="22pt"/>
    </style:style>
    <style:style style:name="P44" style:family="paragraph" style:parent-style-name="Standard">
      <style:text-properties fo:font-variant="normal" fo:text-transform="none" fo:color="#000000" style:font-name="Courier New" fo:font-size="22pt" fo:letter-spacing="normal" fo:font-style="normal" fo:font-weight="normal" officeooo:rsid="018b30e2" officeooo:paragraph-rsid="018b30e2" style:font-name-asian="sans-serif" style:font-size-asian="19.25pt" style:font-style-asian="normal" style:font-weight-asian="normal" style:font-size-complex="22pt"/>
    </style:style>
    <style:style style:name="P45" style:family="paragraph" style:parent-style-name="Standard">
      <style:text-properties fo:font-variant="normal" fo:text-transform="none" fo:color="#000000" style:font-name="Courier New" fo:font-size="22pt" fo:letter-spacing="normal" fo:font-style="normal" fo:font-weight="normal" officeooo:rsid="018b30e2" officeooo:paragraph-rsid="018c0fa2" style:font-name-asian="sans-serif" style:font-size-asian="19.25pt" style:font-style-asian="normal" style:font-weight-asian="normal" style:font-size-complex="22pt"/>
    </style:style>
    <style:style style:name="P46" style:family="paragraph" style:parent-style-name="Standard">
      <style:text-properties fo:font-variant="normal" fo:text-transform="none" fo:color="#000000" style:font-name="Courier New" fo:font-size="22pt" fo:letter-spacing="normal" fo:font-style="normal" fo:font-weight="normal" officeooo:rsid="0190652a" officeooo:paragraph-rsid="0190652a" style:font-name-asian="sans-serif" style:font-size-asian="19.25pt" style:font-style-asian="normal" style:font-weight-asian="normal" style:font-size-complex="22pt"/>
    </style:style>
    <style:style style:name="P47" style:family="paragraph" style:parent-style-name="Standard">
      <style:text-properties fo:font-variant="normal" fo:text-transform="none" fo:color="#000000" style:font-name="Courier New" fo:font-size="22pt" fo:letter-spacing="normal" fo:font-style="normal" fo:font-weight="normal" officeooo:rsid="0197e64d" officeooo:paragraph-rsid="0197e64d" style:font-name-asian="sans-serif" style:font-size-asian="19.25pt" style:font-style-asian="normal" style:font-weight-asian="normal" style:font-size-complex="22pt"/>
    </style:style>
    <style:style style:name="P48" style:family="paragraph" style:parent-style-name="Standard">
      <style:text-properties fo:font-variant="normal" fo:text-transform="none" fo:color="#000000" style:font-name="Courier New" fo:font-size="22pt" fo:letter-spacing="normal" fo:font-style="normal" fo:font-weight="normal" officeooo:rsid="01a15a84" officeooo:paragraph-rsid="01a15a84" style:font-name-asian="sans-serif" style:font-size-asian="19.25pt" style:font-style-asian="normal" style:font-weight-asian="normal" style:font-size-complex="22pt"/>
    </style:style>
    <style:style style:name="P49" style:family="paragraph" style:parent-style-name="Standard">
      <style:text-properties fo:font-variant="normal" fo:text-transform="none" fo:color="#000000" style:font-name="Courier New" fo:font-size="22pt" fo:letter-spacing="normal" fo:font-style="normal" fo:font-weight="normal" officeooo:rsid="01aff77f" officeooo:paragraph-rsid="01aff77f" style:font-name-asian="sans-serif" style:font-size-asian="22pt" style:font-style-asian="normal" style:font-weight-asian="normal" style:font-size-complex="22pt"/>
    </style:style>
    <style:style style:name="P50" style:family="paragraph" style:parent-style-name="Standard">
      <style:text-properties fo:font-variant="normal" fo:text-transform="none" fo:color="#000000" style:font-name="Courier New" fo:font-size="22pt" fo:letter-spacing="normal" fo:font-style="normal" fo:font-weight="normal" officeooo:rsid="01b3588e" officeooo:paragraph-rsid="01b3588e" style:font-name-asian="sans-serif" style:font-size-asian="22pt" style:font-style-asian="normal" style:font-weight-asian="normal" style:font-size-complex="22pt"/>
    </style:style>
    <style:style style:name="P51" style:family="paragraph" style:parent-style-name="Standard">
      <style:text-properties fo:font-variant="normal" fo:text-transform="none" fo:color="#000000" style:font-name="Courier New" fo:font-size="22pt" fo:letter-spacing="normal" fo:font-style="normal" fo:font-weight="normal" officeooo:rsid="01b89757" officeooo:paragraph-rsid="01b89757" style:font-name-asian="sans-serif" style:font-size-asian="22pt" style:font-style-asian="normal" style:font-weight-asian="normal" style:font-size-complex="22pt"/>
    </style:style>
    <style:style style:name="P52" style:family="paragraph" style:parent-style-name="Standard">
      <style:text-properties fo:font-variant="normal" fo:text-transform="none" fo:color="#000000" style:font-name="Courier New" fo:font-size="22pt" fo:letter-spacing="normal" fo:font-style="normal" fo:font-weight="normal" officeooo:rsid="01ba6344" officeooo:paragraph-rsid="01ba6344" style:font-name-asian="sans-serif" style:font-size-asian="22pt" style:font-style-asian="normal" style:font-weight-asian="normal" style:font-size-complex="22pt"/>
    </style:style>
    <style:style style:name="P53" style:family="paragraph" style:parent-style-name="Standard">
      <style:text-properties fo:font-variant="normal" fo:text-transform="none" fo:color="#000000" style:font-name="Courier New" fo:font-size="22pt" fo:letter-spacing="normal" fo:font-style="normal" fo:font-weight="normal" officeooo:rsid="01bbad7f" officeooo:paragraph-rsid="01bbad7f" style:font-name-asian="sans-serif" style:font-size-asian="22pt" style:font-style-asian="normal" style:font-weight-asian="normal" style:font-size-complex="22pt"/>
    </style:style>
    <style:style style:name="P54" style:family="paragraph" style:parent-style-name="Standard">
      <style:text-properties fo:font-variant="normal" fo:text-transform="none" fo:color="#000000" style:font-name="Courier New" fo:font-size="9pt" fo:letter-spacing="normal" fo:font-style="normal" fo:font-weight="normal" officeooo:rsid="015c7aa5" officeooo:paragraph-rsid="015c7aa5" style:font-name-asian="sans-serif" style:font-size-asian="22pt" style:font-style-asian="normal" style:font-weight-asian="normal" style:font-size-complex="22pt"/>
    </style:style>
    <style:style style:name="P55" style:family="paragraph" style:parent-style-name="Standard">
      <style:text-properties fo:font-variant="normal" fo:text-transform="none" fo:color="#000000" style:font-name="Courier New" fo:font-size="12pt" fo:letter-spacing="normal" fo:font-style="normal" fo:font-weight="normal" officeooo:rsid="016532f5" officeooo:paragraph-rsid="016532f5" style:font-name-asian="sans-serif" style:font-size-asian="12pt" style:font-style-asian="normal" style:font-weight-asian="normal" style:font-size-complex="12pt"/>
    </style:style>
    <style:style style:name="P56" style:family="paragraph" style:parent-style-name="Standard">
      <style:text-properties fo:font-variant="normal" fo:text-transform="none" fo:color="#000000" style:font-name="Courier New" fo:font-size="12pt" fo:letter-spacing="normal" fo:font-style="normal" fo:font-weight="normal" officeooo:rsid="016c98f7" officeooo:paragraph-rsid="0177f77a" style:font-name-asian="sans-serif" style:font-size-asian="12pt" style:font-style-asian="normal" style:font-weight-asian="normal" style:font-size-complex="12pt"/>
    </style:style>
    <style:style style:name="P57" style:family="paragraph" style:parent-style-name="Standard">
      <style:text-properties fo:font-variant="normal" fo:text-transform="none" fo:color="#000000" style:font-name="Courier New" fo:font-size="12pt" fo:letter-spacing="normal" fo:font-style="normal" fo:font-weight="normal" officeooo:rsid="0170f986" officeooo:paragraph-rsid="016532f5" style:font-name-asian="sans-serif" style:font-size-asian="12pt" style:font-style-asian="normal" style:font-weight-asian="normal" style:font-size-complex="12pt"/>
    </style:style>
    <style:style style:name="P58" style:family="paragraph" style:parent-style-name="Standard">
      <style:text-properties fo:font-variant="normal" fo:text-transform="none" fo:color="#000000" style:font-name="Courier New" fo:font-size="12pt" fo:letter-spacing="normal" fo:font-style="normal" fo:font-weight="normal" officeooo:rsid="01a15a84" officeooo:paragraph-rsid="01a15a84" style:font-name-asian="sans-serif" style:font-size-asian="12pt" style:font-style-asian="normal" style:font-weight-asian="normal" style:font-size-complex="12pt"/>
    </style:style>
    <style:style style:name="P59" style:family="paragraph" style:parent-style-name="Standard">
      <style:text-properties fo:font-variant="normal" fo:text-transform="none" fo:color="#000000" style:font-name="Courier New" fo:font-size="12pt" fo:letter-spacing="normal" fo:font-style="normal" fo:font-weight="normal" officeooo:rsid="01a45e5d" officeooo:paragraph-rsid="01a45e5d" style:font-name-asian="sans-serif" style:font-size-asian="12pt" style:font-style-asian="normal" style:font-weight-asian="normal" style:font-size-complex="12pt"/>
    </style:style>
    <style:style style:name="P60" style:family="paragraph" style:parent-style-name="Standard">
      <style:text-properties fo:font-variant="normal" fo:text-transform="none" fo:color="#000000" style:font-name="Courier New" fo:font-size="12pt" fo:letter-spacing="normal" fo:font-style="normal" fo:font-weight="normal" officeooo:rsid="01a45e5d" officeooo:paragraph-rsid="01ad2509" style:font-name-asian="sans-serif" style:font-size-asian="12pt" style:font-style-asian="normal" style:font-weight-asian="normal" style:font-size-complex="12pt"/>
    </style:style>
    <style:style style:name="P61" style:family="paragraph" style:parent-style-name="Standard">
      <style:text-properties fo:font-variant="normal" fo:text-transform="none" fo:color="#000000" style:font-name="Courier New" fo:font-size="12pt" fo:letter-spacing="normal" fo:font-style="normal" fo:font-weight="normal" officeooo:rsid="016532f5" officeooo:paragraph-rsid="0177f77a" style:font-size-asian="12pt" style:font-size-complex="12pt"/>
    </style:style>
    <style:style style:name="P62" style:family="paragraph" style:parent-style-name="Standard">
      <style:text-properties fo:font-variant="normal" fo:text-transform="none" fo:color="#202122" fo:font-size="22pt" fo:letter-spacing="normal" officeooo:rsid="0024a2a0" officeooo:paragraph-rsid="003d2c67" style:font-name-asian="sans-serif" style:font-size-asian="22pt" style:font-style-asian="normal" style:font-weight-asian="normal" style:font-size-complex="22pt"/>
    </style:style>
    <style:style style:name="P63" style:family="paragraph" style:parent-style-name="Standard">
      <style:text-properties fo:font-variant="normal" fo:text-transform="none" fo:color="#202122" fo:font-size="22pt" fo:letter-spacing="normal" officeooo:rsid="001b16f6" officeooo:paragraph-rsid="003d2c67" style:font-name-asian="sans-serif" style:font-size-asian="22pt" style:font-style-asian="normal" style:font-weight-asian="normal" style:font-size-complex="22pt"/>
    </style:style>
    <style:style style:name="P64" style:family="paragraph" style:parent-style-name="Standard">
      <style:text-properties fo:font-variant="normal" fo:text-transform="none" fo:color="#202122" fo:font-size="22pt" fo:letter-spacing="normal" officeooo:rsid="00202a77" officeooo:paragraph-rsid="003d2c67" style:font-name-asian="sans-serif" style:font-size-asian="22pt" style:font-style-asian="normal" style:font-weight-asian="normal" style:font-size-complex="22pt"/>
    </style:style>
    <style:style style:name="P65" style:family="paragraph" style:parent-style-name="Standard">
      <style:text-properties fo:font-variant="normal" fo:text-transform="none" fo:color="#202122" fo:font-size="22pt" fo:letter-spacing="normal" officeooo:rsid="0024ea80" officeooo:paragraph-rsid="003d2c67" style:font-name-asian="sans-serif" style:font-size-asian="22pt" style:font-style-asian="normal" style:font-weight-asian="normal" style:font-size-complex="22pt"/>
    </style:style>
    <style:style style:name="P66" style:family="paragraph" style:parent-style-name="Standard">
      <style:text-properties fo:font-variant="normal" fo:text-transform="none" fo:color="#202122" fo:font-size="22pt" fo:letter-spacing="normal" officeooo:rsid="00221489" officeooo:paragraph-rsid="003d2c67" style:font-name-asian="sans-serif" style:font-size-asian="22pt" style:font-style-asian="normal" style:font-weight-asian="normal" style:font-size-complex="22pt"/>
    </style:style>
    <style:style style:name="P67" style:family="paragraph" style:parent-style-name="Standard">
      <style:text-properties fo:font-variant="normal" fo:text-transform="none" fo:color="#202122" fo:font-size="22pt" fo:letter-spacing="normal" officeooo:rsid="003f1d33" officeooo:paragraph-rsid="003f1d33" style:font-name-asian="sans-serif" style:font-size-asian="22pt" style:font-style-asian="normal" style:font-weight-asian="normal" style:font-size-complex="22pt"/>
    </style:style>
    <style:style style:name="P68" style:family="paragraph" style:parent-style-name="Standard">
      <style:text-properties fo:font-variant="normal" fo:text-transform="none" fo:color="#202122" fo:font-size="22pt" fo:letter-spacing="normal" officeooo:rsid="003f1d33" officeooo:paragraph-rsid="0042a2a6" style:font-name-asian="sans-serif" style:font-size-asian="22pt" style:font-style-asian="normal" style:font-weight-asian="normal" style:font-size-complex="22pt"/>
    </style:style>
    <style:style style:name="P69" style:family="paragraph" style:parent-style-name="Standard">
      <style:text-properties fo:font-variant="normal" fo:text-transform="none" fo:color="#202122" fo:font-size="22pt" fo:letter-spacing="normal" officeooo:rsid="00401a48" officeooo:paragraph-rsid="00401a48" style:font-name-asian="sans-serif" style:font-size-asian="22pt" style:font-style-asian="normal" style:font-weight-asian="normal" style:font-size-complex="22pt"/>
    </style:style>
    <style:style style:name="P70" style:family="paragraph" style:parent-style-name="Standard">
      <style:text-properties fo:font-variant="normal" fo:text-transform="none" fo:color="#202122" fo:font-size="22pt" fo:letter-spacing="normal" officeooo:rsid="00469e7e" officeooo:paragraph-rsid="00469e7e" style:font-name-asian="sans-serif" style:font-size-asian="22pt" style:font-style-asian="normal" style:font-weight-asian="normal" style:font-size-complex="22pt"/>
    </style:style>
    <style:style style:name="P71" style:family="paragraph" style:parent-style-name="Standard">
      <style:text-properties fo:font-variant="normal" fo:text-transform="none" fo:color="#202122" fo:font-size="22pt" fo:letter-spacing="normal" officeooo:rsid="004c5666" officeooo:paragraph-rsid="004c5666" style:font-name-asian="sans-serif" style:font-size-asian="22pt" style:font-style-asian="normal" style:font-weight-asian="normal" style:font-size-complex="22pt"/>
    </style:style>
    <style:style style:name="P72" style:family="paragraph" style:parent-style-name="Standard">
      <style:text-properties fo:font-variant="normal" fo:text-transform="none" fo:color="#202122" fo:font-size="22pt" fo:letter-spacing="normal" officeooo:rsid="004d67e1" officeooo:paragraph-rsid="004d67e1" style:font-name-asian="sans-serif" style:font-size-asian="22pt" style:font-style-asian="normal" style:font-weight-asian="normal" style:font-size-complex="22pt"/>
    </style:style>
    <style:style style:name="P73" style:family="paragraph" style:parent-style-name="Standard">
      <style:text-properties fo:font-variant="normal" fo:text-transform="none" fo:color="#202122" fo:font-size="22pt" fo:letter-spacing="normal" officeooo:rsid="0061eaf0" officeooo:paragraph-rsid="0061eaf0" style:font-name-asian="sans-serif" style:font-size-asian="22pt" style:font-style-asian="normal" style:font-weight-asian="normal" style:font-size-complex="22pt"/>
    </style:style>
    <style:style style:name="P74" style:family="paragraph" style:parent-style-name="Standard">
      <style:text-properties fo:font-variant="normal" fo:text-transform="none" fo:color="#202122" fo:font-size="22pt" fo:letter-spacing="normal" officeooo:rsid="00b58c8c" officeooo:paragraph-rsid="00b58c8c" style:font-name-asian="sans-serif" style:font-size-asian="22pt" style:font-style-asian="normal" style:font-weight-asian="normal" style:font-size-complex="22pt"/>
    </style:style>
    <style:style style:name="P75" style:family="paragraph" style:parent-style-name="Standard">
      <style:text-properties fo:font-variant="normal" fo:text-transform="none" fo:color="#202122" fo:font-size="22pt" fo:letter-spacing="normal" officeooo:rsid="00e6516e" officeooo:paragraph-rsid="00e6516e" style:font-name-asian="sans-serif" style:font-size-asian="22pt" style:font-style-asian="normal" style:font-weight-asian="normal" style:font-size-complex="22pt"/>
    </style:style>
    <style:style style:name="P76" style:family="paragraph" style:parent-style-name="Standard">
      <style:text-properties fo:font-variant="normal" fo:text-transform="none" fo:color="#202122" fo:font-size="22pt" fo:letter-spacing="normal" officeooo:rsid="00ed694e" officeooo:paragraph-rsid="00ed694e" style:font-name-asian="sans-serif" style:font-size-asian="22pt" style:font-style-asian="normal" style:font-weight-asian="normal" style:font-size-complex="22pt"/>
    </style:style>
    <style:style style:name="P77" style:family="paragraph" style:parent-style-name="Standard">
      <style:text-properties fo:font-variant="normal" fo:text-transform="none" fo:color="#202122" fo:font-size="22pt" fo:letter-spacing="normal" officeooo:rsid="00ef3d91" officeooo:paragraph-rsid="00ef3d91" style:font-name-asian="sans-serif" style:font-size-asian="22pt" style:font-style-asian="normal" style:font-weight-asian="normal" style:font-size-complex="22pt"/>
    </style:style>
    <style:style style:name="P78" style:family="paragraph" style:parent-style-name="Standard">
      <style:text-properties fo:font-variant="normal" fo:text-transform="none" fo:color="#202122" fo:font-size="22pt" fo:letter-spacing="normal" officeooo:rsid="00ef54cb" officeooo:paragraph-rsid="00ef54cb" style:font-name-asian="sans-serif" style:font-size-asian="22pt" style:font-style-asian="normal" style:font-weight-asian="normal" style:font-size-complex="22pt"/>
    </style:style>
    <style:style style:name="P79" style:family="paragraph" style:parent-style-name="Standard">
      <style:text-properties fo:font-variant="normal" fo:text-transform="none" fo:color="#202122" fo:font-size="22pt" fo:letter-spacing="normal" officeooo:rsid="00f2b748" officeooo:paragraph-rsid="00f2b748" style:font-name-asian="sans-serif" style:font-size-asian="22pt" style:font-style-asian="normal" style:font-weight-asian="normal" style:font-size-complex="22pt"/>
    </style:style>
    <style:style style:name="P80" style:family="paragraph" style:parent-style-name="Standard">
      <style:text-properties fo:font-variant="normal" fo:text-transform="none" fo:color="#202122" fo:font-size="22pt" fo:letter-spacing="normal" officeooo:rsid="00f3f5a1" officeooo:paragraph-rsid="00f3f5a1" style:font-name-asian="sans-serif" style:font-size-asian="22pt" style:font-style-asian="normal" style:font-weight-asian="normal" style:font-size-complex="22pt"/>
    </style:style>
    <style:style style:name="P81" style:family="paragraph" style:parent-style-name="Standard">
      <style:text-properties fo:font-variant="normal" fo:text-transform="none" fo:color="#202122" fo:font-size="22pt" fo:letter-spacing="normal" officeooo:rsid="00f60ca6" officeooo:paragraph-rsid="00f60ca6" style:font-name-asian="sans-serif" style:font-size-asian="22pt" style:font-style-asian="normal" style:font-weight-asian="normal" style:font-size-complex="22pt"/>
    </style:style>
    <style:style style:name="P82" style:family="paragraph" style:parent-style-name="Standard">
      <style:text-properties fo:font-variant="normal" fo:text-transform="none" fo:color="#202122" fo:font-size="22pt" fo:letter-spacing="normal" officeooo:rsid="00f6487c" officeooo:paragraph-rsid="00f6487c" style:font-name-asian="sans-serif" style:font-size-asian="22pt" style:font-style-asian="normal" style:font-weight-asian="normal" style:font-size-complex="22pt"/>
    </style:style>
    <style:style style:name="P83" style:family="paragraph" style:parent-style-name="Standard">
      <style:text-properties fo:font-variant="normal" fo:text-transform="none" fo:color="#202122" fo:font-size="22pt" fo:letter-spacing="normal" officeooo:rsid="00f783fb" officeooo:paragraph-rsid="00f783fb" style:font-name-asian="sans-serif" style:font-size-asian="22pt" style:font-style-asian="normal" style:font-weight-asian="normal" style:font-size-complex="22pt"/>
    </style:style>
    <style:style style:name="P84" style:family="paragraph" style:parent-style-name="Standard">
      <style:text-properties fo:font-variant="normal" fo:text-transform="none" fo:color="#202122" fo:font-size="22pt" fo:letter-spacing="normal" officeooo:rsid="00fb5279" officeooo:paragraph-rsid="00fb5279" style:font-name-asian="sans-serif" style:font-size-asian="22pt" style:font-style-asian="normal" style:font-weight-asian="normal" style:font-size-complex="22pt"/>
    </style:style>
    <style:style style:name="P85" style:family="paragraph" style:parent-style-name="Standard">
      <style:text-properties fo:font-variant="normal" fo:text-transform="none" fo:color="#202122" fo:font-size="22pt" fo:letter-spacing="normal" officeooo:rsid="00fe7b8a" officeooo:paragraph-rsid="00fe7b8a" style:font-name-asian="sans-serif" style:font-size-asian="22pt" style:font-style-asian="normal" style:font-weight-asian="normal" style:font-size-complex="22pt"/>
    </style:style>
    <style:style style:name="P86" style:family="paragraph" style:parent-style-name="Standard">
      <style:text-properties fo:font-variant="normal" fo:text-transform="none" fo:color="#202122" fo:font-size="22pt" fo:letter-spacing="normal" officeooo:rsid="010093cd" officeooo:paragraph-rsid="010093cd" style:font-name-asian="sans-serif" style:font-size-asian="22pt" style:font-style-asian="normal" style:font-weight-asian="normal" style:font-size-complex="22pt"/>
    </style:style>
    <style:style style:name="P87" style:family="paragraph" style:parent-style-name="Standard">
      <style:text-properties fo:font-variant="normal" fo:text-transform="none" fo:color="#202122" fo:font-size="22pt" fo:letter-spacing="normal" officeooo:rsid="0103b96e" officeooo:paragraph-rsid="0103b96e" style:font-name-asian="sans-serif" style:font-size-asian="22pt" style:font-style-asian="normal" style:font-weight-asian="normal" style:font-size-complex="22pt"/>
    </style:style>
    <style:style style:name="P88" style:family="paragraph" style:parent-style-name="Standard">
      <style:text-properties fo:font-variant="normal" fo:text-transform="none" fo:color="#202122" fo:font-size="22pt" fo:letter-spacing="normal" officeooo:rsid="0106a6e7" officeooo:paragraph-rsid="0106a6e7" style:font-name-asian="sans-serif" style:font-size-asian="22pt" style:font-style-asian="normal" style:font-weight-asian="normal" style:font-size-complex="22pt"/>
    </style:style>
    <style:style style:name="P89" style:family="paragraph" style:parent-style-name="Standard">
      <style:text-properties fo:font-variant="normal" fo:text-transform="none" fo:color="#202122" fo:font-size="22pt" fo:letter-spacing="normal" officeooo:rsid="010930ec" officeooo:paragraph-rsid="010930ec" style:font-name-asian="sans-serif" style:font-size-asian="22pt" style:font-style-asian="normal" style:font-weight-asian="normal" style:font-size-complex="22pt"/>
    </style:style>
    <style:style style:name="P90" style:family="paragraph" style:parent-style-name="Standard">
      <style:text-properties fo:font-variant="normal" fo:text-transform="none" fo:color="#202122" fo:font-size="22pt" fo:letter-spacing="normal" officeooo:rsid="010a1b01" officeooo:paragraph-rsid="010a1b01" style:font-name-asian="sans-serif" style:font-size-asian="22pt" style:font-style-asian="normal" style:font-weight-asian="normal" style:font-size-complex="22pt"/>
    </style:style>
    <style:style style:name="P91" style:family="paragraph" style:parent-style-name="Standard">
      <style:text-properties fo:font-variant="normal" fo:text-transform="none" fo:color="#202122" fo:font-size="22pt" fo:letter-spacing="normal" officeooo:rsid="010cec86" officeooo:paragraph-rsid="010cec86" style:font-name-asian="sans-serif" style:font-size-asian="22pt" style:font-style-asian="normal" style:font-weight-asian="normal" style:font-size-complex="22pt"/>
    </style:style>
    <style:style style:name="P92" style:family="paragraph" style:parent-style-name="Standard">
      <style:text-properties fo:font-variant="normal" fo:text-transform="none" fo:color="#202122" fo:font-size="22pt" fo:letter-spacing="normal" officeooo:rsid="010e606a" officeooo:paragraph-rsid="010e606a" style:font-name-asian="sans-serif" style:font-size-asian="22pt" style:font-style-asian="normal" style:font-weight-asian="normal" style:font-size-complex="22pt"/>
    </style:style>
    <style:style style:name="P93" style:family="paragraph" style:parent-style-name="Standard">
      <style:text-properties fo:font-variant="normal" fo:text-transform="none" fo:color="#202122" fo:font-size="22pt" fo:letter-spacing="normal" officeooo:rsid="010e606a" officeooo:paragraph-rsid="010f7f05" style:font-name-asian="sans-serif" style:font-size-asian="22pt" style:font-style-asian="normal" style:font-weight-asian="normal" style:font-size-complex="22pt"/>
    </style:style>
    <style:style style:name="P94" style:family="paragraph" style:parent-style-name="Standard">
      <style:text-properties fo:font-variant="normal" fo:text-transform="none" fo:color="#202122" fo:font-size="22pt" fo:letter-spacing="normal" officeooo:rsid="010e606a" officeooo:paragraph-rsid="0110daa8" style:font-name-asian="sans-serif" style:font-size-asian="22pt" style:font-style-asian="normal" style:font-weight-asian="normal" style:font-size-complex="22pt"/>
    </style:style>
    <style:style style:name="P95" style:family="paragraph" style:parent-style-name="Standard">
      <style:text-properties fo:font-variant="normal" fo:text-transform="none" fo:color="#202122" fo:font-size="22pt" fo:letter-spacing="normal" officeooo:rsid="010f7f05" officeooo:paragraph-rsid="010f7f05" style:font-name-asian="sans-serif" style:font-size-asian="22pt" style:font-style-asian="normal" style:font-weight-asian="normal" style:font-size-complex="22pt"/>
    </style:style>
    <style:style style:name="P96" style:family="paragraph" style:parent-style-name="Standard">
      <style:text-properties fo:font-variant="normal" fo:text-transform="none" fo:color="#202122" fo:font-size="22pt" fo:letter-spacing="normal" officeooo:rsid="01126449" officeooo:paragraph-rsid="01126449" style:font-name-asian="sans-serif" style:font-size-asian="22pt" style:font-style-asian="normal" style:font-weight-asian="normal" style:font-size-complex="22pt"/>
    </style:style>
    <style:style style:name="P97" style:family="paragraph" style:parent-style-name="Standard">
      <style:text-properties fo:font-variant="normal" fo:text-transform="none" fo:color="#202122" fo:font-size="22pt" fo:letter-spacing="normal" officeooo:rsid="015c7aa5" officeooo:paragraph-rsid="015c7aa5" style:font-name-asian="sans-serif" style:font-size-asian="22pt" style:font-style-asian="normal" style:font-weight-asian="normal" style:font-size-complex="22pt"/>
    </style:style>
    <style:style style:name="P98" style:family="paragraph" style:parent-style-name="Standard">
      <style:text-properties fo:font-variant="normal" fo:text-transform="none" fo:color="#202122" fo:font-size="12pt" fo:letter-spacing="normal" officeooo:rsid="00d54550" officeooo:paragraph-rsid="00d54550" style:font-name-asian="sans-serif" style:font-size-asian="12pt" style:font-style-asian="normal" style:font-weight-asian="normal" style:font-size-complex="12pt"/>
    </style:style>
    <style:style style:name="P99" style:family="paragraph" style:parent-style-name="Standard">
      <style:text-properties fo:font-variant="normal" fo:text-transform="none" fo:color="#202122" fo:font-size="12pt" fo:letter-spacing="normal" officeooo:rsid="00dac980" officeooo:paragraph-rsid="00dac980" style:font-name-asian="sans-serif" style:font-size-asian="12pt" style:font-style-asian="normal" style:font-weight-asian="normal" style:font-size-complex="12pt"/>
    </style:style>
    <style:style style:name="P100" style:family="paragraph" style:parent-style-name="Standard">
      <style:text-properties fo:font-variant="normal" fo:text-transform="none" fo:color="#202122" fo:font-size="12pt" fo:letter-spacing="normal" officeooo:rsid="00ddf4c1" officeooo:paragraph-rsid="00ddf4c1" style:font-name-asian="sans-serif" style:font-size-asian="12pt" style:font-style-asian="normal" style:font-weight-asian="normal" style:font-size-complex="12pt"/>
    </style:style>
    <style:style style:name="P101" style:family="paragraph" style:parent-style-name="Standard">
      <style:text-properties fo:font-variant="normal" fo:text-transform="none" fo:color="#202122" fo:font-size="12pt" fo:letter-spacing="normal" officeooo:rsid="00e32bbb" officeooo:paragraph-rsid="00e32bbb" style:font-name-asian="sans-serif" style:font-size-asian="12pt" style:font-style-asian="normal" style:font-weight-asian="normal" style:font-size-complex="12pt"/>
    </style:style>
    <style:style style:name="P102" style:family="paragraph" style:parent-style-name="Standard">
      <style:paragraph-properties fo:orphans="2" fo:widows="2"/>
      <style:text-properties fo:font-variant="normal" fo:text-transform="none" fo:letter-spacing="normal"/>
    </style:style>
    <style:style style:name="P103" style:family="paragraph" style:parent-style-name="Standard">
      <style:paragraph-properties fo:orphans="2" fo:widows="2"/>
      <style:text-properties fo:font-variant="normal" fo:text-transform="none" fo:letter-spacing="normal" officeooo:paragraph-rsid="00f42be1"/>
    </style:style>
    <style:style style:name="P104" style:family="paragraph" style:parent-style-name="Standard">
      <style:paragraph-properties fo:orphans="2" fo:widows="2"/>
      <style:text-properties fo:font-variant="normal" fo:text-transform="none" fo:letter-spacing="normal" officeooo:paragraph-rsid="0117578c"/>
    </style:style>
    <style:style style:name="P105" style:family="paragraph" style:parent-style-name="Standard">
      <style:paragraph-properties fo:orphans="2" fo:widows="2"/>
      <style:text-properties fo:font-variant="normal" fo:text-transform="none" fo:letter-spacing="normal" style:font-name-asian="apple-system" style:font-size-asian="10.5pt" style:font-style-asian="normal" style:font-weight-asian="normal"/>
    </style:style>
    <style:style style:name="P106" style:family="paragraph" style:parent-style-name="Standard">
      <style:paragraph-properties fo:orphans="2" fo:widows="2"/>
      <style:text-properties fo:font-variant="normal" fo:text-transform="none" fo:letter-spacing="normal" officeooo:paragraph-rsid="011582bc" style:font-name-asian="apple-system" style:font-size-asian="10.5pt" style:font-style-asian="normal" style:font-weight-asian="normal"/>
    </style:style>
    <style:style style:name="P107" style:family="paragraph" style:parent-style-name="Standard">
      <style:paragraph-properties fo:orphans="2" fo:widows="2"/>
      <style:text-properties fo:font-variant="normal" fo:text-transform="none" fo:letter-spacing="normal" officeooo:paragraph-rsid="0118272e" style:font-name-asian="apple-system" style:font-size-asian="10.5pt" style:font-style-asian="normal" style:font-weight-asian="normal"/>
    </style:style>
    <style:style style:name="P108" style:family="paragraph" style:parent-style-name="Standard">
      <style:paragraph-properties fo:orphans="2" fo:widows="2"/>
      <style:text-properties fo:font-variant="normal" fo:text-transform="none" fo:letter-spacing="normal" officeooo:paragraph-rsid="01187bfb" style:font-name-asian="apple-system" style:font-size-asian="10.5pt" style:font-style-asian="normal" style:font-weight-asian="normal"/>
    </style:style>
    <style:style style:name="P109" style:family="paragraph" style:parent-style-name="Standard">
      <style:paragraph-properties fo:orphans="2" fo:widows="2"/>
      <style:text-properties fo:font-variant="normal" fo:text-transform="none" fo:letter-spacing="normal" officeooo:paragraph-rsid="011a5688" style:font-name-asian="apple-system" style:font-size-asian="10.5pt" style:font-style-asian="normal" style:font-weight-asian="normal"/>
    </style:style>
    <style:style style:name="P110" style:family="paragraph" style:parent-style-name="Standard">
      <style:paragraph-properties fo:orphans="2" fo:widows="2"/>
      <style:text-properties fo:font-variant="normal" fo:text-transform="none" fo:letter-spacing="normal" officeooo:paragraph-rsid="011c271a" style:font-name-asian="apple-system" style:font-size-asian="10.5pt" style:font-style-asian="normal" style:font-weight-asian="normal"/>
    </style:style>
    <style:style style:name="P111" style:family="paragraph" style:parent-style-name="Standard">
      <style:paragraph-properties fo:orphans="2" fo:widows="2"/>
      <style:text-properties fo:font-variant="normal" fo:text-transform="none" fo:letter-spacing="normal" officeooo:rsid="011582bc" officeooo:paragraph-rsid="0117578c" style:font-name-asian="apple-system" style:font-size-asian="10.5pt" style:font-style-asian="normal" style:font-weight-asian="normal"/>
    </style:style>
    <style:style style:name="P112" style:family="paragraph" style:parent-style-name="Standard">
      <style:paragraph-properties fo:orphans="2" fo:widows="2"/>
      <style:text-properties fo:font-variant="normal" fo:text-transform="none" fo:letter-spacing="normal" officeooo:rsid="0117578c" officeooo:paragraph-rsid="0117578c" style:font-name-asian="apple-system" style:font-size-asian="10.5pt" style:font-style-asian="normal" style:font-weight-asian="normal"/>
    </style:style>
    <style:style style:name="P113" style:family="paragraph" style:parent-style-name="Standard">
      <style:paragraph-properties fo:orphans="2" fo:widows="2"/>
      <style:text-properties fo:font-variant="normal" fo:text-transform="none" fo:letter-spacing="normal" officeooo:rsid="0117578c" officeooo:paragraph-rsid="011c271a" style:font-name-asian="apple-system" style:font-size-asian="10.5pt" style:font-style-asian="normal" style:font-weight-asian="normal"/>
    </style:style>
    <style:style style:name="P114" style:family="paragraph" style:parent-style-name="Standard">
      <style:paragraph-properties fo:orphans="2" fo:widows="2"/>
      <style:text-properties fo:font-variant="normal" fo:text-transform="none" fo:letter-spacing="normal" officeooo:rsid="0117578c" officeooo:paragraph-rsid="011dfb33" style:font-name-asian="apple-system" style:font-size-asian="10.5pt" style:font-style-asian="normal" style:font-weight-asian="normal"/>
    </style:style>
    <style:style style:name="P115" style:family="paragraph" style:parent-style-name="Standard">
      <style:paragraph-properties fo:orphans="2" fo:widows="2"/>
      <style:text-properties fo:font-variant="normal" fo:text-transform="none" fo:letter-spacing="normal" officeooo:rsid="011c271a" officeooo:paragraph-rsid="011c271a" style:font-name-asian="apple-system" style:font-size-asian="10.5pt" style:font-style-asian="normal" style:font-weight-asian="normal"/>
    </style:style>
    <style:style style:name="P116" style:family="paragraph" style:parent-style-name="Standard">
      <style:paragraph-properties fo:orphans="2" fo:widows="2"/>
      <style:text-properties fo:font-variant="normal" fo:text-transform="none" fo:letter-spacing="normal" officeooo:rsid="011dfb33" officeooo:paragraph-rsid="011dfb33" style:font-name-asian="apple-system" style:font-size-asian="10.5pt" style:font-style-asian="normal" style:font-weight-asian="normal"/>
    </style:style>
    <style:style style:name="P117" style:family="paragraph" style:parent-style-name="Standard">
      <style:paragraph-properties fo:orphans="2" fo:widows="2"/>
      <style:text-properties fo:font-variant="normal" fo:text-transform="none" fo:letter-spacing="normal" officeooo:rsid="011dfb33" officeooo:paragraph-rsid="011e5168" style:font-name-asian="apple-system" style:font-size-asian="10.5pt" style:font-style-asian="normal" style:font-weight-asian="normal"/>
    </style:style>
    <style:style style:name="P118" style:family="paragraph" style:parent-style-name="Standard">
      <style:paragraph-properties fo:orphans="2" fo:widows="2"/>
      <style:text-properties fo:font-variant="normal" fo:text-transform="none" fo:letter-spacing="normal" officeooo:rsid="011f8e93" officeooo:paragraph-rsid="011f8e93" style:font-name-asian="apple-system" style:font-size-asian="10.5pt" style:font-style-asian="normal" style:font-weight-asian="normal"/>
    </style:style>
    <style:style style:name="P119" style:family="paragraph" style:parent-style-name="Standard">
      <style:paragraph-properties fo:orphans="2" fo:widows="2"/>
      <style:text-properties fo:font-variant="normal" fo:text-transform="none" fo:letter-spacing="normal" officeooo:rsid="011ff144" officeooo:paragraph-rsid="011ff144" style:font-name-asian="apple-system" style:font-size-asian="10.5pt" style:font-style-asian="normal" style:font-weight-asian="normal"/>
    </style:style>
    <style:style style:name="P120" style:family="paragraph" style:parent-style-name="Standard">
      <style:paragraph-properties fo:orphans="2" fo:widows="2"/>
      <style:text-properties fo:font-variant="normal" fo:text-transform="none" fo:letter-spacing="normal" officeooo:rsid="01206e97" officeooo:paragraph-rsid="01206e97" style:font-name-asian="apple-system" style:font-size-asian="10.5pt" style:font-style-asian="normal" style:font-weight-asian="normal"/>
    </style:style>
    <style:style style:name="P121" style:family="paragraph" style:parent-style-name="Standard">
      <style:paragraph-properties fo:orphans="2" fo:widows="2"/>
      <style:text-properties fo:font-variant="normal" fo:text-transform="none" fo:letter-spacing="normal" officeooo:rsid="012268b1" officeooo:paragraph-rsid="01206e97" style:font-name-asian="apple-system" style:font-size-asian="10.5pt" style:font-style-asian="normal" style:font-weight-asian="normal"/>
    </style:style>
    <style:style style:name="P122" style:family="paragraph" style:parent-style-name="Standard">
      <style:paragraph-properties fo:orphans="2" fo:widows="2"/>
      <style:text-properties fo:font-variant="normal" fo:text-transform="none" fo:letter-spacing="normal" officeooo:rsid="01230809" officeooo:paragraph-rsid="01230809" style:font-name-asian="apple-system" style:font-size-asian="10.5pt" style:font-style-asian="normal" style:font-weight-asian="normal"/>
    </style:style>
    <style:style style:name="P123" style:family="paragraph" style:parent-style-name="Standard">
      <style:paragraph-properties fo:orphans="2" fo:widows="2"/>
      <style:text-properties fo:font-variant="normal" fo:text-transform="none" fo:letter-spacing="normal" officeooo:rsid="0124c097" officeooo:paragraph-rsid="0124c097" style:font-name-asian="apple-system" style:font-size-asian="10.5pt" style:font-style-asian="normal" style:font-weight-asian="normal"/>
    </style:style>
    <style:style style:name="P124" style:family="paragraph" style:parent-style-name="Standard">
      <style:paragraph-properties fo:orphans="2" fo:widows="2"/>
      <style:text-properties fo:font-variant="normal" fo:text-transform="none" fo:letter-spacing="normal" officeooo:rsid="012a9595" officeooo:paragraph-rsid="012a9595" style:font-name-asian="apple-system" style:font-size-asian="10.5pt" style:font-style-asian="normal" style:font-weight-asian="normal"/>
    </style:style>
    <style:style style:name="P125" style:family="paragraph" style:parent-style-name="Standard">
      <style:paragraph-properties fo:orphans="2" fo:widows="2"/>
      <style:text-properties fo:font-variant="normal" fo:text-transform="none" fo:letter-spacing="normal" officeooo:rsid="012b8c48" officeooo:paragraph-rsid="012b8c48" style:font-name-asian="apple-system" style:font-size-asian="10.5pt" style:font-style-asian="normal" style:font-weight-asian="normal"/>
    </style:style>
    <style:style style:name="P126" style:family="paragraph" style:parent-style-name="Standard">
      <style:paragraph-properties fo:orphans="2" fo:widows="2"/>
      <style:text-properties fo:font-variant="normal" fo:text-transform="none" fo:letter-spacing="normal" officeooo:rsid="013e704c" officeooo:paragraph-rsid="013e704c" style:font-name-asian="apple-system" style:font-size-asian="10.5pt" style:font-style-asian="normal" style:font-weight-asian="normal"/>
    </style:style>
    <style:style style:name="P127" style:family="paragraph" style:parent-style-name="Standard">
      <style:paragraph-properties fo:orphans="2" fo:widows="2"/>
      <style:text-properties fo:font-variant="normal" fo:text-transform="none" fo:letter-spacing="normal" officeooo:rsid="013ed02d" officeooo:paragraph-rsid="013ed02d" style:font-name-asian="apple-system" style:font-size-asian="10.5pt" style:font-style-asian="normal" style:font-weight-asian="normal"/>
    </style:style>
    <style:style style:name="P128" style:family="paragraph" style:parent-style-name="Standard">
      <style:paragraph-properties fo:orphans="2" fo:widows="2"/>
      <style:text-properties fo:font-variant="normal" fo:text-transform="none" fo:letter-spacing="normal" officeooo:rsid="013ed02d" officeooo:paragraph-rsid="01403564" style:font-name-asian="apple-system" style:font-size-asian="10.5pt" style:font-style-asian="normal" style:font-weight-asian="normal"/>
    </style:style>
    <style:style style:name="P129" style:family="paragraph" style:parent-style-name="Standard">
      <style:text-properties fo:font-variant="normal" fo:text-transform="none" fo:letter-spacing="normal" officeooo:paragraph-rsid="018b30e2" style:font-name-asian="sans-serif" style:font-size-asian="19.25pt" style:font-style-asian="normal" style:font-weight-asian="normal"/>
    </style:style>
    <style:style style:name="P130" style:family="paragraph" style:parent-style-name="Standard">
      <style:text-properties fo:font-variant="normal" fo:text-transform="none" fo:letter-spacing="normal" officeooo:paragraph-rsid="01ad2509" style:font-name-asian="sans-serif" style:font-size-asian="12pt" style:font-style-asian="normal" style:font-weight-asian="normal"/>
    </style:style>
    <style:style style:name="P131" style:family="paragraph" style:parent-style-name="Standard">
      <style:text-properties fo:font-variant="normal" fo:text-transform="none" fo:letter-spacing="normal" officeooo:paragraph-rsid="01aff77f" style:font-name-asian="sans-serif" style:font-size-asian="22pt" style:font-style-asian="normal" style:font-weight-asian="normal"/>
    </style:style>
    <style:style style:name="P132" style:family="paragraph" style:parent-style-name="Standard">
      <style:text-properties fo:font-variant="normal" fo:text-transform="none" fo:letter-spacing="normal" officeooo:paragraph-rsid="0197e64d"/>
    </style:style>
    <style:style style:name="P133" style:family="paragraph" style:parent-style-name="Standard">
      <style:text-properties fo:font-variant="normal" fo:text-transform="none" fo:letter-spacing="normal" officeooo:paragraph-rsid="01b89757"/>
    </style:style>
    <style:style style:name="P134" style:family="paragraph" style:parent-style-name="Standard">
      <style:paragraph-properties fo:orphans="2" fo:widows="2"/>
      <style:text-properties fo:font-variant="normal" fo:text-transform="none" fo:color="#d4d4d4" style:font-name="Droid Sans Mono" fo:font-size="12pt" fo:letter-spacing="normal" fo:font-weight="normal" officeooo:rsid="012a9595" officeooo:paragraph-rsid="012a9595" fo:background-color="#1e1e1e" style:font-name-asian="apple-system" style:font-size-asian="10.5pt" style:font-style-asian="normal" style:font-weight-asian="normal"/>
    </style:style>
    <style:style style:name="P135" style:family="paragraph" style:parent-style-name="Standard">
      <style:paragraph-properties fo:orphans="2" fo:widows="2"/>
    </style:style>
    <style:style style:name="P136" style:family="paragraph" style:parent-style-name="Standard">
      <style:paragraph-properties fo:orphans="2" fo:widows="2"/>
      <style:text-properties officeooo:paragraph-rsid="0117578c"/>
    </style:style>
    <style:style style:name="P137" style:family="paragraph" style:parent-style-name="Standard">
      <style:paragraph-properties style:line-height-at-least="0.2291in"/>
      <style:text-properties fo:color="#6a9955" style:font-name="Droid Sans Mono" fo:font-size="12pt" fo:font-weight="normal" fo:background-color="#1e1e1e"/>
    </style:style>
    <style:style style:name="P138" style:family="paragraph" style:parent-style-name="Standard">
      <style:paragraph-properties style:line-height-at-least="0.2291in"/>
    </style:style>
    <style:style style:name="P139" style:family="paragraph" style:parent-style-name="Standard">
      <style:text-properties officeooo:paragraph-rsid="015c7aa5"/>
    </style:style>
    <style:style style:name="P140" style:family="paragraph" style:parent-style-name="Standard">
      <style:text-properties fo:font-size="12pt" officeooo:paragraph-rsid="016532f5" style:font-size-asian="12pt" style:font-size-complex="12pt"/>
    </style:style>
    <style:style style:name="P141" style:family="paragraph" style:parent-style-name="Standard">
      <style:text-properties fo:font-size="12pt" officeooo:paragraph-rsid="017e83ec" style:font-size-asian="12pt" style:font-size-complex="12pt"/>
    </style:style>
    <style:style style:name="P142" style:family="paragraph" style:parent-style-name="Standard">
      <style:text-properties fo:font-size="12pt" officeooo:paragraph-rsid="01813cd6" style:font-size-asian="12pt" style:font-size-complex="12pt"/>
    </style:style>
    <style:style style:name="P143" style:family="paragraph" style:parent-style-name="Standard">
      <style:text-properties fo:font-size="12pt" officeooo:paragraph-rsid="0177f77a" style:font-size-asian="12pt" style:font-size-complex="12pt"/>
    </style:style>
    <style:style style:name="P144" style:family="paragraph" style:parent-style-name="Standard">
      <style:text-properties fo:font-size="12pt" officeooo:paragraph-rsid="017a2fbe" style:font-size-asian="12pt" style:font-size-complex="12pt"/>
    </style:style>
    <style:style style:name="P145" style:family="paragraph" style:parent-style-name="Preformatted_20_Text">
      <style:text-properties fo:font-variant="normal" fo:text-transform="none" fo:color="#24292f" style:font-name="ui-monospace" fo:font-size="9.75pt" fo:letter-spacing="normal" fo:font-style="normal" fo:font-weight="normal" officeooo:rsid="002188ae" officeooo:paragraph-rsid="002188ae" style:font-size-asian="22pt" style:font-size-complex="22pt"/>
    </style:style>
    <style:style style:name="P146" style:family="paragraph" style:parent-style-name="Heading_20_2">
      <style:text-properties fo:font-variant="normal" fo:text-transform="none" fo:color="#fb4040" style:font-name="Muli" fo:font-size="24.75pt" fo:letter-spacing="normal" fo:font-style="normal" fo:font-weight="normal" officeooo:rsid="002a3486" officeooo:paragraph-rsid="002e1a7b" style:font-size-asian="22pt" style:font-size-complex="22pt" loext:padding="0in" loext:border="none"/>
    </style:style>
    <style:style style:name="P147" style:family="paragraph" style:parent-style-name="Text_20_body">
      <style:text-properties fo:font-size="22pt" style:font-size-asian="22pt" style:font-size-complex="22pt"/>
    </style:style>
    <style:style style:name="P148" style:family="paragraph" style:parent-style-name="Text_20_body">
      <style:text-properties fo:font-size="22pt" officeooo:rsid="0047b79f" officeooo:paragraph-rsid="0047b79f" style:font-size-asian="22pt" style:font-size-complex="22pt"/>
    </style:style>
    <style:style style:name="P149" style:family="paragraph" style:parent-style-name="Text_20_body">
      <style:text-properties fo:font-size="22pt" officeooo:paragraph-rsid="004ac92b" style:font-size-asian="22pt" style:font-size-complex="22pt"/>
    </style:style>
    <style:style style:name="P150" style:family="paragraph" style:parent-style-name="Text_20_body">
      <style:text-properties fo:font-size="22pt" officeooo:rsid="004d8249" officeooo:paragraph-rsid="004d8249" style:font-size-asian="22pt" style:font-size-complex="22pt"/>
    </style:style>
    <style:style style:name="P151" style:family="paragraph" style:parent-style-name="Text_20_body">
      <style:text-properties officeooo:rsid="0044d229"/>
    </style:style>
    <style:style style:name="P152" style:family="paragraph" style:parent-style-name="Text_20_body">
      <style:text-properties fo:font-variant="normal" fo:text-transform="none" fo:color="#202122" fo:font-size="22pt" fo:letter-spacing="normal" officeooo:rsid="00401a48" style:font-name-asian="sans-serif" style:font-size-asian="22pt" style:font-style-asian="normal" style:font-weight-asian="normal" style:font-size-complex="22pt"/>
    </style:style>
    <style:style style:name="P153" style:family="paragraph" style:parent-style-name="Text_20_body">
      <style:text-properties fo:font-variant="normal" fo:text-transform="none" fo:color="#202122" fo:font-size="22pt" fo:letter-spacing="normal" officeooo:rsid="00401a48" officeooo:paragraph-rsid="0047b0b1" style:font-name-asian="sans-serif" style:font-size-asian="22pt" style:font-style-asian="normal" style:font-weight-asian="normal" style:font-size-complex="22pt"/>
    </style:style>
    <style:style style:name="P154" style:family="paragraph" style:parent-style-name="Text_20_body">
      <style:text-properties fo:font-variant="normal" fo:text-transform="none" fo:color="#202122" fo:font-size="22pt" fo:letter-spacing="normal" officeooo:rsid="00401a48" officeooo:paragraph-rsid="00555c59" style:font-name-asian="sans-serif" style:font-size-asian="22pt" style:font-style-asian="normal" style:font-weight-asian="normal" style:font-size-complex="22pt"/>
    </style:style>
    <style:style style:name="P155" style:family="paragraph" style:parent-style-name="Text_20_body">
      <style:text-properties fo:font-variant="normal" fo:text-transform="none" fo:color="#202122" fo:font-size="22pt" fo:letter-spacing="normal" officeooo:rsid="00417a2e" style:font-name-asian="sans-serif" style:font-size-asian="22pt" style:font-style-asian="normal" style:font-weight-asian="normal" style:font-size-complex="22pt"/>
    </style:style>
    <style:style style:name="P156" style:family="paragraph" style:parent-style-name="Text_20_body">
      <style:text-properties fo:font-variant="normal" fo:text-transform="none" fo:color="#202122" fo:font-size="22pt" fo:letter-spacing="normal" officeooo:rsid="00417a2e" officeooo:paragraph-rsid="0047b79f" style:font-name-asian="sans-serif" style:font-size-asian="22pt" style:font-style-asian="normal" style:font-weight-asian="normal" style:font-size-complex="22pt"/>
    </style:style>
    <style:style style:name="P157" style:family="paragraph" style:parent-style-name="Text_20_body">
      <style:text-properties fo:font-variant="normal" fo:text-transform="none" fo:color="#202122" fo:font-size="22pt" fo:letter-spacing="normal" officeooo:rsid="0047b79f" officeooo:paragraph-rsid="0047b79f" style:font-name-asian="sans-serif" style:font-size-asian="22pt" style:font-style-asian="normal" style:font-weight-asian="normal" style:font-size-complex="22pt"/>
    </style:style>
    <style:style style:name="P158" style:family="paragraph" style:parent-style-name="Text_20_body">
      <style:text-properties fo:font-variant="normal" fo:text-transform="none" fo:color="#202122" fo:font-size="22pt" fo:letter-spacing="normal" officeooo:rsid="0042a2a6" officeooo:paragraph-rsid="004ac92b" style:font-name-asian="sans-serif" style:font-size-asian="22pt" style:font-style-asian="normal" style:font-weight-asian="normal" style:font-size-complex="22pt"/>
    </style:style>
    <style:style style:name="P159" style:family="paragraph" style:parent-style-name="Text_20_body">
      <style:text-properties fo:font-variant="normal" fo:text-transform="none" fo:color="#202122" fo:font-size="22pt" fo:letter-spacing="normal" officeooo:rsid="004d8249" officeooo:paragraph-rsid="004d8249" style:font-name-asian="sans-serif" style:font-size-asian="22pt" style:font-style-asian="normal" style:font-weight-asian="normal" style:font-size-complex="22pt"/>
    </style:style>
    <style:style style:name="P160" style:family="paragraph" style:parent-style-name="Text_20_body">
      <style:text-properties fo:font-variant="normal" fo:text-transform="none" fo:color="#202122" fo:font-size="22pt" fo:letter-spacing="normal" officeooo:rsid="00523861" officeooo:paragraph-rsid="00523861" style:font-name-asian="sans-serif" style:font-size-asian="22pt" style:font-style-asian="normal" style:font-weight-asian="normal" style:font-size-complex="22pt"/>
    </style:style>
    <style:style style:name="P161" style:family="paragraph" style:parent-style-name="Text_20_body">
      <style:text-properties fo:font-variant="normal" fo:text-transform="none" fo:color="#202122" fo:font-size="22pt" fo:letter-spacing="normal" officeooo:rsid="0053bbc3" officeooo:paragraph-rsid="0053bbc3" style:font-name-asian="sans-serif" style:font-size-asian="22pt" style:font-style-asian="normal" style:font-weight-asian="normal" style:font-size-complex="22pt"/>
    </style:style>
    <style:style style:name="P162" style:family="paragraph" style:parent-style-name="Text_20_body">
      <style:text-properties fo:font-variant="normal" fo:text-transform="none" fo:color="#202122" fo:font-size="22pt" fo:letter-spacing="normal" officeooo:rsid="005b5a92" officeooo:paragraph-rsid="005b5a92" style:font-name-asian="sans-serif" style:font-size-asian="22pt" style:font-style-asian="normal" style:font-weight-asian="normal" style:font-size-complex="22pt"/>
    </style:style>
    <style:style style:name="P163" style:family="paragraph" style:parent-style-name="Text_20_body">
      <style:text-properties fo:font-variant="normal" fo:text-transform="none" fo:color="#202122" fo:font-size="22pt" fo:letter-spacing="normal" officeooo:rsid="005cff20" officeooo:paragraph-rsid="005cff20" style:font-name-asian="sans-serif" style:font-size-asian="22pt" style:font-style-asian="normal" style:font-weight-asian="normal" style:font-size-complex="22pt"/>
    </style:style>
    <style:style style:name="P164" style:family="paragraph" style:parent-style-name="Text_20_body">
      <style:text-properties fo:font-variant="normal" fo:text-transform="none" fo:color="#202122" fo:font-size="22pt" fo:letter-spacing="normal" officeooo:rsid="005ebbee" officeooo:paragraph-rsid="005ebbee" style:font-name-asian="sans-serif" style:font-size-asian="22pt" style:font-style-asian="normal" style:font-weight-asian="normal" style:font-size-complex="22pt"/>
    </style:style>
    <style:style style:name="P165" style:family="paragraph" style:parent-style-name="Text_20_body">
      <style:text-properties fo:font-variant="normal" fo:text-transform="none" fo:color="#202122" fo:font-size="22pt" fo:letter-spacing="normal" officeooo:rsid="006292a2" officeooo:paragraph-rsid="006292a2" style:font-name-asian="sans-serif" style:font-size-asian="22pt" style:font-style-asian="normal" style:font-weight-asian="normal" style:font-size-complex="22pt"/>
    </style:style>
    <style:style style:name="P166" style:family="paragraph" style:parent-style-name="Text_20_body">
      <style:text-properties fo:font-variant="normal" fo:text-transform="none" fo:color="#202122" fo:font-size="22pt" fo:letter-spacing="normal" officeooo:rsid="00654426" officeooo:paragraph-rsid="00654426" style:font-name-asian="sans-serif" style:font-size-asian="22pt" style:font-style-asian="normal" style:font-weight-asian="normal" style:font-size-complex="22pt"/>
    </style:style>
    <style:style style:name="P167" style:family="paragraph" style:parent-style-name="Text_20_body">
      <style:text-properties fo:font-variant="normal" fo:text-transform="none" fo:color="#202122" fo:font-size="22pt" fo:letter-spacing="normal" officeooo:rsid="00681f96" officeooo:paragraph-rsid="00681f96" style:font-name-asian="sans-serif" style:font-size-asian="22pt" style:font-style-asian="normal" style:font-weight-asian="normal" style:font-size-complex="22pt"/>
    </style:style>
    <style:style style:name="P168" style:family="paragraph" style:parent-style-name="Text_20_body">
      <style:text-properties fo:font-variant="normal" fo:text-transform="none" fo:color="#202122" fo:font-size="22pt" fo:letter-spacing="normal" officeooo:rsid="006c233e" officeooo:paragraph-rsid="007410f8" style:font-name-asian="sans-serif" style:font-size-asian="22pt" style:font-style-asian="normal" style:font-weight-asian="normal" style:font-size-complex="22pt"/>
    </style:style>
    <style:style style:name="P169" style:family="paragraph" style:parent-style-name="Text_20_body">
      <style:text-properties fo:font-variant="normal" fo:text-transform="none" fo:color="#202122" fo:font-size="22pt" fo:letter-spacing="normal" officeooo:rsid="006e8cf7" officeooo:paragraph-rsid="006e8cf7" style:font-name-asian="sans-serif" style:font-size-asian="22pt" style:font-style-asian="normal" style:font-weight-asian="normal" style:font-size-complex="22pt"/>
    </style:style>
    <style:style style:name="P170" style:family="paragraph" style:parent-style-name="Text_20_body">
      <style:text-properties fo:font-variant="normal" fo:text-transform="none" fo:color="#202122" fo:font-size="22pt" fo:letter-spacing="normal" officeooo:rsid="00753e54" officeooo:paragraph-rsid="00753e54" style:font-name-asian="sans-serif" style:font-size-asian="22pt" style:font-style-asian="normal" style:font-weight-asian="normal" style:font-size-complex="22pt"/>
    </style:style>
    <style:style style:name="P171" style:family="paragraph" style:parent-style-name="Text_20_body">
      <style:text-properties fo:font-variant="normal" fo:text-transform="none" fo:color="#202122" fo:font-size="22pt" fo:letter-spacing="normal" officeooo:rsid="007e509c" officeooo:paragraph-rsid="007e509c" style:font-name-asian="sans-serif" style:font-size-asian="22pt" style:font-style-asian="normal" style:font-weight-asian="normal" style:font-size-complex="22pt"/>
    </style:style>
    <style:style style:name="P172" style:family="paragraph" style:parent-style-name="Text_20_body">
      <style:text-properties fo:font-variant="normal" fo:text-transform="none" fo:color="#202122" fo:font-size="22pt" fo:letter-spacing="normal" officeooo:rsid="007f1e1f" officeooo:paragraph-rsid="007f1e1f" style:font-name-asian="sans-serif" style:font-size-asian="22pt" style:font-style-asian="normal" style:font-weight-asian="normal" style:font-size-complex="22pt"/>
    </style:style>
    <style:style style:name="P173" style:family="paragraph" style:parent-style-name="Text_20_body">
      <style:text-properties fo:font-variant="normal" fo:text-transform="none" fo:color="#202122" fo:font-size="22pt" fo:letter-spacing="normal" officeooo:rsid="00821968" officeooo:paragraph-rsid="00821968" style:font-name-asian="sans-serif" style:font-size-asian="22pt" style:font-style-asian="normal" style:font-weight-asian="normal" style:font-size-complex="22pt"/>
    </style:style>
    <style:style style:name="P174" style:family="paragraph" style:parent-style-name="Text_20_body">
      <style:text-properties fo:font-variant="normal" fo:text-transform="none" fo:color="#202122" fo:font-size="22pt" fo:letter-spacing="normal" officeooo:rsid="00838b03" officeooo:paragraph-rsid="00838f85" style:font-name-asian="sans-serif" style:font-size-asian="22pt" style:font-style-asian="normal" style:font-weight-asian="normal" style:font-size-complex="22pt"/>
    </style:style>
    <style:style style:name="P175" style:family="paragraph" style:parent-style-name="Text_20_body">
      <style:text-properties fo:font-variant="normal" fo:text-transform="none" fo:color="#202122" fo:font-size="22pt" fo:letter-spacing="normal" officeooo:rsid="0083e4b4" officeooo:paragraph-rsid="0083e4b4" style:font-name-asian="sans-serif" style:font-size-asian="22pt" style:font-style-asian="normal" style:font-weight-asian="normal" style:font-size-complex="22pt"/>
    </style:style>
    <style:style style:name="P176" style:family="paragraph" style:parent-style-name="Text_20_body">
      <style:text-properties fo:font-variant="normal" fo:text-transform="none" fo:color="#202122" fo:font-size="22pt" fo:letter-spacing="normal" officeooo:rsid="008448d4" officeooo:paragraph-rsid="008448d4" style:font-name-asian="sans-serif" style:font-size-asian="22pt" style:font-style-asian="normal" style:font-weight-asian="normal" style:font-size-complex="22pt"/>
    </style:style>
    <style:style style:name="P177" style:family="paragraph" style:parent-style-name="Text_20_body">
      <style:text-properties fo:font-variant="normal" fo:text-transform="none" fo:color="#202122" fo:font-size="22pt" fo:letter-spacing="normal" officeooo:rsid="00867b00" officeooo:paragraph-rsid="00867b00" style:font-name-asian="sans-serif" style:font-size-asian="22pt" style:font-style-asian="normal" style:font-weight-asian="normal" style:font-size-complex="22pt"/>
    </style:style>
    <style:style style:name="P178" style:family="paragraph" style:parent-style-name="Text_20_body">
      <style:text-properties fo:font-variant="normal" fo:text-transform="none" fo:color="#202122" fo:font-size="22pt" fo:letter-spacing="normal" officeooo:rsid="00871327" officeooo:paragraph-rsid="00871327" style:font-name-asian="sans-serif" style:font-size-asian="22pt" style:font-style-asian="normal" style:font-weight-asian="normal" style:font-size-complex="22pt"/>
    </style:style>
    <style:style style:name="P179" style:family="paragraph" style:parent-style-name="Text_20_body">
      <style:text-properties fo:font-variant="normal" fo:text-transform="none" fo:color="#202122" fo:font-size="22pt" fo:letter-spacing="normal" officeooo:rsid="00871327" officeooo:paragraph-rsid="008a3985" style:font-name-asian="sans-serif" style:font-size-asian="22pt" style:font-style-asian="normal" style:font-weight-asian="normal" style:font-size-complex="22pt"/>
    </style:style>
    <style:style style:name="P180" style:family="paragraph" style:parent-style-name="Text_20_body">
      <style:text-properties fo:font-variant="normal" fo:text-transform="none" fo:color="#202122" fo:font-size="22pt" fo:letter-spacing="normal" officeooo:rsid="00883cba" officeooo:paragraph-rsid="00883cba" style:font-name-asian="sans-serif" style:font-size-asian="22pt" style:font-style-asian="normal" style:font-weight-asian="normal" style:font-size-complex="22pt"/>
    </style:style>
    <style:style style:name="P181" style:family="paragraph" style:parent-style-name="Text_20_body">
      <style:text-properties fo:font-variant="normal" fo:text-transform="none" fo:color="#202122" fo:font-size="22pt" fo:letter-spacing="normal" officeooo:rsid="008a3985" officeooo:paragraph-rsid="008a3985" style:font-name-asian="sans-serif" style:font-size-asian="22pt" style:font-style-asian="normal" style:font-weight-asian="normal" style:font-size-complex="22pt"/>
    </style:style>
    <style:style style:name="P182" style:family="paragraph" style:parent-style-name="Text_20_body">
      <style:text-properties fo:font-variant="normal" fo:text-transform="none" fo:color="#202122" fo:font-size="22pt" fo:letter-spacing="normal" officeooo:rsid="008f2b48" officeooo:paragraph-rsid="008f2b48" style:font-name-asian="sans-serif" style:font-size-asian="22pt" style:font-style-asian="normal" style:font-weight-asian="normal" style:font-size-complex="22pt"/>
    </style:style>
    <style:style style:name="P183" style:family="paragraph" style:parent-style-name="Text_20_body">
      <style:text-properties fo:font-variant="normal" fo:text-transform="none" fo:color="#202122" fo:font-size="22pt" fo:letter-spacing="normal" officeooo:rsid="009018ca" officeooo:paragraph-rsid="009018ca" style:font-name-asian="sans-serif" style:font-size-asian="22pt" style:font-style-asian="normal" style:font-weight-asian="normal" style:font-size-complex="22pt"/>
    </style:style>
    <style:style style:name="P184" style:family="paragraph" style:parent-style-name="Text_20_body">
      <style:text-properties fo:font-variant="normal" fo:text-transform="none" fo:color="#202122" fo:font-size="22pt" fo:letter-spacing="normal" officeooo:rsid="00928acc" officeooo:paragraph-rsid="00928acc" style:font-name-asian="sans-serif" style:font-size-asian="22pt" style:font-style-asian="normal" style:font-weight-asian="normal" style:font-size-complex="22pt"/>
    </style:style>
    <style:style style:name="P185" style:family="paragraph" style:parent-style-name="Text_20_body">
      <style:text-properties fo:font-variant="normal" fo:text-transform="none" fo:color="#202122" fo:font-size="22pt" fo:letter-spacing="normal" officeooo:rsid="0094bb81" officeooo:paragraph-rsid="0094bb81" style:font-name-asian="sans-serif" style:font-size-asian="22pt" style:font-style-asian="normal" style:font-weight-asian="normal" style:font-size-complex="22pt"/>
    </style:style>
    <style:style style:name="P186" style:family="paragraph" style:parent-style-name="Text_20_body">
      <style:text-properties fo:font-variant="normal" fo:text-transform="none" fo:color="#202122" fo:font-size="22pt" fo:letter-spacing="normal" officeooo:rsid="00959d11" officeooo:paragraph-rsid="00959d11" style:font-name-asian="sans-serif" style:font-size-asian="22pt" style:font-style-asian="normal" style:font-weight-asian="normal" style:font-size-complex="22pt"/>
    </style:style>
    <style:style style:name="P187" style:family="paragraph" style:parent-style-name="Text_20_body">
      <style:text-properties fo:font-variant="normal" fo:text-transform="none" fo:color="#202122" fo:font-size="22pt" fo:letter-spacing="normal" officeooo:rsid="0096bd0e" officeooo:paragraph-rsid="0096bd0e" style:font-name-asian="sans-serif" style:font-size-asian="22pt" style:font-style-asian="normal" style:font-weight-asian="normal" style:font-size-complex="22pt"/>
    </style:style>
    <style:style style:name="P188" style:family="paragraph" style:parent-style-name="Text_20_body">
      <style:text-properties fo:font-variant="normal" fo:text-transform="none" fo:color="#202122" fo:font-size="22pt" fo:letter-spacing="normal" officeooo:rsid="00a15661" officeooo:paragraph-rsid="00a15661" style:font-name-asian="sans-serif" style:font-size-asian="22pt" style:font-style-asian="normal" style:font-weight-asian="normal" style:font-size-complex="22pt"/>
    </style:style>
    <style:style style:name="P189" style:family="paragraph" style:parent-style-name="Text_20_body">
      <style:text-properties fo:font-variant="normal" fo:text-transform="none" fo:color="#202122" fo:font-size="22pt" fo:letter-spacing="normal" officeooo:rsid="00a4aba6" officeooo:paragraph-rsid="00a4aba6" style:font-name-asian="sans-serif" style:font-size-asian="22pt" style:font-style-asian="normal" style:font-weight-asian="normal" style:font-size-complex="22pt"/>
    </style:style>
    <style:style style:name="P190" style:family="paragraph" style:parent-style-name="Text_20_body">
      <style:text-properties fo:font-variant="normal" fo:text-transform="none" fo:color="#202122" fo:font-size="22pt" fo:letter-spacing="normal" officeooo:rsid="00a8103a" officeooo:paragraph-rsid="00a8103a" style:font-name-asian="sans-serif" style:font-size-asian="22pt" style:font-style-asian="normal" style:font-weight-asian="normal" style:font-size-complex="22pt"/>
    </style:style>
    <style:style style:name="P191" style:family="paragraph" style:parent-style-name="Text_20_body">
      <style:text-properties fo:font-variant="normal" fo:text-transform="none" fo:color="#202122" fo:font-size="22pt" fo:letter-spacing="normal" officeooo:rsid="00ab5fce" officeooo:paragraph-rsid="00ab5fce" style:font-name-asian="sans-serif" style:font-size-asian="22pt" style:font-style-asian="normal" style:font-weight-asian="normal" style:font-size-complex="22pt"/>
    </style:style>
    <style:style style:name="P192" style:family="paragraph" style:parent-style-name="Text_20_body">
      <style:text-properties fo:font-variant="normal" fo:text-transform="none" fo:color="#202122" fo:font-size="22pt" fo:letter-spacing="normal" officeooo:rsid="00ab5fce" officeooo:paragraph-rsid="00ad1c61" style:font-name-asian="sans-serif" style:font-size-asian="22pt" style:font-style-asian="normal" style:font-weight-asian="normal" style:font-size-complex="22pt"/>
    </style:style>
    <style:style style:name="P193" style:family="paragraph" style:parent-style-name="Text_20_body">
      <style:text-properties fo:font-variant="normal" fo:text-transform="none" fo:color="#202122" fo:font-size="22pt" fo:letter-spacing="normal" officeooo:rsid="00ab5fce" officeooo:paragraph-rsid="00ad77d8" style:font-name-asian="sans-serif" style:font-size-asian="22pt" style:font-style-asian="normal" style:font-weight-asian="normal" style:font-size-complex="22pt"/>
    </style:style>
    <style:style style:name="P194" style:family="paragraph" style:parent-style-name="Text_20_body">
      <style:text-properties fo:font-variant="normal" fo:text-transform="none" fo:color="#202122" fo:font-size="22pt" fo:letter-spacing="normal" officeooo:rsid="00b3f6e4" officeooo:paragraph-rsid="00b3f6e4" style:font-name-asian="sans-serif" style:font-size-asian="22pt" style:font-style-asian="normal" style:font-weight-asian="normal" style:font-size-complex="22pt"/>
    </style:style>
    <style:style style:name="P195" style:family="paragraph" style:parent-style-name="Text_20_body">
      <style:text-properties fo:font-variant="normal" fo:text-transform="none" fo:color="#202122" fo:font-size="22pt" fo:letter-spacing="normal" officeooo:rsid="00b58c8c" officeooo:paragraph-rsid="00b58c8c" style:font-name-asian="sans-serif" style:font-size-asian="22pt" style:font-style-asian="normal" style:font-weight-asian="normal" style:font-size-complex="22pt"/>
    </style:style>
    <style:style style:name="P196" style:family="paragraph" style:parent-style-name="Text_20_body">
      <style:text-properties fo:font-variant="normal" fo:text-transform="none" fo:color="#202122" fo:font-size="12pt" fo:letter-spacing="normal" officeooo:rsid="00a4aba6" officeooo:paragraph-rsid="00a4aba6" style:font-name-asian="sans-serif" style:font-size-asian="12pt" style:font-style-asian="normal" style:font-weight-asian="normal" style:font-size-complex="12pt"/>
    </style:style>
    <style:style style:name="P197" style:family="paragraph" style:parent-style-name="Text_20_body">
      <style:text-properties fo:font-variant="normal" fo:text-transform="none" fo:color="#202122" fo:font-size="12pt" fo:letter-spacing="normal" officeooo:rsid="00a4aba6" officeooo:paragraph-rsid="00a67b9c" style:font-name-asian="sans-serif" style:font-size-asian="12pt" style:font-style-asian="normal" style:font-weight-asian="normal" style:font-size-complex="12pt"/>
    </style:style>
    <style:style style:name="P198" style:family="paragraph" style:parent-style-name="Text_20_body">
      <style:text-properties fo:font-variant="normal" fo:text-transform="none" fo:color="#202122" fo:font-size="12pt" fo:letter-spacing="normal" officeooo:rsid="00a8103a" officeooo:paragraph-rsid="00a8103a" style:font-name-asian="sans-serif" style:font-size-asian="12pt" style:font-style-asian="normal" style:font-weight-asian="normal" style:font-size-complex="12pt"/>
    </style:style>
    <style:style style:name="P199" style:family="paragraph" style:parent-style-name="Text_20_body">
      <style:text-properties fo:font-variant="normal" fo:text-transform="none" fo:color="#202122" fo:font-size="12pt" fo:letter-spacing="normal" officeooo:rsid="00b58d18" officeooo:paragraph-rsid="00b58d18" style:font-name-asian="sans-serif" style:font-size-asian="12pt" style:font-style-asian="normal" style:font-weight-asian="normal" style:font-size-complex="12pt"/>
    </style:style>
    <style:style style:name="P200" style:family="paragraph" style:parent-style-name="Text_20_body">
      <style:text-properties fo:font-variant="normal" fo:text-transform="none" fo:color="#202122" fo:font-size="12pt" fo:letter-spacing="normal" officeooo:rsid="00b731f8" officeooo:paragraph-rsid="00b731f8" style:font-name-asian="sans-serif" style:font-size-asian="12pt" style:font-style-asian="normal" style:font-weight-asian="normal" style:font-size-complex="12pt"/>
    </style:style>
    <style:style style:name="P201" style:family="paragraph" style:parent-style-name="Text_20_body">
      <style:text-properties fo:font-variant="normal" fo:text-transform="none" fo:color="#202122" fo:font-size="12pt" fo:letter-spacing="normal" officeooo:rsid="00b96c17" officeooo:paragraph-rsid="00b96c17" style:font-name-asian="sans-serif" style:font-size-asian="12pt" style:font-style-asian="normal" style:font-weight-asian="normal" style:font-size-complex="12pt"/>
    </style:style>
    <style:style style:name="P202" style:family="paragraph" style:parent-style-name="Text_20_body">
      <style:text-properties fo:font-variant="normal" fo:text-transform="none" fo:color="#202122" fo:font-size="12pt" fo:letter-spacing="normal" officeooo:rsid="00ba5606" officeooo:paragraph-rsid="00ba5606" style:font-name-asian="sans-serif" style:font-size-asian="12pt" style:font-style-asian="normal" style:font-weight-asian="normal" style:font-size-complex="12pt"/>
    </style:style>
    <style:style style:name="P203" style:family="paragraph" style:parent-style-name="Text_20_body">
      <style:text-properties fo:font-variant="normal" fo:text-transform="none" fo:color="#202122" fo:font-size="12pt" fo:letter-spacing="normal" officeooo:rsid="00bafd88" officeooo:paragraph-rsid="00bafd88" style:font-name-asian="sans-serif" style:font-size-asian="12pt" style:font-style-asian="normal" style:font-weight-asian="normal" style:font-size-complex="12pt"/>
    </style:style>
    <style:style style:name="P204" style:family="paragraph" style:parent-style-name="Text_20_body">
      <style:text-properties fo:font-variant="normal" fo:text-transform="none" fo:color="#202122" fo:font-size="12pt" fo:letter-spacing="normal" officeooo:rsid="00c14c6d" officeooo:paragraph-rsid="00c14c6d" style:font-name-asian="sans-serif" style:font-size-asian="12pt" style:font-style-asian="normal" style:font-weight-asian="normal" style:font-size-complex="12pt"/>
    </style:style>
    <style:style style:name="P205" style:family="paragraph" style:parent-style-name="Text_20_body">
      <style:text-properties fo:font-variant="normal" fo:text-transform="none" fo:color="#202122" fo:font-size="12pt" fo:letter-spacing="normal" officeooo:rsid="00c56728" officeooo:paragraph-rsid="00c56728" style:font-name-asian="sans-serif" style:font-size-asian="12pt" style:font-style-asian="normal" style:font-weight-asian="normal" style:font-size-complex="12pt"/>
    </style:style>
    <style:style style:name="P206" style:family="paragraph" style:parent-style-name="Text_20_body">
      <style:text-properties fo:font-variant="normal" fo:text-transform="none" fo:color="#202122" fo:font-size="12pt" fo:letter-spacing="normal" officeooo:rsid="00c962c1" officeooo:paragraph-rsid="00c962c1" style:font-name-asian="sans-serif" style:font-size-asian="12pt" style:font-style-asian="normal" style:font-weight-asian="normal" style:font-size-complex="12pt"/>
    </style:style>
    <style:style style:name="P207" style:family="paragraph" style:parent-style-name="Text_20_body">
      <style:text-properties fo:font-variant="normal" fo:text-transform="none" fo:color="#202122" fo:font-size="12pt" fo:letter-spacing="normal" officeooo:rsid="00c962c1" officeooo:paragraph-rsid="00ca6adf" style:font-name-asian="sans-serif" style:font-size-asian="12pt" style:font-style-asian="normal" style:font-weight-asian="normal" style:font-size-complex="12pt"/>
    </style:style>
    <style:style style:name="P208" style:family="paragraph" style:parent-style-name="Text_20_body">
      <style:text-properties fo:font-variant="normal" fo:text-transform="none" fo:color="#202122" fo:font-size="12pt" fo:letter-spacing="normal" officeooo:rsid="00ca6d47" officeooo:paragraph-rsid="00ca6d47" style:font-name-asian="sans-serif" style:font-size-asian="12pt" style:font-style-asian="normal" style:font-weight-asian="normal" style:font-size-complex="12pt"/>
    </style:style>
    <style:style style:name="P209" style:family="paragraph" style:parent-style-name="Text_20_body">
      <style:text-properties fo:font-variant="normal" fo:text-transform="none" fo:color="#202122" fo:font-size="12pt" fo:letter-spacing="normal" officeooo:rsid="00cc7f10" officeooo:paragraph-rsid="00cdaa14" style:font-name-asian="sans-serif" style:font-size-asian="12pt" style:font-style-asian="normal" style:font-weight-asian="normal" style:font-size-complex="12pt"/>
    </style:style>
    <style:style style:name="P210" style:family="paragraph" style:parent-style-name="Text_20_body">
      <style:text-properties fo:font-variant="normal" fo:text-transform="none" fo:color="#202122" fo:font-size="12pt" fo:letter-spacing="normal" officeooo:rsid="00cc7f10" officeooo:paragraph-rsid="00cfb406" style:font-name-asian="sans-serif" style:font-size-asian="12pt" style:font-style-asian="normal" style:font-weight-asian="normal" style:font-size-complex="12pt"/>
    </style:style>
    <style:style style:name="P211" style:family="paragraph" style:parent-style-name="Text_20_body">
      <style:text-properties fo:font-variant="normal" fo:text-transform="none" fo:color="#202122" fo:font-size="12pt" fo:letter-spacing="normal" officeooo:rsid="00d0b0f5" officeooo:paragraph-rsid="00d0b0f5" style:font-name-asian="sans-serif" style:font-size-asian="12pt" style:font-style-asian="normal" style:font-weight-asian="normal" style:font-size-complex="12pt"/>
    </style:style>
    <style:style style:name="P212" style:family="paragraph" style:parent-style-name="Text_20_body">
      <style:text-properties fo:font-variant="normal" fo:text-transform="none" fo:color="#202122" fo:font-size="12pt" fo:letter-spacing="normal" officeooo:rsid="00d1983d" officeooo:paragraph-rsid="00d1983d" style:font-name-asian="sans-serif" style:font-size-asian="12pt" style:font-style-asian="normal" style:font-weight-asian="normal" style:font-size-complex="12pt"/>
    </style:style>
    <style:style style:name="P213" style:family="paragraph" style:parent-style-name="Text_20_body">
      <style:text-properties fo:font-variant="normal" fo:text-transform="none" fo:color="#202122" fo:font-size="12pt" fo:letter-spacing="normal" officeooo:rsid="00d54550" officeooo:paragraph-rsid="00d54550" style:font-name-asian="sans-serif" style:font-size-asian="12pt" style:font-style-asian="normal" style:font-weight-asian="normal" style:font-size-complex="12pt"/>
    </style:style>
    <style:style style:name="P214" style:family="paragraph" style:parent-style-name="Text_20_body">
      <style:text-properties fo:font-variant="normal" fo:text-transform="none" fo:color="#202122" fo:font-size="12pt" fo:letter-spacing="normal" officeooo:rsid="00d8282d" officeooo:paragraph-rsid="00d54550" style:font-name-asian="sans-serif" style:font-size-asian="12pt" style:font-style-asian="normal" style:font-weight-asian="normal" style:font-size-complex="12pt"/>
    </style:style>
    <style:style style:name="P215" style:family="paragraph" style:parent-style-name="Text_20_body">
      <style:text-properties fo:font-variant="normal" fo:text-transform="none" fo:color="#202122" fo:font-size="12pt" fo:letter-spacing="normal" officeooo:rsid="00cdaa14" officeooo:paragraph-rsid="00cdaa14" style:font-name-asian="sans-serif" style:font-size-asian="12pt" style:font-style-asian="normal" style:font-weight-asian="normal" style:font-size-complex="12pt"/>
    </style:style>
    <style:style style:name="P216" style:family="paragraph" style:parent-style-name="Text_20_body">
      <style:text-properties fo:font-variant="normal" fo:text-transform="none" fo:color="#202122" fo:font-size="12pt" fo:letter-spacing="normal" officeooo:rsid="00dac980" officeooo:paragraph-rsid="00dac980" style:font-name-asian="sans-serif" style:font-size-asian="12pt" style:font-style-asian="normal" style:font-weight-asian="normal" style:font-size-complex="12pt"/>
    </style:style>
    <style:style style:name="P217" style:family="paragraph" style:parent-style-name="Text_20_body">
      <style:text-properties officeooo:paragraph-rsid="00dac980"/>
    </style:style>
    <style:style style:name="P218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219" style:family="paragraph" style:parent-style-name="Standard">
      <style:paragraph-properties fo:text-align="start" style:justify-single-word="false" style:writing-mode="lr-tb"/>
    </style:style>
    <style:style style:name="P220" style:family="paragraph" style:parent-style-name="Heading_20_3">
      <style:paragraph-properties fo:orphans="2" fo:widows="2"/>
      <style:text-properties fo:font-variant="normal" fo:text-transform="none" fo:letter-spacing="normal" officeooo:rsid="0124c097" officeooo:paragraph-rsid="0124c097" style:font-name-asian="apple-system" style:font-size-asian="10.5pt" style:font-style-asian="normal" style:font-weight-asian="normal"/>
    </style:style>
    <style:style style:name="P221" style:family="paragraph" style:parent-style-name="Heading_20_5">
      <style:text-properties fo:font-variant="normal" fo:text-transform="none" fo:color="#202122" fo:font-size="22pt" fo:letter-spacing="normal" officeooo:rsid="00401a48" style:font-name-asian="sans-serif" style:font-size-asian="22pt" style:font-style-asian="normal" style:font-weight-asian="normal" style:font-size-complex="22pt"/>
    </style:style>
    <style:style style:name="P222" style:family="paragraph" style:parent-style-name="Standard" style:list-style-name="L2">
      <style:paragraph-properties fo:orphans="2" fo:widows="2"/>
      <style:text-properties fo:font-variant="normal" fo:text-transform="none" fo:letter-spacing="normal" style:font-name-asian="apple-system2" style:font-size-asian="10.5pt" style:font-style-asian="normal" style:font-weight-asian="normal"/>
    </style:style>
    <style:style style:name="P223" style:family="paragraph" style:parent-style-name="Standard">
      <style:text-properties fo:font-variant="normal" fo:text-transform="none" fo:letter-spacing="normal" officeooo:paragraph-rsid="01bc1739" style:font-name-asian="sans-serif" style:font-size-asian="22pt" style:font-style-asian="normal" style:font-weight-asian="normal"/>
    </style:style>
    <style:style style:name="P224" style:family="paragraph" style:parent-style-name="Standard">
      <style:text-properties fo:font-variant="normal" fo:text-transform="none" fo:color="#000000" style:font-name="Courier New" fo:font-size="22pt" fo:letter-spacing="normal" fo:font-style="normal" fo:font-weight="normal" officeooo:rsid="01bbad7f" officeooo:paragraph-rsid="01bbad7f" style:font-name-asian="sans-serif" style:font-size-asian="22pt" style:font-style-asian="normal" style:font-weight-asian="normal" style:font-size-complex="22pt"/>
    </style:style>
    <style:style style:name="P225" style:family="paragraph" style:parent-style-name="Standard">
      <style:text-properties fo:font-variant="normal" fo:text-transform="none" fo:color="#000000" style:font-name="Courier New" fo:font-size="22pt" fo:letter-spacing="normal" fo:font-style="normal" fo:font-weight="normal" officeooo:rsid="01bc1739" officeooo:paragraph-rsid="01bc1739" style:font-name-asian="sans-serif" style:font-size-asian="22pt" style:font-style-asian="normal" style:font-weight-asian="normal" style:font-size-complex="22pt"/>
    </style:style>
    <style:style style:name="P226" style:family="paragraph" style:parent-style-name="Standard">
      <style:text-properties fo:font-variant="normal" fo:text-transform="none" fo:color="#000000" style:font-name="Courier New" fo:font-size="22pt" fo:letter-spacing="normal" fo:font-style="normal" fo:font-weight="normal" officeooo:rsid="01bc1739" officeooo:paragraph-rsid="01bc1739" style:font-name-asian="Helvetica" style:font-size-asian="18pt" style:font-style-asian="normal" style:font-weight-asian="normal" style:font-size-complex="22pt"/>
    </style:style>
    <style:style style:name="P227" style:family="paragraph" style:parent-style-name="Standard">
      <style:text-properties fo:color="#000000" style:font-name="Courier New" fo:font-size="22pt" fo:font-weight="normal" officeooo:paragraph-rsid="01bc1739"/>
    </style:style>
    <style:style style:name="P228" style:family="paragraph" style:parent-style-name="Standard">
      <style:text-properties fo:color="#000000" style:font-name="Courier New" fo:font-size="22pt" fo:font-weight="normal" officeooo:paragraph-rsid="01bc1739" style:font-size-asian="22pt" style:font-size-complex="22pt"/>
    </style:style>
    <style:style style:name="P229" style:family="paragraph" style:parent-style-name="Text_20_body" style:list-style-name="L1">
      <style:paragraph-properties fo:orphans="2" fo:widows="2"/>
      <style:text-properties fo:font-variant="normal" fo:text-transform="none" fo:letter-spacing="normal" style:font-name-asian="apple-system2" style:font-size-asian="10.5pt" style:font-style-asian="normal" style:font-weight-asian="normal"/>
    </style:style>
    <style:style style:name="P230" style:family="paragraph" style:parent-style-name="Text_20_body" style:list-style-name="L2">
      <style:paragraph-properties fo:orphans="2" fo:widows="2"/>
      <style:text-properties fo:font-variant="normal" fo:text-transform="none" fo:letter-spacing="normal" style:font-name-asian="apple-system2" style:font-size-asian="10.5pt" style:font-style-asian="normal" style:font-weight-asian="normal"/>
    </style:style>
    <style:style style:name="P231" style:family="paragraph" style:parent-style-name="Text_20_body" style:list-style-name="L3">
      <style:paragraph-properties fo:orphans="2" fo:widows="2"/>
      <style:text-properties fo:font-variant="normal" fo:text-transform="none" fo:font-size="12pt" fo:letter-spacing="normal" officeooo:paragraph-rsid="01b5b573" style:font-size-asian="12pt" style:font-size-complex="12pt"/>
    </style:style>
    <style:style style:name="P232" style:family="paragraph" style:parent-style-name="Text_20_body" style:list-style-name="L3">
      <style:paragraph-properties fo:orphans="2" fo:widows="2"/>
      <style:text-properties fo:font-variant="normal" fo:text-transform="none" fo:font-size="12pt" fo:letter-spacing="normal" officeooo:paragraph-rsid="01b5b573" style:font-name-asian="apple-system2" style:font-size-asian="12pt" style:font-style-asian="normal" style:font-weight-asian="normal" style:font-size-complex="12pt"/>
    </style:style>
    <style:style style:name="P233" style:family="paragraph" style:parent-style-name="Text_20_body" style:list-style-name="L1">
      <style:paragraph-properties fo:margin-top="0in" fo:margin-bottom="0in" loext:contextual-spacing="false" fo:orphans="2" fo:widows="2"/>
      <style:text-properties fo:font-variant="normal" fo:text-transform="none" fo:letter-spacing="normal"/>
    </style:style>
    <style:style style:name="P234" style:family="paragraph" style:parent-style-name="Text_20_body" style:list-style-name="L2">
      <style:paragraph-properties fo:margin-top="0in" fo:margin-bottom="0in" loext:contextual-spacing="false" fo:orphans="2" fo:widows="2"/>
      <style:text-properties fo:font-variant="normal" fo:text-transform="none" fo:letter-spacing="normal"/>
    </style:style>
    <style:style style:name="P235" style:family="paragraph" style:parent-style-name="Text_20_body" style:list-style-name="L1">
      <style:paragraph-properties fo:margin-top="0in" fo:margin-bottom="0in" loext:contextual-spacing="false" fo:orphans="2" fo:widows="2"/>
      <style:text-properties fo:font-variant="normal" fo:text-transform="none" fo:letter-spacing="normal" style:font-name-asian="apple-system2" style:font-size-asian="10.5pt" style:font-style-asian="normal" style:font-weight-asian="normal"/>
    </style:style>
    <style:style style:name="P236" style:family="paragraph" style:parent-style-name="Text_20_body" style:list-style-name="L1">
      <style:paragraph-properties fo:margin-top="0in" fo:margin-bottom="0in" loext:contextual-spacing="false" fo:orphans="2" fo:widows="2"/>
      <style:text-properties fo:font-variant="normal" fo:text-transform="none" fo:letter-spacing="normal" officeooo:paragraph-rsid="018b30e2" style:font-name-asian="apple-system2" style:font-size-asian="10.5pt" style:font-style-asian="normal" style:font-weight-asian="normal"/>
    </style:style>
    <style:style style:name="P237" style:family="paragraph" style:parent-style-name="Text_20_body" style:list-style-name="L2">
      <style:paragraph-properties fo:margin-top="0in" fo:margin-bottom="0in" loext:contextual-spacing="false" fo:orphans="2" fo:widows="2"/>
      <style:text-properties fo:font-variant="normal" fo:text-transform="none" fo:letter-spacing="normal" style:font-name-asian="apple-system2" style:font-size-asian="10.5pt" style:font-style-asian="normal" style:font-weight-asian="normal"/>
    </style:style>
    <style:style style:name="P238" style:family="paragraph" style:parent-style-name="Text_20_body" style:list-style-name="L3">
      <style:paragraph-properties fo:margin-top="0in" fo:margin-bottom="0in" loext:contextual-spacing="false" fo:orphans="2" fo:widows="2"/>
      <style:text-properties fo:font-variant="normal" fo:text-transform="none" fo:font-size="12pt" fo:letter-spacing="normal" officeooo:paragraph-rsid="01b0fa79" style:font-size-asian="12pt" style:font-size-complex="12pt"/>
    </style:style>
    <style:style style:name="P239" style:family="paragraph" style:parent-style-name="Text_20_body" style:list-style-name="L3">
      <style:paragraph-properties fo:margin-top="0in" fo:margin-bottom="0in" loext:contextual-spacing="false" fo:orphans="2" fo:widows="2"/>
      <style:text-properties fo:font-variant="normal" fo:text-transform="none" fo:font-size="12pt" fo:letter-spacing="normal" officeooo:paragraph-rsid="01b1ceef" style:font-size-asian="12pt" style:font-size-complex="12pt"/>
    </style:style>
    <style:style style:name="T1" style:family="text">
      <style:text-properties officeooo:rsid="000781ed"/>
    </style:style>
    <style:style style:name="T2" style:family="text">
      <style:text-properties fo:color="#4ec9b0"/>
    </style:style>
    <style:style style:name="T3" style:family="text">
      <style:text-properties fo:color="#dcdcaa"/>
    </style:style>
    <style:style style:name="T4" style:family="text">
      <style:text-properties fo:color="#9cdcfe"/>
    </style:style>
    <style:style style:name="T5" style:family="text">
      <style:text-properties fo:color="#9cdcfe" style:font-name="Droid Sans Mono" fo:font-size="12pt" fo:background-color="#1e1e1e" loext:char-shading-value="0"/>
    </style:style>
    <style:style style:name="T6" style:family="text">
      <style:text-properties fo:color="#ce9178"/>
    </style:style>
    <style:style style:name="T7" style:family="text">
      <style:text-properties officeooo:rsid="00198748"/>
    </style:style>
    <style:style style:name="T8" style:family="text">
      <style:text-properties officeooo:rsid="00241a90"/>
    </style:style>
    <style:style style:name="T9" style:family="text">
      <style:text-properties officeooo:rsid="002c2453"/>
    </style:style>
    <style:style style:name="T10" style:family="text">
      <style:text-properties fo:font-variant="normal" fo:text-transform="none" fo:color="#202122" fo:font-size="22pt" fo:letter-spacing="normal" officeooo:rsid="00401a48" style:font-name-asian="sans-serif" style:font-size-asian="22pt" style:font-style-asian="normal" style:font-weight-asian="normal" style:font-size-complex="22pt"/>
    </style:style>
    <style:style style:name="T11" style:family="text">
      <style:text-properties fo:font-variant="normal" fo:text-transform="none" fo:color="#202122" fo:font-size="22pt" fo:letter-spacing="normal" officeooo:rsid="005993a3" style:font-name-asian="sans-serif" style:font-size-asian="22pt" style:font-style-asian="normal" style:font-weight-asian="normal" style:font-size-complex="22pt"/>
    </style:style>
    <style:style style:name="T12" style:family="text">
      <style:text-properties fo:font-variant="normal" fo:text-transform="none" fo:color="#202122" fo:letter-spacing="normal" style:font-name-asian="sans-serif" style:font-style-asian="normal" style:font-weight-asian="normal"/>
    </style:style>
    <style:style style:name="T13" style:family="text">
      <style:text-properties fo:font-variant="normal" fo:text-transform="none" fo:color="#202122" fo:letter-spacing="normal" officeooo:rsid="001d595d" style:font-name-asian="sans-serif" style:font-style-asian="normal" style:font-weight-asian="normal"/>
    </style:style>
    <style:style style:name="T14" style:family="text">
      <style:text-properties fo:font-variant="normal" fo:text-transform="none" fo:color="#202122" fo:letter-spacing="normal" officeooo:rsid="00401a48" style:font-name-asian="sans-serif" style:font-style-asian="normal" style:font-weight-asian="normal"/>
    </style:style>
    <style:style style:name="T15" style:family="text">
      <style:text-properties fo:font-variant="normal" fo:text-transform="none" fo:color="#202122" fo:letter-spacing="normal" officeooo:rsid="0042a2a6" style:font-name-asian="sans-serif" style:font-style-asian="normal" style:font-weight-asian="normal"/>
    </style:style>
    <style:style style:name="T16" style:family="text">
      <style:text-properties fo:font-variant="normal" fo:text-transform="none" fo:color="#202122" fo:letter-spacing="normal" officeooo:rsid="00417a2e" style:font-name-asian="sans-serif" style:font-style-asian="normal" style:font-weight-asian="normal"/>
    </style:style>
    <style:style style:name="T17" style:family="text">
      <style:text-properties fo:font-variant="normal" fo:text-transform="none" fo:color="#202122" fo:letter-spacing="normal" officeooo:rsid="004ac92b" style:font-name-asian="sans-serif" style:font-style-asian="normal" style:font-weight-asian="normal"/>
    </style:style>
    <style:style style:name="T18" style:family="text">
      <style:text-properties fo:font-variant="normal" fo:text-transform="none" fo:color="#202122" fo:font-size="12pt" fo:letter-spacing="normal" officeooo:rsid="00dac980" style:font-name-asian="sans-serif" style:font-size-asian="12pt" style:font-style-asian="normal" style:font-weight-asian="normal" style:font-size-complex="12pt"/>
    </style:style>
    <style:style style:name="T19" style:family="text">
      <style:text-properties fo:font-variant="normal" fo:text-transform="none" fo:color="#232629" style:font-name="apple-system1" fo:font-size="11.25pt" fo:letter-spacing="normal" fo:font-style="normal" fo:font-weight="normal"/>
    </style:style>
    <style:style style:name="T20" style:family="text">
      <style:text-properties fo:font-variant="normal" fo:text-transform="none" fo:color="#232629" style:font-name="var ff-mono" fo:font-size="11.25pt" fo:letter-spacing="normal" fo:font-style="normal" fo:font-weight="normal" loext:padding="0in" loext:border="none"/>
    </style:style>
    <style:style style:name="T21" style:family="text">
      <style:text-properties fo:font-variant="normal" fo:text-transform="none" fo:color="#000000" style:font-name="Courier New" fo:font-size="9pt" fo:letter-spacing="normal" fo:font-style="normal" fo:font-weight="normal" officeooo:rsid="015c7aa5" style:font-name-asian="sans-serif" style:font-size-asian="22pt" style:font-style-asian="normal" style:font-weight-asian="normal" style:font-size-complex="22pt"/>
    </style:style>
    <style:style style:name="T22" style:family="text">
      <style:text-properties fo:font-variant="normal" fo:text-transform="none" fo:color="#000000" style:font-name="Courier New" fo:font-size="9pt" fo:letter-spacing="normal" fo:font-style="normal" fo:font-weight="normal" officeooo:rsid="015ed057" style:font-name-asian="sans-serif" style:font-size-asian="22pt" style:font-style-asian="normal" style:font-weight-asian="normal" style:font-size-complex="22pt"/>
    </style:style>
    <style:style style:name="T23" style:family="text">
      <style:text-properties fo:font-variant="normal" fo:text-transform="none" fo:color="#000000" style:font-name="Courier New" fo:letter-spacing="normal" fo:font-style="normal" fo:font-weight="normal" officeooo:rsid="0188c6e3" style:font-name-asian="sans-serif" style:font-style-asian="normal" style:font-weight-asian="normal"/>
    </style:style>
    <style:style style:name="T24" style:family="text">
      <style:text-properties fo:font-variant="normal" fo:text-transform="none" fo:color="#000000" style:font-name="Courier New" fo:letter-spacing="normal" fo:font-style="normal" fo:font-weight="normal" officeooo:rsid="016532f5" style:font-name-asian="sans-serif" style:font-style-asian="normal" style:font-weight-asian="normal"/>
    </style:style>
    <style:style style:name="T25" style:family="text">
      <style:text-properties fo:font-variant="normal" fo:text-transform="none" fo:color="#000000" style:font-name="Courier New" fo:letter-spacing="normal" fo:font-style="normal" fo:font-weight="normal" officeooo:rsid="01673cb3" style:font-name-asian="sans-serif" style:font-style-asian="normal" style:font-weight-asian="normal"/>
    </style:style>
    <style:style style:name="T26" style:family="text">
      <style:text-properties fo:font-variant="normal" fo:text-transform="none" fo:color="#000000" style:font-name="Courier New" fo:letter-spacing="normal" fo:font-style="normal" fo:font-weight="normal" officeooo:rsid="01690264" style:font-name-asian="sans-serif" style:font-style-asian="normal" style:font-weight-asian="normal"/>
    </style:style>
    <style:style style:name="T27" style:family="text">
      <style:text-properties fo:font-variant="normal" fo:text-transform="none" fo:color="#000000" style:font-name="Courier New" fo:letter-spacing="normal" fo:font-style="normal" fo:font-weight="normal" officeooo:rsid="01697033" style:font-name-asian="sans-serif" style:font-style-asian="normal" style:font-weight-asian="normal"/>
    </style:style>
    <style:style style:name="T28" style:family="text">
      <style:text-properties fo:font-variant="normal" fo:text-transform="none" fo:color="#000000" style:font-name="Courier New" fo:letter-spacing="normal" fo:font-style="normal" fo:font-weight="normal" officeooo:rsid="016b3326" style:font-name-asian="sans-serif" style:font-style-asian="normal" style:font-weight-asian="normal"/>
    </style:style>
    <style:style style:name="T29" style:family="text">
      <style:text-properties fo:font-variant="normal" fo:text-transform="none" fo:color="#000000" style:font-name="Courier New" fo:letter-spacing="normal" fo:font-style="normal" fo:font-weight="normal" officeooo:rsid="0176830d" style:font-name-asian="sans-serif" style:font-style-asian="normal" style:font-weight-asian="normal"/>
    </style:style>
    <style:style style:name="T30" style:family="text">
      <style:text-properties fo:font-variant="normal" fo:text-transform="none" fo:color="#000000" style:font-name="Courier New" fo:letter-spacing="normal" fo:font-style="normal" fo:font-weight="normal" officeooo:rsid="016c98f7" style:font-name-asian="sans-serif" style:font-style-asian="normal" style:font-weight-asian="normal"/>
    </style:style>
    <style:style style:name="T31" style:family="text">
      <style:text-properties fo:font-variant="normal" fo:text-transform="none" fo:color="#000000" style:font-name="Courier New" fo:letter-spacing="normal" fo:font-style="normal" fo:font-weight="normal" officeooo:rsid="016da6e2" style:font-name-asian="sans-serif" style:font-style-asian="normal" style:font-weight-asian="normal"/>
    </style:style>
    <style:style style:name="T32" style:family="text">
      <style:text-properties fo:font-variant="normal" fo:text-transform="none" fo:color="#000000" style:font-name="Courier New" fo:letter-spacing="normal" fo:font-style="normal" fo:font-weight="normal" officeooo:rsid="0172d5c2" style:font-name-asian="sans-serif" style:font-style-asian="normal" style:font-weight-asian="normal"/>
    </style:style>
    <style:style style:name="T33" style:family="text">
      <style:text-properties fo:font-variant="normal" fo:text-transform="none" fo:color="#000000" style:font-name="Courier New" fo:letter-spacing="normal" fo:font-style="normal" fo:font-weight="normal" officeooo:rsid="0170f986" style:font-name-asian="sans-serif" style:font-style-asian="normal" style:font-weight-asian="normal"/>
    </style:style>
    <style:style style:name="T34" style:family="text">
      <style:text-properties fo:font-variant="normal" fo:text-transform="none" fo:color="#000000" style:font-name="Courier New" fo:letter-spacing="normal" fo:font-style="normal" fo:font-weight="normal" officeooo:rsid="017bb1fd" style:font-name-asian="sans-serif" style:font-style-asian="normal" style:font-weight-asian="normal"/>
    </style:style>
    <style:style style:name="T35" style:family="text">
      <style:text-properties fo:font-variant="normal" fo:text-transform="none" fo:letter-spacing="normal" fo:font-style="normal" officeooo:rsid="01bc1739" style:font-name-asian="Helvetica" style:font-size-asian="18pt" style:font-style-asian="normal" style:font-weight-asian="normal" style:font-size-complex="22pt"/>
    </style:style>
    <style:style style:name="T36" style:family="text">
      <style:text-properties fo:font-variant="normal" fo:text-transform="none" fo:letter-spacing="normal" fo:font-style="normal" officeooo:rsid="01be18a2" style:font-name-asian="Helvetica" style:font-size-asian="18pt" style:font-style-asian="normal" style:font-weight-asian="normal" style:font-size-complex="22pt"/>
    </style:style>
    <style:style style:name="T37" style:family="text">
      <style:text-properties officeooo:rsid="002fe187"/>
    </style:style>
    <style:style style:name="T38" style:family="text">
      <style:text-properties officeooo:rsid="0034f836"/>
    </style:style>
    <style:style style:name="T39" style:family="text">
      <style:text-properties officeooo:rsid="0024ea80"/>
    </style:style>
    <style:style style:name="T40" style:family="text">
      <style:text-properties officeooo:rsid="0024a2a0"/>
    </style:style>
    <style:style style:name="T41" style:family="text">
      <style:text-properties officeooo:rsid="0042a2a6"/>
    </style:style>
    <style:style style:name="T42" style:family="text">
      <style:text-properties officeooo:rsid="005cb3b3"/>
    </style:style>
    <style:style style:name="T43" style:family="text">
      <style:text-properties officeooo:rsid="0063809c"/>
    </style:style>
    <style:style style:name="T44" style:family="text">
      <style:text-properties officeooo:rsid="006732bd"/>
    </style:style>
    <style:style style:name="T45" style:family="text">
      <style:text-properties officeooo:rsid="00681f96"/>
    </style:style>
    <style:style style:name="T46" style:family="text">
      <style:text-properties officeooo:rsid="006dd77a"/>
    </style:style>
    <style:style style:name="T47" style:family="text">
      <style:text-properties officeooo:rsid="00724a79"/>
    </style:style>
    <style:style style:name="T48" style:family="text">
      <style:text-properties officeooo:rsid="007410f8"/>
    </style:style>
    <style:style style:name="T49" style:family="text">
      <style:text-properties officeooo:rsid="007601e1"/>
    </style:style>
    <style:style style:name="T50" style:family="text">
      <style:text-properties officeooo:rsid="00772c52"/>
    </style:style>
    <style:style style:name="T51" style:family="text">
      <style:text-properties officeooo:rsid="0078dcfa"/>
    </style:style>
    <style:style style:name="T52" style:family="text">
      <style:text-properties officeooo:rsid="007a658f"/>
    </style:style>
    <style:style style:name="T53" style:family="text">
      <style:text-properties officeooo:rsid="007b2548"/>
    </style:style>
    <style:style style:name="T54" style:family="text">
      <style:text-properties officeooo:rsid="007d9228"/>
    </style:style>
    <style:style style:name="T55" style:family="text">
      <style:text-properties officeooo:rsid="007ddec8"/>
    </style:style>
    <style:style style:name="T56" style:family="text">
      <style:text-properties fo:color="#232629" style:font-name="apple-system1" fo:font-size="11.25pt" fo:font-style="normal" fo:font-weight="normal"/>
    </style:style>
    <style:style style:name="T57" style:family="text">
      <style:text-properties fo:color="#232629" style:font-name="var ff-mono" fo:font-size="11.25pt" fo:font-style="normal" fo:font-weight="normal" loext:padding="0in" loext:border="none"/>
    </style:style>
    <style:style style:name="T58" style:family="text">
      <style:text-properties officeooo:rsid="008a3985"/>
    </style:style>
    <style:style style:name="T59" style:family="text">
      <style:text-properties officeooo:rsid="008d2ee3"/>
    </style:style>
    <style:style style:name="T60" style:family="text">
      <style:text-properties fo:color="#333333" style:font-name-asian="Open Sans" style:font-size-asian="14pt"/>
    </style:style>
    <style:style style:name="T61" style:family="text">
      <style:text-properties fo:color="#333333" style:font-name="Open Sans" fo:font-size="14pt" fo:font-style="normal" fo:font-weight="normal"/>
    </style:style>
    <style:style style:name="T62" style:family="text">
      <style:text-properties officeooo:rsid="00a94f62"/>
    </style:style>
    <style:style style:name="T63" style:family="text">
      <style:text-properties fo:font-weight="normal" style:font-name-asian="apple-system" style:font-size-asian="10.5pt" style:font-style-asian="normal" style:font-weight-asian="normal" style:font-weight-complex="normal"/>
    </style:style>
    <style:style style:name="T64" style:family="text">
      <style:text-properties fo:font-weight="normal" style:font-weight-complex="normal"/>
    </style:style>
    <style:style style:name="T65" style:family="text">
      <style:text-properties style:font-name="apple-system" fo:font-size="10.5pt" fo:font-style="normal" fo:font-weight="normal"/>
    </style:style>
    <style:style style:name="T66" style:family="text">
      <style:text-properties style:font-name="apple-system" fo:font-size="10.5pt" fo:font-style="normal" fo:font-weight="normal" style:font-weight-asian="normal" style:font-weight-complex="normal"/>
    </style:style>
    <style:style style:name="T67" style:family="text">
      <style:text-properties style:font-name="apple-system" fo:font-size="10.5pt" fo:font-style="normal" fo:font-weight="normal" style:font-name-asian="apple-system" style:font-size-asian="10.5pt" style:font-style-asian="normal" style:font-weight-asian="normal"/>
    </style:style>
    <style:style style:name="T68" style:family="text">
      <style:text-properties style:font-name="apple-system" fo:font-size="10.5pt" fo:font-style="normal" fo:font-weight="normal" officeooo:rsid="011c271a"/>
    </style:style>
    <style:style style:name="T69" style:family="text">
      <style:text-properties style:font-name="apple-system" fo:font-size="10.5pt" fo:font-style="normal" fo:font-weight="normal" officeooo:rsid="011d80ce"/>
    </style:style>
    <style:style style:name="T70" style:family="text">
      <style:text-properties style:font-name="apple-system" fo:font-size="10.5pt" fo:font-style="normal" fo:font-weight="bold" style:font-weight-asian="bold" style:font-weight-complex="bold"/>
    </style:style>
    <style:style style:name="T71" style:family="text">
      <style:text-properties style:font-name="apple-system" fo:font-size="12pt" fo:font-style="normal" fo:font-weight="normal"/>
    </style:style>
    <style:style style:name="T72" style:family="text">
      <style:text-properties style:font-name-asian="apple-system" style:font-size-asian="10.5pt"/>
    </style:style>
    <style:style style:name="T73" style:family="text">
      <style:text-properties style:font-name-asian="apple-system" style:font-size-asian="10.5pt" style:font-style-asian="normal" style:font-weight-asian="normal"/>
    </style:style>
    <style:style style:name="T74" style:family="text">
      <style:text-properties style:font-name-asian="apple-system" style:font-size-asian="12pt" style:font-style-asian="normal" style:font-weight-asian="normal"/>
    </style:style>
    <style:style style:name="T75" style:family="text">
      <style:text-properties officeooo:rsid="00b731f8"/>
    </style:style>
    <style:style style:name="T76" style:family="text">
      <style:text-properties officeooo:rsid="00c4b42a"/>
    </style:style>
    <style:style style:name="T77" style:family="text">
      <style:text-properties officeooo:rsid="00c657b5"/>
    </style:style>
    <style:style style:name="T78" style:family="text">
      <style:text-properties officeooo:rsid="00c7e394"/>
    </style:style>
    <style:style style:name="T79" style:family="text">
      <style:text-properties officeooo:rsid="00c9d0bc"/>
    </style:style>
    <style:style style:name="T80" style:family="text">
      <style:text-properties officeooo:rsid="00cc3a91"/>
    </style:style>
    <style:style style:name="T81" style:family="text">
      <style:text-properties officeooo:rsid="00cc7f10"/>
    </style:style>
    <style:style style:name="T82" style:family="text">
      <style:text-properties officeooo:rsid="00cdaa14"/>
    </style:style>
    <style:style style:name="T83" style:family="text">
      <style:text-properties officeooo:rsid="00ce6ddd"/>
    </style:style>
    <style:style style:name="T84" style:family="text">
      <style:text-properties officeooo:rsid="00cfb406"/>
    </style:style>
    <style:style style:name="T85" style:family="text">
      <style:text-properties officeooo:rsid="00d0858e"/>
    </style:style>
    <style:style style:name="T86" style:family="text">
      <style:text-properties fo:color="#404040" style:font-name="Lato" fo:font-style="normal" fo:font-weight="bold"/>
    </style:style>
    <style:style style:name="T87" style:family="text">
      <style:text-properties fo:color="#404040" style:font-name="Lato" fo:font-style="normal" fo:font-weight="normal"/>
    </style:style>
    <style:style style:name="T88" style:family="text">
      <style:text-properties fo:color="#2980b9" style:text-line-through-style="none" style:text-line-through-type="none" style:font-name="Lato" fo:font-style="normal" style:text-underline-style="none" fo:font-weight="normal" style:text-blinking="false"/>
    </style:style>
    <style:style style:name="T89" style:family="text">
      <style:text-properties style:text-outline="false" style:text-line-through-style="none" style:text-line-through-type="none" style:font-name="Liberation Sans1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T90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91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text-emphasize="none"/>
    </style:style>
    <style:style style:name="T92" style:family="text">
      <style:text-properties style:text-outline="false" style:text-line-through-style="none" style:text-line-through-type="none" style:font-name="Noto Sans CJK SC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T93" style:family="text">
      <style:text-properties style:text-outline="false" style:text-line-through-style="none" style:text-line-through-type="none" style:font-name="Noto Sans CJK SC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94" style:family="text">
      <style:text-properties style:text-outline="false" style:text-line-through-style="none" style:text-line-through-type="none" style:font-name="Noto Sans CJK SC" fo:font-size="12pt" fo:font-style="normal" fo:text-shadow="none" style:text-underline-style="none" fo:font-weight="normal" style:font-size-asian="12pt" style:text-emphasize="none"/>
    </style:style>
    <style:style style:name="T95" style:family="text">
      <style:text-properties officeooo:rsid="00ed694e"/>
    </style:style>
    <style:style style:name="T96" style:family="text">
      <style:text-properties officeooo:rsid="00f45e0d"/>
    </style:style>
    <style:style style:name="T97" style:family="text">
      <style:text-properties officeooo:rsid="010f7f05"/>
    </style:style>
    <style:style style:name="T98" style:family="text">
      <style:text-properties officeooo:rsid="0117578c"/>
    </style:style>
    <style:style style:name="T99" style:family="text">
      <style:text-properties officeooo:rsid="0122d8db"/>
    </style:style>
    <style:style style:name="T100" style:family="text">
      <style:text-properties officeooo:rsid="01264c3d"/>
    </style:style>
    <style:style style:name="T101" style:family="text">
      <style:text-properties fo:color="#0c4b33" style:font-name="Fira Mono" fo:font-style="normal" fo:font-weight="bold"/>
    </style:style>
    <style:style style:name="T102" style:family="text">
      <style:text-properties fo:color="#569cd6"/>
    </style:style>
    <style:style style:name="T103" style:family="text">
      <style:text-properties fo:color="#c586c0"/>
    </style:style>
    <style:style style:name="T104" style:family="text">
      <style:text-properties officeooo:rsid="013ec3be"/>
    </style:style>
    <style:style style:name="T105" style:family="text">
      <style:text-properties style:font-name-asian="sans-serif" style:font-style-asian="normal" style:font-weight-asian="normal"/>
    </style:style>
    <style:style style:name="T106" style:family="text">
      <style:text-properties officeooo:rsid="015c7aa5" style:font-name-asian="sans-serif" style:font-style-asian="normal" style:font-weight-asian="normal"/>
    </style:style>
    <style:style style:name="T107" style:family="text">
      <style:text-properties officeooo:rsid="016b3326" style:font-name-asian="sans-serif" style:font-style-asian="normal" style:font-weight-asian="normal"/>
    </style:style>
    <style:style style:name="T108" style:family="text">
      <style:text-properties officeooo:rsid="016c98f7" style:font-name-asian="sans-serif" style:font-style-asian="normal" style:font-weight-asian="normal"/>
    </style:style>
    <style:style style:name="T109" style:family="text">
      <style:text-properties officeooo:rsid="0172604a" style:font-name-asian="sans-serif" style:font-style-asian="normal" style:font-weight-asian="normal"/>
    </style:style>
    <style:style style:name="T110" style:family="text">
      <style:text-properties style:font-name="apple-system2" fo:font-size="10.5pt"/>
    </style:style>
    <style:style style:name="T111" style:family="text">
      <style:text-properties style:font-name="apple-system2" fo:font-size="10.5pt" fo:font-style="normal" fo:font-weight="normal"/>
    </style:style>
    <style:style style:name="T112" style:family="text">
      <style:text-properties style:font-name="apple-system2" fo:font-style="normal" fo:font-weight="normal"/>
    </style:style>
    <style:style style:name="T113" style:family="text">
      <style:text-properties style:font-name="apple-system2" fo:font-style="normal" fo:font-weight="normal" style:font-name-asian="apple-system2" style:font-style-asian="normal" style:font-weight-asian="normal"/>
    </style:style>
    <style:style style:name="T114" style:family="text">
      <style:text-properties style:font-name="apple-system2" fo:font-style="normal" fo:font-weight="normal" officeooo:rsid="01aff77f" style:font-name-asian="apple-system2" style:font-style-asian="normal" style:font-weight-asian="normal"/>
    </style:style>
    <style:style style:name="T115" style:family="text">
      <style:text-properties style:font-name="apple-system2" fo:font-style="normal" fo:font-weight="normal" officeooo:rsid="01b46da7"/>
    </style:style>
    <style:style style:name="T116" style:family="text">
      <style:text-properties style:font-name-asian="apple-system2" style:font-size-asian="10.5pt"/>
    </style:style>
    <style:style style:name="T117" style:family="text">
      <style:text-properties style:font-name-asian="apple-system2" style:font-size-asian="10.5pt" style:font-style-asian="normal" style:font-weight-asian="normal"/>
    </style:style>
    <style:style style:name="T118" style:family="text">
      <style:text-properties officeooo:rsid="0190b21c" style:font-name-asian="apple-system2" style:font-size-asian="10.5pt" style:font-style-asian="normal" style:font-weight-asian="normal"/>
    </style:style>
    <style:style style:name="T119" style:family="text">
      <style:text-properties officeooo:rsid="0194e7e4" style:font-name-asian="apple-system2" style:font-size-asian="10.5pt" style:font-style-asian="normal" style:font-weight-asian="normal"/>
    </style:style>
    <style:style style:name="T120" style:family="text">
      <style:text-properties officeooo:rsid="01965352" style:font-name-asian="apple-system2" style:font-size-asian="10.5pt" style:font-style-asian="normal" style:font-weight-asian="normal"/>
    </style:style>
    <style:style style:name="T121" style:family="text">
      <style:text-properties officeooo:rsid="019a98f3" style:font-name-asian="apple-system2" style:font-size-asian="10.5pt" style:font-style-asian="normal" style:font-weight-asian="normal"/>
    </style:style>
    <style:style style:name="T122" style:family="text">
      <style:text-properties style:font-name-asian="apple-system2" style:font-style-asian="normal" style:font-weight-asian="normal"/>
    </style:style>
    <style:style style:name="T123" style:family="text">
      <style:text-properties officeooo:rsid="01b0fa79" style:font-name-asian="apple-system2" style:font-style-asian="normal" style:font-weight-asian="normal"/>
    </style:style>
    <style:style style:name="T124" style:family="text">
      <style:text-properties officeooo:rsid="01b1ceef" style:font-name-asian="apple-system2" style:font-style-asian="normal" style:font-weight-asian="normal"/>
    </style:style>
    <style:style style:name="T125" style:family="text">
      <style:text-properties officeooo:rsid="01b46da7" style:font-name-asian="apple-system2" style:font-style-asian="normal" style:font-weight-asian="normal"/>
    </style:style>
    <style:style style:name="T126" style:family="text">
      <style:text-properties officeooo:rsid="01b51000" style:font-name-asian="apple-system2" style:font-style-asian="normal" style:font-weight-asian="normal"/>
    </style:style>
    <style:style style:name="T127" style:family="text">
      <style:text-properties fo:color="#000000" style:font-name="Courier New" fo:font-size="22pt" fo:font-style="normal" fo:font-weight="normal" officeooo:rsid="018b30e2" style:font-size-complex="22pt"/>
    </style:style>
    <style:style style:name="T128" style:family="text">
      <style:text-properties fo:color="#000000" style:font-name="Courier New" fo:font-size="22pt" fo:font-style="normal" fo:font-weight="normal" officeooo:rsid="01aff77f" style:font-size-complex="22pt"/>
    </style:style>
    <style:style style:name="T129" style:family="text">
      <style:text-properties fo:color="#000000" style:font-name="Courier New" fo:font-size="22pt" fo:font-style="normal" fo:font-weight="normal" officeooo:rsid="01bc1739" style:font-size-complex="22pt"/>
    </style:style>
    <style:style style:name="T130" style:family="text">
      <style:text-properties fo:color="#000000" style:font-name="Courier New" fo:font-size="22pt" fo:font-style="normal" fo:font-weight="normal" officeooo:rsid="0197e64d" style:font-name-asian="sans-serif" style:font-size-asian="19.25pt" style:font-style-asian="normal" style:font-weight-asian="normal" style:font-size-complex="22pt"/>
    </style:style>
    <style:style style:name="T131" style:family="text">
      <style:text-properties fo:color="#000000" style:font-name="Courier New" fo:font-size="22pt" fo:font-style="normal" fo:font-weight="normal" officeooo:rsid="01b89757" style:font-name-asian="sans-serif" style:font-size-asian="22pt" style:font-style-asian="normal" style:font-weight-asian="normal" style:font-size-complex="22pt"/>
    </style:style>
    <style:style style:name="T132" style:family="text">
      <style:text-properties fo:color="#000000" style:font-name="Courier New" fo:font-size="12pt" fo:font-style="normal" fo:font-weight="normal" officeooo:rsid="01a45e5d" style:font-size-complex="12pt"/>
    </style:style>
    <style:style style:name="T133" style:family="text">
      <style:text-properties fo:color="#000000" style:font-name="Courier New" fo:font-size="12pt" fo:font-style="normal" fo:font-weight="normal" officeooo:rsid="01ac1579" style:font-size-complex="12pt"/>
    </style:style>
    <style:style style:name="T134" style:family="text">
      <style:text-properties fo:color="#000000" style:font-name="Courier New" fo:font-size="12pt" fo:font-style="normal" fo:font-weight="normal" officeooo:rsid="01aff77f" style:font-size-asian="12pt" style:font-size-complex="12pt"/>
    </style:style>
    <style:style style:name="T135" style:family="text">
      <style:text-properties officeooo:rsid="018d7cbf"/>
    </style:style>
    <style:style style:name="T136" style:family="text">
      <style:text-properties officeooo:rsid="0190b21c"/>
    </style:style>
    <style:style style:name="T137" style:family="text">
      <style:text-properties officeooo:rsid="01919a34"/>
    </style:style>
    <style:style style:name="T138" style:family="text">
      <style:text-properties officeooo:rsid="019372cd"/>
    </style:style>
    <style:style style:name="T139" style:family="text">
      <style:text-properties officeooo:rsid="0194e7e4"/>
    </style:style>
    <style:style style:name="T140" style:family="text">
      <style:text-properties officeooo:rsid="01965553"/>
    </style:style>
    <style:style style:name="T141" style:family="text">
      <style:text-properties officeooo:rsid="019b10e9"/>
    </style:style>
    <style:style style:name="T142" style:family="text">
      <style:text-properties officeooo:rsid="019b33e8"/>
    </style:style>
    <style:style style:name="T143" style:family="text">
      <style:text-properties officeooo:rsid="01a0a533"/>
    </style:style>
    <style:style style:name="T144" style:family="text">
      <style:text-properties officeooo:rsid="01a45e5d"/>
    </style:style>
    <style:style style:name="T145" style:family="text">
      <style:text-properties fo:font-size="10.5pt" officeooo:rsid="01b3588e" style:font-size-asian="10.5pt" style:font-size-complex="10.5pt"/>
    </style:style>
    <style:style style:name="T146" style:family="text">
      <style:text-properties fo:font-size="12pt" style:font-name-asian="apple-system2" style:font-size-asian="12pt" style:font-size-complex="12pt"/>
    </style:style>
    <style:style style:name="T147" style:family="text">
      <style:text-properties fo:font-size="22pt" style:font-name-asian="apple-system2" style:font-size-complex="22pt"/>
    </style:style>
    <style:style style:name="T148" style:family="text">
      <style:text-properties officeooo:rsid="01be18a2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/5</text:p>
      <text:p text:style-name="P2">1 需求分析：</text:p>
      <text:p text:style-name="P2">資料庫的前端管理界面：</text:p>
      <text:p text:style-name="P2">//登陸相關：註冊，登陸；（內部使用）</text:p>
      <text:p text:style-name="P2">解析gpx檔案，解析完後，可以查看；</text:p>
      <text:p text:style-name="P2">做成本地的有界面的軟體就好，不用作成web版本的；</text:p>
      <text:p text:style-name="P2"/>
      <text:p text:style-name="P5">2 功能分析：</text:p>
      <text:p text:style-name="P3">先做local可以做的：gpx解析的部分；</text:p>
      <text:p text:style-name="P3">解析：自動匯入資料夾中的所有文件；</text:p>
      <text:p text:style-name="P3">ui：gpx解析完之後，可以在高德地圖展示；</text:p>
      <text:p text:style-name="P3">解析完的資料，打包成 to<text:span text:style-name="T1">SQL.py中的資料格式；</text:span></text:p>
      <text:p text:style-name="P4">出來的資料，要綁定工棚；</text:p>
      <text:p text:style-name="P4">會有一個工棚列表，如果沒有的話，就要自己輸入；</text:p>
      <text:p text:style-name="P4">路線是在工棚的目錄下面，也就是說如果工棚不存在，就要自己輸入工棚；</text:p>
      <text:p text:style-name="P3">後台：可以修改雲端伺服器；</text:p>
      <text:p text:style-name="P3">刪除防呆：跳彈窗“確認”；</text:p>
      <text:p text:style-name="P3">雲端資料庫：登陸，更新，刪除，插入，查找；</text:p>
      <text:p text:style-name="P2"/>
      <text:p text:style-name="P6">3 匯入資料在bitbucket上面；</text:p>
      <text:p text:style-name="P6"><text:soft-page-break/></text:p>
      <text:p text:style-name="P7">4 排程2周：先做一個demo 出來；</text:p>
      <text:p text:style-name="P7"/>
      <text:p text:style-name="P8">5 系統設計：</text:p>
      <text:p text:style-name="P8">M1:gpx數據管理：</text:p>
      <text:p text:style-name="P8"/>
      <text:p text:style-name="P8">M2:數據庫管理:</text:p>
      <text:p text:style-name="P8"/>
      <text:p text:style-name="P8">M3:UI管理：</text:p>
      <text:p text:style-name="P8"/>
      <text:p text:style-name="P9">5/9</text:p>
      <text:p text:style-name="P9">1 UI管理：</text:p>
      <text:p text:style-name="P9">組件：</text:p>
      <text:p text:style-name="P34">tkinter</text:p>
      <text:p text:style-name="P9">兩個頁面：導入數據，數據庫管理；</text:p>
      <text:p text:style-name="P9">multi page：<text:a xlink:type="simple" xlink:href="https://www.geeksforgeeks.org/tkinter-application-to-switch-between-different-page-frames/" text:style-name="Internet_20_link" text:visited-style-name="Visited_20_Internet_20_Link">https://www.geeksforgeeks.org/tkinter-application-to-switch-between-different-page-frames/</text:a></text:p>
      <text:p text:style-name="P9">設置頁面大小和位置</text:p>
      <text:p text:style-name="P32"><text:span text:style-name="T2">tk</text:span>.<text:span text:style-name="T2">Tk</text:span>.<text:span text:style-name="T3">__init__</text:span>(<text:span text:style-name="T4">self</text:span>, *<text:span text:style-name="T4">args</text:span>, **<text:span text:style-name="T4">kwargs</text:span>)</text:p>
      <text:p text:style-name="P31"><text:span text:style-name="T4">self</text:span>.<text:span text:style-name="T4">geometry</text:span>(<text:span text:style-name="T6">'900x900'</text:span>)</text:p>
      <text:p text:style-name="P31"><text:span text:style-name="T4">self</text:span>.<text:span text:style-name="T3">eval</text:span>(<text:span text:style-name="T6">'tk::PlaceWindow . center'</text:span>)</text:p>
      <text:p text:style-name="P10">報錯：</text:p>
      <text:p text:style-name="P10">TabError: inconsistent use of tabs and spaces in indentation</text:p>
      <text:p text:style-name="P10">解決方法：選取有格式錯誤的代碼，按代碼整理的快捷鍵；</text:p>
      <text:p text:style-name="P10"/>
      <text:p text:style-name="P11"><text:soft-page-break/>button 初始化的時候，直接調用了command函數的bug：<text:a xlink:type="simple" xlink:href="https://blog.csdn.net/guge907/article/details/23291763" text:style-name="Internet_20_link" text:visited-style-name="Visited_20_Internet_20_Link">https://blog.csdn.net/guge907/article/details/23291763</text:a></text:p>
      <text:p text:style-name="P11"/>
      <text:p text:style-name="P12">地圖api的使用：</text:p>
      <text:p text:style-name="P12">地圖編輯的組件：</text:p>
      <text:p text:style-name="P12"><text:a xlink:type="simple" xlink:href="https://github.com/TomSchimansky/TkinterMapView/blob/main/README.md" text:style-name="Internet_20_link" text:visited-style-name="Visited_20_Internet_20_Link">https://github.com/TomSchimansky/TkinterMapView/blob/main/README.md</text:a></text:p>
      <text:p text:style-name="P12">選擇不同的tile進行顯示；</text:p>
      <text:p text:style-name="P12"/>
      <text:p text:style-name="P12">點擊list中的內容後，在右側繪製path<text:span text:style-name="T7">；</text:span></text:p>
      <text:p text:style-name="P12"><text:a xlink:type="simple" xlink:href="https://github.com/TomSchimansky/TkinterMapView#create-path-from-position-list" text:style-name="Internet_20_link" text:visited-style-name="Visited_20_Internet_20_Link">https://github.com/TomSchimansky/TkinterMapView#create-path-from-position-list</text:a></text:p>
      <text:p text:style-name="P12"/>
      <text:p text:style-name="P12">數據庫選單<text:span text:style-name="T7">：</text:span></text:p>
      <text:p text:style-name="P12">測試數據庫<text:span text:style-name="T7">，正式數據庫；</text:span></text:p>
      <text:p text:style-name="P12"/>
      <text:p text:style-name="P13">5/11</text:p>
      <text:p text:style-name="P13">1 gpx數據拆分：</text:p>
      <text:p text:style-name="P13">step1 ： 查看gpx檔案，並進行讀取；</text:p>
      <text:p text:style-name="P13">step2： <text:s/>組裝所有的數據：</text:p>
      <text:p text:style-name="P14">每個文件是一個字典：name，data；</text:p>
      <text:p text:style-name="P13">一個文件是一個array，每個element是一個tuple；</text:p>
      <text:p text:style-name="P13">step3：使用的時候，根據需要進行讀取；</text:p>
      <text:p text:style-name="P14"><text:soft-page-break/>2 點擊‘導入gpx數據’之後：顯示所有導入的gpx數據的文件名列表；</text:p>
      <text:p text:style-name="P14">點擊文件名之後，在右側顯示路徑圖；</text:p>
      <text:p text:style-name="P145">path_1 = map_widget.set_path([marker_2.position, marker_3.position, (52.57, 13.4), (52.55, 13.35)])</text:p>
      <text:p text:style-name="P16">數據結構是：一個array，每個element是一個tuple</text:p>
      <text:p text:style-name="P14"/>
      <text:p text:style-name="P14">bug<text:span text:style-name="T8">：由於每個文件有幾萬個點，導致導入map的時候，需要的事件很長；所以需要按照原本的需求，是需要刪除一些點的；</text:span></text:p>
      <text:p text:style-name="P14"/>
      <text:p text:style-name="P14">刪除<text:span text:style-name="T8">1km內的點：</text:span></text:p>
      <text:p text:style-name="P15">算法<text:span text:style-name="T8">：</text:span></text:p>
      <text:p text:style-name="P17">step1:從第一個點開始，下一個距離&gt;=1km的點插入，其他的都丟掉；</text:p>
      <text:p text:style-name="P17">step2:更新計算點為這個點，重複上一步驟；</text:p>
      <text:p text:style-name="P18"/>
      <text:p text:style-name="P18">計算gps點之間的距離：</text:p>
      <text:p text:style-name="P18"><text:a xlink:type="simple" xlink:href="https://janakiev.com/blog/gps-points-distance-python/" text:style-name="Internet_20_link" text:visited-style-name="Visited_20_Internet_20_Link">https://janakiev.com/blog/gps-points-distance-python/</text:a></text:p>
      <text:p text:style-name="P18"/>
      <text:p text:style-name="P19">計算之後，剩餘的點數是1000個左右（原本的是20000多到40000多個點）；計算時間比較久；</text:p>
      <text:p text:style-name="P19"/>
      <text:p text:style-name="P19">map：跳轉到想要的區域；</text:p>
      <text:p text:style-name="P19"><text:soft-page-break/><text:a xlink:type="simple" xlink:href="https://gis.stackexchange.com/questions/323724/setting-google-street-basemap-language-in-qgis" text:style-name="Internet_20_link" text:visited-style-name="Visited_20_Internet_20_Link">https://gis.stackexchange.com/questions/323724/setting-google-street-basemap-language-in-qgis</text:a></text:p>
      <text:p text:style-name="P19"/>
      <text:p text:style-name="P19"><text:a xlink:type="simple" xlink:href="https://developers.google.com/maps/documentation/javascript/url-params" text:style-name="Internet_20_link" text:visited-style-name="Visited_20_Internet_20_Link">https://developers.google.com/maps/documentation/javascript/url-params</text:a></text:p>
      <text:p text:style-name="P19"/>
      <text:p text:style-name="P9"><text:a xlink:type="simple" xlink:href="https://stackoverflow.com/questions/16840646/google-geocoding-api-region-parameter" text:style-name="Internet_20_link" text:visited-style-name="Visited_20_Internet_20_Link">https://stackoverflow.com/questions/16840646/google-geocoding-api-region-parameter</text:a></text:p>
      <text:p text:style-name="P9"/>
      <text:p text:style-name="P9"/>
      <text:p text:style-name="P20">unicode 解碼：</text:p>
      <text:p text:style-name="P20"><text:a xlink:type="simple" xlink:href="https://docs.python.org/3/howto/unicode.html" text:style-name="Internet_20_link" text:visited-style-name="Visited_20_Internet_20_Link">https://docs.python.org/3/howto/unicode.html</text:a></text:p>
      <text:p text:style-name="P20"/>
      <text:p text:style-name="P21">5/12</text:p>
      <text:p text:style-name="P21">1 地圖使用openstreetmap；</text:p>
      <text:p text:style-name="P21">高德地圖</text:p>
      <text:p text:style-name="P21"><text:a xlink:type="simple" xlink:href="https://blog.csdn.net/lx227227/article/details/105462567" text:style-name="Internet_20_link" text:visited-style-name="Visited_20_Internet_20_Link">https://blog.csdn.net/lx227227/article/details/105462567</text:a></text:p>
      <text:p text:style-name="P21"/>
      <text:p text:style-name="P21"/>
      <text:p text:style-name="P22">2 數據庫管理：</text:p>
      <text:p text:style-name="P29">每個操作，都要加入回傳值，並進行相應的界面提示；</text:p>
      <text:p text:style-name="P22"/>
      <text:p text:style-name="P22">ui新增編輯欄目：</text:p>
      <text:p text:style-name="P35">nfzid：current time（ymd 時分秒）+ title ，雜湊；python工具<text:span text:style-name="T9">：</text:span>hashlib</text:p>
      <text:p text:style-name="P35"><text:soft-page-break/></text:p>
      <text:p text:style-name="P22">title可以手動編輯；（listbox）</text:p>
      <text:p text:style-name="P25">(由於沒有自帶的編輯功能，)</text:p>
      <text:p text:style-name="P23"><text:a xlink:type="simple" xlink:href="https://pythonguides.com/python-tkinter-messagebox/" text:style-name="Internet_20_link" text:visited-style-name="Visited_20_Internet_20_Link">https://pythonguides.com/python-tkinter-messagebox/</text:a></text:p>
      <text:h text:style-name="P146" text:outline-level="2"><text:bookmark text:name="python-tkinter-popup-input-box"/><text:bookmark text:name="Python_Tkinter_popup_input_box"/>Python Tkinter popup input box</text:h>
      <text:p text:style-name="P25">點擊listbox的item之後，顯示一個彈窗，其中可以編輯item內容；編輯完成之後回傳這個內容給listbox的item；</text:p>
      <text:p text:style-name="P26"><text:a xlink:type="simple" xlink:href="https://www.geeksforgeeks.org/binding-function-with-double-click-with-tkinter-listbox/" text:style-name="Internet_20_link" text:visited-style-name="Visited_20_Internet_20_Link">https://www.geeksforgeeks.org/binding-function-with-double-click-with-tkinter-listbox/</text:a></text:p>
      <text:p text:style-name="P26">改成雙擊改名字，單擊不會彈出彈窗；</text:p>
      <text:p text:style-name="P26">優化彈窗<text:span text:style-name="T38">：默認有pathName，這樣比較好修改；</text:span></text:p>
      <text:p text:style-name="P23">）</text:p>
      <text:p text:style-name="P23"/>
      <text:p text:style-name="P24">文字編輯欄目：note；（可以空值，如果空值的話，自己帶個空格</text:p>
      <text:p text:style-name="P23"/>
      <text:p text:style-name="P23">連接</text:p>
      <text:p text:style-name="P25">注釋</text:p>
      <text:p text:style-name="P28">插入</text:p>
      <text:p text:style-name="P28">輸入工棚</text:p>
      <text:p text:style-name="P8"/>
      <text:p text:style-name="P27">combobox 下拉條顯示多個元素:</text:p>
      <text:p text:style-name="P27"><text:soft-page-break/><text:a xlink:type="simple" xlink:href="https://anzeljg.github.io/rin2/book2/2405/docs/tkinter/ttk-Combobox.html" text:style-name="Internet_20_link" text:visited-style-name="Visited_20_Internet_20_Link">https://anzeljg.github.io/rin2/book2/2405/docs/tkinter/ttk-Combobox.html</text:a></text:p>
      <text:p text:style-name="P36">height設置成<text:span text:style-name="T37">80；</text:span></text:p>
      <text:p text:style-name="P37">選擇之後<text:span text:style-name="T37">，顯示所有的paths；</text:span></text:p>
      <text:p text:style-name="P38"/>
      <text:p text:style-name="P8"/>
      <text:p text:style-name="P22">3 寫一個操作手冊；</text:p>
      <text:p text:style-name="P8"/>
      <text:p text:style-name="P30">4<text:span text:style-name="T13">虛擬機安裝：</text:span></text:p>
      <text:p text:style-name="P63"/>
      <text:p text:style-name="P64">virtualbox shared file:</text:p>
      <text:p text:style-name="P64"/>
      <text:p text:style-name="P63"><text:a xlink:type="simple" xlink:href="https://www.youtube.com/watch?v=j8Ne96h8UDg" text:style-name="Internet_20_link" text:visited-style-name="Visited_20_Internet_20_Link">https://www.youtube.com/watch?v=j8Ne96h8UDg</text:a></text:p>
      <text:p text:style-name="P63"/>
      <text:p text:style-name="P65">linux 裝機</text:p>
      <text:p text:style-name="P66"/>
      <text:p text:style-name="P66">apt-get install 問題：</text:p>
      <text:p text:style-name="P66"><text:a xlink:type="simple" xlink:href="https://stackoverflow.com/questions/36403740/broken-packages-do-not-let-me-install-packages" text:style-name="Internet_20_link" text:visited-style-name="Visited_20_Internet_20_Link">https://stackoverflow.com/questions/36403740/broken-packages-do-not-let-me-install-packages</text:a></text:p>
      <text:p text:style-name="P66"/>
      <text:p text:style-name="P66">使用a<text:span text:style-name="T39">ptitude install的指令；</text:span></text:p>
      <text:p text:style-name="P66">注意：出現<text:span text:style-name="T39">Y/n/b選項的時候，第一次出現的時候，要選n，之後出現的都選Y就好了；</text:span></text:p>
      <text:p text:style-name="P66"/>
      <text:p text:style-name="P65">python 打包</text:p>
      <text:p text:style-name="P66"/>
      <text:p text:style-name="P66"><text:soft-page-break/>bug ：pip3 install error: </text:p>
      <text:p text:style-name="P66">failed building wheel for pillow</text:p>
      <text:p text:style-name="P66">原因：使用的<text:span text:style-name="T40">python3的版本不支持最新版的pillow；</text:span></text:p>
      <text:p text:style-name="P66">解決方法：</text:p>
      <text:p text:style-name="P66">查看python<text:span text:style-name="T40">3的版本</text:span></text:p>
      <text:p text:style-name="P62">python3 –version</text:p>
      <text:p text:style-name="P62">對比pillow的官網說明</text:p>
      <text:p text:style-name="P66"><text:a xlink:type="simple" xlink:href="https://pillow.readthedocs.io/en/latest/installation.html" text:style-name="Internet_20_link" text:visited-style-name="Visited_20_Internet_20_Link">https://pillow.readthedocs.io/en/latest/installation.html</text:a></text:p>
      <text:p text:style-name="P66">找到支持的最高的pillow版本；（如果使用太低的版本，會出現很多的組件不支持）</text:p>
      <text:p text:style-name="P62">pip3 install pillow==xxx</text:p>
      <text:p text:style-name="P62"/>
      <text:p text:style-name="P62"/>
      <text:p text:style-name="P62">用pip3 安裝了pyinstaller之後，pyinstaller命令依然用不了：</text:p>
      <text:p text:style-name="P62">換用指令：</text:p>
      <text:p text:style-name="P62">python<text:span text:style-name="T39">3 -m PyInstaller -F xxx.py</text:span></text:p>
      <text:p text:style-name="P62">效果一樣<text:span text:style-name="T39">；</text:span></text:p>
      <text:p text:style-name="P62"/>
      <text:p text:style-name="P62"><text:span text:style-name="T39">bug:</text:span>打包好之後<text:span text:style-name="T39">，執行檔出現xxx model not found</text:span></text:p>
      <text:p text:style-name="P62">原因：打包工具有bug</text:p>
      <text:p text:style-name="P65">解決方案：</text:p>
      <text:p text:style-name="P65">step1：把xxx model寫進代碼裡面： import xxx</text:p>
      <text:p text:style-name="P62"><text:soft-page-break/>step<text:span text:style-name="T39">2：</text:span>重新打包，就可以正常運行了；</text:p>
      <text:p text:style-name="P62"/>
      <text:p text:style-name="P62"><text:a xlink:type="simple" xlink:href="https://github.com/pyinstaller/pyinstaller/issues/5344" text:style-name="Internet_20_link" text:visited-style-name="Visited_20_Internet_20_Link">https://github.com/pyinstaller/pyinstaller/issues/5344</text:a></text:p>
      <text:p text:style-name="P73">原因：4.1使用了pie打包，很多linux的應用管理軟件無法識別，所以需要用terminal打開；</text:p>
      <text:p text:style-name="P73">修正方法：安裝4.0版本的pyinstaller就好了；</text:p>
      <text:p text:style-name="P62"/>
      <text:p text:style-name="P67">5/19</text:p>
      <text:p text:style-name="P67">1 執行檔bug：無法點擊打開；</text:p>
      <text:p text:style-name="P71">(</text:p>
      <text:p text:style-name="P71"><text:a xlink:type="simple" xlink:href="https://askubuntu.com/questions/1361924/couldnt-display-program-no-application-installed-for-shared-library-file" text:style-name="Internet_20_link" text:visited-style-name="Visited_20_Internet_20_Link">https://askubuntu.com/questions/1361924/couldnt-display-program-no-application-installed-for-shared-library-file</text:a></text:p>
      <text:p text:style-name="P71"/>
      <text:p text:style-name="P72">用的pyinstaller 4.1打包之後是一個shared libary文件，所以不能直接打開；</text:p>
      <text:p text:style-name="P72">正常打包是一個executable文件；</text:p>
      <text:p text:style-name="P72">所以嘗試使用更新版本的pyinstaller試試；</text:p>
      <text:p text:style-name="P71"/>
      <text:p text:style-name="P71">)</text:p>
      <text:p text:style-name="P67">加一個日志功能，把錯誤信息寫入日誌中；</text:p>
      <text:p text:style-name="P67">listbox加入一個下拉條；</text:p>
      <text:p text:style-name="P70">(</text:p>
      <text:p text:style-name="P70">拉條ui設置：</text:p>
      <text:p text:style-name="P70">parent設為listbox：</text:p>
      <text:p text:style-name="P70"><text:soft-page-break/></text:p>
      <text:p text:style-name="P70"><text:a xlink:type="simple" xlink:href="https://stackoverflow.com/questions/10870855/scrollable-listbox-within-a-grid-using-tkinter" text:style-name="Internet_20_link" text:visited-style-name="Visited_20_Internet_20_Link">https://stackoverflow.com/questions/10870855/scrollable-listbox-within-a-grid-using-tkinter</text:a></text:p>
      <text:p text:style-name="P70"/>
      <text:p text:style-name="P70">設置width：</text:p>
      <text:p text:style-name="P70"><text:a xlink:type="simple" xlink:href="https://anzeljg.github.io/rin2/book2/2405/docs/tkinter/scrollbar.html" text:style-name="Internet_20_link" text:visited-style-name="Visited_20_Internet_20_Link">https://anzeljg.github.io/rin2/book2/2405/docs/tkinter/scrollbar.html</text:a></text:p>
      <text:p text:style-name="P70"/>
      <text:p text:style-name="P70">pack右上角：</text:p>
      <text:p text:style-name="P70"><text:a xlink:type="simple" xlink:href="https://stackoverflow.com/questions/58016467/how-to-make-tkinterpack-place-label-on-top-left-corner-in-below-program" text:style-name="Internet_20_link" text:visited-style-name="Visited_20_Internet_20_Link">https://stackoverflow.com/questions/58016467/how-to-make-tkinterpack-place-label-on-top-left-corner-in-below-program</text:a></text:p>
      <text:p text:style-name="P70"/>
      <text:p text:style-name="P70">)</text:p>
      <text:p text:style-name="P67"/>
      <text:p text:style-name="P68">方案1：說明文檔中說明一下gpxfiles用哪一個；</text:p>
      <text:p text:style-name="P68">方案<text:span text:style-name="T41">2：</text:span></text:p>
      <text:p text:style-name="P68">打包成可以點擊打開的；</text:p>
      <text:p text:style-name="P67">終端打開的話，要記錄在說明文檔中；</text:p>
      <text:p text:style-name="P69">第4項：導入數據加一個標籤 從1開始計數；</text:p>
      <text:h text:style-name="P221" text:outline-level="5">第5項：「連接」按鈕，成功按之後，就屏蔽掉；</text:h>
      <text:p text:style-name="P153">改成clear listbox；</text:p>
      <text:p text:style-name="P147"><text:soft-page-break/><text:span text:style-name="T14">第</text:span><text:span text:style-name="T15">6</text:span><text:span text:style-name="T16">項： 新增工棚之後，工棚的combobox也需要更新，下面的listbox也要更新，才知道新增成功了；</text:span></text:p>
      <text:p text:style-name="P155">新增工棚成功</text:p>
      <text:p text:style-name="P156">(</text:p>
      <text:p text:style-name="P148"><text:span text:style-name="T16">c</text:span><text:span text:style-name="T12">ombobox插入value:</text:span></text:p>
      <text:p text:style-name="P148"><text:a xlink:type="simple" xlink:href="https://stackoverflow.com/questions/51590357/appending-values-to-ttk-comboboxvalues-without-reloading-combobox" text:style-name="Internet_20_link" text:visited-style-name="Visited_20_Internet_20_Link"><text:span text:style-name="T12">https://stackoverflow.com/questions/51590357/appending-values-to-ttk-comboboxvalues-without-reloading-combobox</text:span></text:a></text:p>
      <text:p text:style-name="P157">)</text:p>
      <text:p text:style-name="P147"><text:span text:style-name="T16">第</text:span><text:span text:style-name="T15">7項：注釋，改為“維護人員名字”；</text:span></text:p>
      <text:p text:style-name="P155">第9項：點擊list之後，彈出地圖的全螢幕顯示的彈窗；</text:p>
      <text:p text:style-name="P147"><text:span text:style-name="T16">第</text:span><text:span text:style-name="T15">10項：改成高德地圖；</text:span></text:p>
      <text:p text:style-name="P147"><text:span text:style-name="T16">第</text:span><text:span text:style-name="T15">11項：地圖的path顯示改成多邊形的，中心點，往左往右100公尺；</text:span></text:p>
      <text:p text:style-name="P158">（</text:p>
      <text:p text:style-name="P149"><text:span text:style-name="T15">黑色的path顯示的是原始的</text:span><text:span text:style-name="T17">2萬個點；</text:span></text:p>
      <text:p text:style-name="P149"><text:soft-page-break/><text:span text:style-name="T15">紅色的多邊形其實是裁減之後的</text:span><text:span text:style-name="T17">2000多個點：只不過是path的寬度是100公尺；</text:span></text:p>
      <text:p text:style-name="P158">）</text:p>
      <text:p text:style-name="P152">插入成功的話，提示：新增到雲端成功；</text:p>
      <text:p text:style-name="P152"/>
      <text:p text:style-name="P152"/>
      <text:p text:style-name="P150"><text:span text:style-name="T14">5/</text:span><text:span text:style-name="T12">21</text:span></text:p>
      <text:p text:style-name="P159">1 根據mapview的代碼，寫一個可以自定義path寬度的函數；</text:p>
      <text:p text:style-name="P160">做法1：寫一個寬度更大的path函數，顏色設置為半透明的；</text:p>
      <text:p text:style-name="P161">（由於接口不支持半透明的，所以只能使用第二個方案）</text:p>
      <text:p text:style-name="P160">做法2：polygon 的函數，但是需要設計points；</text:p>
      <text:p text:style-name="P151"><text:span text:style-name="T10">（目前使用的是方案</text:span><text:span text:style-name="T11">1，雖然不是半透明的，但是粉色作為寬的部分，也是可以看到兩個線條的</text:span><text:span text:style-name="T10">）</text:span></text:p>
      <text:p text:style-name="P154">這裡的關鍵應該是，回傳給nfz的path數據，不應該是一條線，而應該是一個多邊形，是嗎？那麼<text:soft-page-break/>怎麼能夠計算到對方飛行的路徑和這個數據的比較的？</text:p>
      <text:p text:style-name="P154">如果存儲的數據也是一個line的話，怎麼進行比較的？</text:p>
      <text:p text:style-name="P154">所以，我的問題應該是回傳給server的path到底是什麼數據？應該不是一個line吧？</text:p>
      <text:p text:style-name="P154">（其實，是一個line也是可以的，只不過到時候，需要比較的就是和line的重合度，如果path和line的重合度太高就有問題，至於重合度比較的算法，可以另行計算）</text:p>
      <text:p text:style-name="P154"/>
      <text:p text:style-name="P162">Oliver的回答：</text:p>
      <text:p text:style-name="P162">雲端儲存的禁航區是一個多邊型的座標集合，禁航區的計算規則取北京同事採集的國道/高速路的連續中心點坐標後，我們這邊會先以每 1KM 為基準做一次過濾，接著每一個點會以面對下一個點的方向，向左右兩邊各延伸 100 米取出多邊型的左右兩個座標點，將一條路線取完後就得到整條<text:soft-page-break/>道路的多邊型了，後續就是將這個多邊型存到雲端。</text:p>
      <text:p text:style-name="P162"/>
      <text:p text:style-name="P162">算法，path filter之後，進行計算一個是start<text:span text:style-name="T42">Point（順序插入）,一個是endPoint（倒序插入）</text:span></text:p>
      <text:p text:style-name="P163"><text:a xlink:type="simple" xlink:href="https://stackoverflow.com/questions/24427828/calculate-point-based-on-distance-and-direction" text:style-name="Internet_20_link" text:visited-style-name="Visited_20_Internet_20_Link">https://stackoverflow.com/questions/24427828/calculate-point-based-on-distance-and-direction</text:a></text:p>
      <text:p text:style-name="P163">可以通過距離+角度的方式計算出point；</text:p>
      <text:p text:style-name="P164">計算兩點的角度bearing：</text:p>
      <text:p text:style-name="P164"><text:a xlink:type="simple" xlink:href="https://towardsdatascience.com/calculating-the-bearing-between-two-geospatial-coordinates-66203f57e4b4" text:style-name="Internet_20_link" text:visited-style-name="Visited_20_Internet_20_Link">https://towardsdatascience.com/calculating-the-bearing-between-two-geospatial-coordinates-66203f57e4b4</text:a></text:p>
      <text:p text:style-name="P164">bearing分別順時針和逆時針旋轉90度：</text:p>
      <text:p text:style-name="P164"/>
      <text:p text:style-name="P164">總結：</text:p>
      <text:p text:style-name="P164">step1：讀取兩個點（起始點，終止點）</text:p>
      <text:p text:style-name="P164">step2：計算bearing；</text:p>
      <text:p text:style-name="P164">step3：計算模擬點的bearing；</text:p>
      <text:p text:style-name="P164"><text:soft-page-break/>step4：根據bearing+起始點，計算兩個模擬點；</text:p>
      <text:p text:style-name="P164"/>
      <text:p text:style-name="P165">5/24</text:p>
      <text:p text:style-name="P165">demo測試問題討論記錄：</text:p>
      <text:p text:style-name="P165"><text:span text:style-name="T43">1 裁減</text:span><text:span text:style-name="T46">：</text:span>藍色的path去掉；</text:p>
      <text:p text:style-name="P165"><text:span text:style-name="T52">2 </text:span><text:span text:style-name="T51">不處理（</text:span><text:span text:style-name="T43">2優化</text:span><text:span text:style-name="T46">：</text:span>高德地圖偏離比較遠（查找有沒有比較新的高德地圖圖資）；<text:span text:style-name="T51">）</text:span><text:span text:style-name="T55">，坐標需要矯正，直接使用其他的工具進行檢測；</text:span></text:p>
      <text:p text:style-name="P165"><text:span text:style-name="T43">3 bug</text:span><text:span text:style-name="T46">：地圖bug</text:span><text:span text:style-name="T47">：</text:span><text:span text:style-name="T46">編號超過兩位數的時候</text:span><text:span text:style-name="T47">，點擊後，沒有反映，</text:span><text:span text:style-name="T46">gpx </text:span>data list 的名字裁減有問題：編號兩位數的話，裁減錯誤，導致找不到文件；</text:p>
      <text:p text:style-name="P165"><text:span text:style-name="T43">4</text:span><text:span text:style-name="T46">更新：</text:span>單純的新增工棚：工棚輸入欄去掉<text:span text:style-name="T49">，在combobox中加入一個新增工棚的欄，點擊後，彈框輸入名字</text:span>；</text:p>
      <text:p text:style-name="P171">(做法：</text:p>
      <text:p text:style-name="P171">step1：在combobox的內容中加入一個‘新增工棚’；</text:p>
      <text:p text:style-name="P171"><text:soft-page-break/>step2：如果點擊的是‘新增工棚’的話，進行彈窗；</text:p>
      <text:p text:style-name="P171">step3: 按照輸入的名字，新增到combobox中；</text:p>
      <text:p text:style-name="P171">)</text:p>
      <text:p text:style-name="P165">新增<text:span text:style-name="T50">：刪工棚（一個只是本地刪，一個是兩個都要刪）；</text:span></text:p>
      <text:p text:style-name="P172">(</text:p>
      <text:p text:style-name="P172">step1：新增按鈕：之前“輸入工棚”的位置，改為一個button，用來刪除工棚；</text:p>
      <text:p text:style-name="P172">step2：判斷當前的house combobox的內容，與db中進行對比，如果有，就從db中刪除，如果沒有，就ui中刪除就好；</text:p>
      <text:p text:style-name="P172">)</text:p>
      <text:p text:style-name="P166">5 更新<text:span text:style-name="T46">：</text:span>插入功能更改：按照工棚蘭進行拆入，不判斷新增工棚的名字；</text:p>
      <text:p text:style-name="P168"><text:span text:style-name="T48">bug：</text:span>改名字之後，會導致插入失敗；（應該是<text:span text:style-name="T48">6</text:span>更改之後，就可以了）</text:p>
      <text:p text:style-name="P166"><text:soft-page-break/><text:span text:style-name="T45">6 bug</text:span><text:span text:style-name="T46">：</text:span>名字插入錯誤；（path名字更改之後，也要把gpx<text:span text:style-name="T44">Management中的path名字更新一下；</text:span>）</text:p>
      <text:p text:style-name="P167">7 優化<text:span text:style-name="T46">：</text:span>new data list可以多選<text:span text:style-name="T53">，批量插入</text:span>；</text:p>
      <text:p text:style-name="P173">(加一個批量插入的按鈕，進行批量插入)</text:p>
      <text:p text:style-name="P170">8新功能：</text:p>
      <text:p text:style-name="P170">批次命名：複選 --→ 鼠標右鍵選項：新增前綴，新增後綴 --→ 輸入框，ok；</text:p>
      <text:p text:style-name="P174">(new data list 加一個左右滾輪</text:p>
      <text:p text:style-name="P174"><text:span text:style-name="T56">Notice that you are putting the scrollbar inside the listbox. When you then call </text:span><text:span text:style-name="Source_20_Text"><text:span text:style-name="T57">grid</text:span></text:span><text:span text:style-name="T56"> on the scrollbar, the default behavior of </text:span><text:span text:style-name="Source_20_Text"><text:span text:style-name="T57">grid</text:span></text:span><text:span text:style-name="T56"> is to grow or shrink a widget to fit its children, so the listbox is shrinking in height to fit the scrollbar.</text:span></text:p>
      <text:p text:style-name="P218"><text:span text:style-name="T19">Instead of putting the scrollbar in </text:span><text:span text:style-name="Source_20_Text"><text:span text:style-name="T20">question_list</text:span></text:span><text:span text:style-name="T19">, you need to put it in </text:span><text:span text:style-name="Source_20_Text"><text:span text:style-name="T20">window</text:span></text:span><text:span text:style-name="T19">.</text:span></text:p>
      <text:p text:style-name="P174"><text:a xlink:type="simple" xlink:href="https://stackoverflow.com/questions/58944436/python-tkinter-listbox-height-not-working" text:style-name="Internet_20_link" text:visited-style-name="Visited_20_Internet_20_Link">https://stackoverflow.com/questions/58944436/python-tkinter-listbox-height-not-working</text:a></text:p>
      <text:p text:style-name="P175">算了，不加了</text:p>
      <text:p text:style-name="P174"/>
      <text:p text:style-name="P174">)</text:p>
      <text:p text:style-name="P167"/>
      <text:p text:style-name="P166">重新進行界面流程的定義：</text:p>
      <text:p text:style-name="P166">需求分析：</text:p>
      <text:p text:style-name="P166"><text:soft-page-break/>gpx檔案，進行路徑的新增or更新；</text:p>
      <text:p text:style-name="P169"/>
      <text:p text:style-name="P169">隱藏bug<text:span text:style-name="T54">：</text:span>插入的時候<text:span text:style-name="T54">，要插入的不是path，而是polygon；</text:span></text:p>
      <text:p text:style-name="P169"/>
      <text:p text:style-name="P177">5/26</text:p>
      <text:p text:style-name="P177">1 插入 和 批量插入 整合成一個 ‘插入’（功能上是批量插入）；</text:p>
      <text:p text:style-name="P177">刪除工棚 改成 “公棚”；</text:p>
      <text:p text:style-name="P179">2 學習前端語言開發的django框架;</text:p>
      <text:p text:style-name="P179">使用django框架開發<text:span text:style-name="T58">NFZ管理程式；</text:span></text:p>
      <text:p text:style-name="P181">移植到公司的系統中；</text:p>
      <text:p text:style-name="P179">（也是可以直接開發前端的部分）</text:p>
      <text:p text:style-name="P178">使用python直接開發的話，會導致只能linux運行的問題，最好是開發成，能輕鬆整合到系統中，並可以使用任何電腦打開的工具，不要裝這個，裝那個的；</text:p>
      <text:p text:style-name="P178"><text:soft-page-break/>這次是因為急着用，所以就專注於把功能開發完，之後需要注意上面的事情；</text:p>
      <text:p text:style-name="P180">(Django框架支持不同系統的打包嗎？)</text:p>
      <text:p text:style-name="P176"/>
      <text:p text:style-name="P181">2 web版本：</text:p>
      <text:p text:style-name="P181">step1： 學習和搭建django基本框架；<text:span text:style-name="T59">（2天）</text:span></text:p>
      <text:p text:style-name="P181">step2： 按照ui設計搭建ui；<text:span text:style-name="T59">（需要學習ui的相關組件，4天）</text:span></text:p>
      <text:p text:style-name="P181">step3： 按照功能設計搭建功能；<text:span text:style-name="T59">（把現有的功能，移植過去，2天）</text:span></text:p>
      <text:p text:style-name="P181"/>
      <text:p text:style-name="P182">3 django環境搭建：</text:p>
      <text:p text:style-name="P182"><text:a xlink:type="simple" xlink:href="https://developer.mozilla.org/zh-TW/docs/Learn/Server-side/Django/development_environment#安裝_django" text:style-name="Internet_20_link" text:visited-style-name="Visited_20_Internet_20_Link">https://developer.mozilla.org/zh-TW/docs/Learn/Server-side/Django/development_environment#%E5%AE%89%E8%A3%9D_django</text:a></text:p>
      <text:p text:style-name="P182"/>
      <text:p text:style-name="P183">加入一個頁面：</text:p>
      <text:p text:style-name="P183"><text:span text:style-name="T60">在項目文件夾裡，創建網站時同時生成了</text:span><text:span text:style-name="T61">URL</text:span><text:span text:style-name="T60">映射器（</text:span><text:span text:style-name="Strong_20_Emphasis"><text:span text:style-name="T61">urls.py</text:span></text:span><text:span text:style-name="T60">）。儘管你可以用它來管理所有的</text:span><text:span text:style-name="T61">URL</text:span><text:span text:style-name="T60">映射，但是更常用的做法是把</text:span><text:span text:style-name="T61">URL</text:span><text:span text:style-name="T60">映射留到它們相關的應用中。</text:span></text:p>
      <text:p text:style-name="P181"><text:soft-page-break/></text:p>
      <text:p text:style-name="P166"/>
      <text:p text:style-name="P184">5/30</text:p>
      <text:p text:style-name="P184">1 由於model主要是為了對接database的，因為目前我是不需要把資料存儲在本地的model中，那摩就只需要使用view.py 把資料上傳給雲端的服務器就好了；</text:p>
      <text:p text:style-name="P184">2 url設計；<text:line-break/>主頁：gpx數據導入頁面；</text:p>
      <text:p text:style-name="P184">數據管理頁面：進行數據更新，刪除等操作；</text:p>
      <text:p text:style-name="P165">禁飛區管理</text:p>
      <text:p text:style-name="P165">gpx文件管理</text:p>
      <text:p text:style-name="P165">數據庫管理</text:p>
      <text:p text:style-name="P185"/>
      <text:p text:style-name="P185">3 viewer 的作用是把model中的數據，導入給html中顯示，又沒有辦法，把html中讀到的數據返回給viewer 呢？</text:p>
      <text:p text:style-name="P185"><text:soft-page-break/>還是：html讀到的數據返回給model，由model進行處理？</text:p>
      <text:p text:style-name="P185"/>
      <text:p text:style-name="P186">4 在處理html的目錄中，可以直接使用js進行的；</text:p>
      <text:p text:style-name="P187">5 fileReader只能有一個，所以讀取多個文件的話，需要</text:p>
      <text:p text:style-name="P187"/>
      <text:p text:style-name="P188">5/31</text:p>
      <text:p text:style-name="P188">1 js工具：</text:p>
      <text:p text:style-name="P162"><text:a xlink:type="simple" xlink:href="https://turfjs.org/docs/#bearing" text:style-name="Internet_20_link" text:visited-style-name="Visited_20_Internet_20_Link">https://turfjs.org/docs/#bearing</text:a></text:p>
      <text:p text:style-name="P188">好用的geo相關的tool</text:p>
      <text:p text:style-name="P188"/>
      <text:p text:style-name="P189">6/1</text:p>
      <text:p text:style-name="P191">1</text:p>
      <text:p text:style-name="P196">以下，按照編號進行反饋：</text:p>
      <text:p text:style-name="P196">1 功能裁減：可以刪除；</text:p>
      <text:p text:style-name="P196">2 功能優化：是指在「數據庫管理」頁面中，也需要加入流水號，是嗎？可以新增；</text:p>
      <text:p text:style-name="P196">3 功能優化：建議先不改：因為目前在設計web版本的，同樣的功能，操作方式也會變化，所以這個版建議先不改操作方式；</text:p>
      <text:p text:style-name="P196">4 功能新增：可以修改：希望是延後修改；</text:p>
      <text:p text:style-name="P196">5 <text:span text:style-name="T62">UI優化：</text:span>已經改好了：還沒上傳，因為這個版還沒測完，怕leo需要重測；</text:p>
      <text:p text:style-name="P197"><text:soft-page-break/>6 bug：請提供具體的刪除失敗的例子，我這把好排查bug在哪裡：</text:p>
      <text:p text:style-name="P197">目前我遇到的刪除「公棚」失敗的情況是：</text:p>
      <text:p text:style-name="P197">公棚中有名字完全一樣的path的話，會刪除失敗（可能雲端資料庫那邊認為短時間刪除一樣的路線和公棚不允許），間隔一段時間之後，再刪又是可以的；</text:p>
      <text:p text:style-name="P198">7，8，9，10 功能優化和新增：都可以做：建議做在web版中；</text:p>
      <text:p text:style-name="P190"/>
      <text:p text:style-name="P191">2</text:p>
      <text:p text:style-name="P191">開會她論：</text:p>
      <text:p text:style-name="P193">流程：</text:p>
      <text:p text:style-name="P193">新功能：先在測試伺服器；（這個是開發任務）</text:p>
      <text:p text:style-name="P193">老功能：正式伺服器；（日常任務）</text:p>
      <text:p text:style-name="P191"/>
      <text:p text:style-name="P192">工作（日常）項目，</text:p>
      <text:p text:style-name="P192">開發項目；</text:p>
      <text:p text:style-name="P192"/>
      <text:p text:style-name="P192">之後由我來負責nfz管理的維護工作，等到流程優化到一個階段之後，再交接出去；</text:p>
      <text:p text:style-name="P192">通過實務工作，去了解流程，並優化流程；</text:p>
      <text:p text:style-name="P192"/>
      <text:p text:style-name="P194">3 新增一個雲端資料庫的api文檔；</text:p>
      <text:p text:style-name="P195"><text:soft-page-break/>4 日常任務：刪除 插入 連接</text:p>
      <text:p text:style-name="P74"><text:span text:style-name="T72">新增</text:span><text:span text:style-name="T65">25</text:span><text:span text:style-name="T72">條路線至以下公棚，詳細如下，謝謝</text:span></text:p>
      <text:p text:style-name="P103"><text:span text:style-name="T65">(1) </text:span><text:span text:style-name="T63">保定艾蒂花鄉</text:span><text:span text:style-name="T66">8</text:span><text:span text:style-name="T63">條路線</text:span><text:span text:style-name="T65"><text:line-break/>S7-</text:span><text:span text:style-name="T73">济泰高速、</text:span><text:span text:style-name="T65">S25-</text:span><text:span text:style-name="T73">原阳</text:span><text:span text:style-name="T65">-</text:span><text:span text:style-name="T73">内黄、</text:span><text:span text:style-name="T65">Sxx-</text:span><text:span text:style-name="T73">邯港高速、</text:span><text:span text:style-name="T65">Sxx-</text:span><text:span text:style-name="T73">济高高 </text:span><text:span text:style-name="T65"><text:line-break/></text:span><text:span text:style-name="T73">速、</text:span><text:span text:style-name="T65">Sxx-</text:span><text:span text:style-name="T73">济南绕城高速二环、</text:span><text:span text:style-name="T65">Sxx-</text:span><text:span text:style-name="T73">济潍高速、</text:span><text:span text:style-name="T65">Sxx-</text:span><text:span text:style-name="T73">昔榆高</text:span><text:span text:style-name="T65"><text:line-break/></text:span><text:span text:style-name="T73">速、</text:span><text:span text:style-name="T65">Sxx-</text:span><text:span text:style-name="T73">沾临高速</text:span></text:p>
      <text:p text:style-name="P102"><text:span text:style-name="T65">(2) </text:span><text:span text:style-name="T63">唐山領航</text:span><text:span text:style-name="T66">10</text:span><text:span text:style-name="T63">條路線</text:span><text:span text:style-name="T65"><text:line-break/>S7-</text:span><text:span text:style-name="T73">济泰高速、</text:span><text:span text:style-name="T65">S25-</text:span><text:span text:style-name="T73">原阳</text:span><text:span text:style-name="T65">-</text:span><text:span text:style-name="T73">内黄、</text:span><text:span text:style-name="T65">Sxx-</text:span><text:span text:style-name="T73">邯港高速、</text:span><text:span text:style-name="T65">Sxx-</text:span><text:span text:style-name="T73">济高高速、</text:span><text:span text:style-name="T65">Sxx-</text:span><text:span text:style-name="T73">济南绕城高速二环、</text:span><text:span text:style-name="T65">Sxx-</text:span><text:span text:style-name="T73">济潍高速、</text:span><text:span text:style-name="T65">Sxx-</text:span><text:span text:style-name="T73">昔榆高速、Sxx-沿太行山高速-北段、Sxx-沿太行山高速-南段、</text:span><text:span text:style-name="T65">Sxx-</text:span><text:span text:style-name="T73">沾临高速</text:span></text:p>
      <text:p text:style-name="P102"><text:span text:style-name="T65">(3)</text:span><text:span text:style-name="T70"> </text:span><text:span text:style-name="T63">天津天立</text:span><text:span text:style-name="T66">13</text:span><text:span text:style-name="T63">條路線</text:span><text:span text:style-name="T66"><text:line-break/>S7-</text:span><text:span text:style-name="T63">济泰高速、</text:span><text:span text:style-name="T66">S25-</text:span><text:span text:style-name="T63">原阳</text:span><text:span text:style-name="T66">-</text:span><text:span text:style-name="T63">内黄、</text:span><text:span text:style-name="T66">S2611-</text:span><text:span text:style-name="T63">新辉高速、</text:span><text:span text:style-name="T66">Sxx-</text:span><text:span text:style-name="T63">邯港高速、</text:span><text:span text:style-name="T66">Sxx-</text:span><text:span text:style-name="T63">济高高速、</text:span><text:span text:style-name="T66">Sxx-</text:span><text:span text:style-name="T63">济南绕城高速二环、</text:span><text:span text:style-name="T66">Sxx-</text:span><text:span text:style-name="T63">济微高速、</text:span><text:span text:style-name="T66">Sxx-</text:span><text:span text:style-name="T63">济潍高速、</text:span><text:span text:style-name="T66">Sxx-</text:span><text:span text:style-name="T63">濮卫高速、</text:span><text:span text:style-name="T66">Sxx-</text:span><text:span text:style-name="T63">昔榆高速、Sxx-沿太行山高速-北段、Sxx-沿太行山高速-南段、</text:span><text:span text:style-name="T66">Sxx-</text:span><text:span text:style-name="T63">沾临高速</text:span></text:p>
      <text:p text:style-name="P102"><text:span text:style-name="T65">(4) </text:span><text:span text:style-name="T63">西安新天鷹</text:span><text:span text:style-name="T66">3</text:span><text:span text:style-name="T63">條路線</text:span><text:span text:style-name="T65"><text:line-break/></text:span><text:span text:style-name="T66">G2211-</text:span><text:span text:style-name="T63">霍州</text:span><text:span text:style-name="T66">-</text:span><text:span text:style-name="T63">黎城</text:span><text:span text:style-name="T73">、</text:span><text:span text:style-name="T65">S57-</text:span><text:span text:style-name="T73">垣曲</text:span><text:span text:style-name="T65">-</text:span><text:span text:style-name="T73">洛宁、</text:span><text:span text:style-name="T65">Sxx-</text:span><text:span text:style-name="T73">昔榆高速</text:span></text:p>
      <text:p text:style-name="P102"><text:span text:style-name="T65">(5) </text:span><text:span text:style-name="T63">襄陽一景</text:span><text:span text:style-name="T66">14</text:span><text:span text:style-name="T63">條路線</text:span><text:span text:style-name="T65"><text:line-break/></text:span><text:span text:style-name="T66">G2211-</text:span><text:span text:style-name="T63">霍州</text:span><text:span text:style-name="T66">-</text:span><text:span text:style-name="T63">黎城</text:span><text:span text:style-name="T73">、</text:span><text:span text:style-name="T65">S25-</text:span><text:span text:style-name="T73">安罗高速、</text:span><text:span text:style-name="T65">S25-</text:span><text:span text:style-name="T73">原阳</text:span><text:span text:style-name="T65">-</text:span><text:span text:style-name="T73">内黄、</text:span><text:span text:style-name="T65">S57-</text:span><text:span text:style-name="T73">垣曲</text:span><text:span text:style-name="T65">-</text:span><text:span text:style-name="T73">洛宁、</text:span><text:span text:style-name="T65">S2611-</text:span><text:span text:style-name="T73">新辉高速、</text:span><text:span text:style-name="T65">Sxx-</text:span><text:span text:style-name="T73">济微高速、</text:span><text:span text:style-name="T65">Sxx-</text:span><text:span text:style-name="T73">焦唐高速、</text:span><text:span text:style-name="T65">Sxx-</text:span><text:span text:style-name="T73">栾川</text:span><text:span text:style-name="T65">-</text:span><text:span text:style-name="T73">淅川、</text:span><text:span text:style-name="T65">Sxx-</text:span><text:span text:style-name="T73">栾卢高速、</text:span><text:span text:style-name="T65">Sxx-</text:span><text:span text:style-name="T73">濮卫高速、</text:span><text:span text:style-name="T65">Sxx-</text:span><text:span text:style-name="T73">新伊高速、</text:span><text:span text:style-name="T65">Sxx-</text:span><text:span text:style-name="T73">许信高速、Sxx-沿太行山高速-北段、Sxx-沿太行山高速-南段</text:span></text:p>
      <text:p text:style-name="P102"><text:span text:style-name="T65">(6)</text:span><text:span text:style-name="T70"> </text:span><text:span text:style-name="T63">新徐州弘源</text:span><text:span text:style-name="T66">5</text:span><text:span text:style-name="T63">條路線</text:span><text:span text:style-name="T65"><text:line-break/>S15-</text:span><text:span text:style-name="T73">固蚌高速、</text:span><text:span text:style-name="T65">Sxx-</text:span><text:span text:style-name="T73">阜淮高速、</text:span><text:span text:style-name="T65">Sxx-</text:span><text:span text:style-name="T73">合周高速、</text:span><text:span text:style-name="T65">Sxx-</text:span><text:span text:style-name="T73">济微高速、</text:span><text:span text:style-name="T65">Sxx-</text:span><text:span text:style-name="T73">明巢高速</text:span></text:p>
      <text:p text:style-name="P102"><text:span text:style-name="T65">(7) </text:span><text:span text:style-name="T63">德州濟南地區共用河南安徽放飛</text:span><text:span text:style-name="T66">24</text:span><text:span text:style-name="T63">條路線</text:span><text:span text:style-name="T65"><text:line-break/>S7-</text:span><text:span text:style-name="T73">济泰高速、</text:span><text:span text:style-name="T65">S15-</text:span><text:span text:style-name="T73">固蚌高速、</text:span><text:span text:style-name="T65">S25-</text:span><text:span text:style-name="T73">安罗高速、</text:span><text:span text:style-name="T65">S25-</text:span><text:span text:style-name="T73">原阳</text:span><text:span text:style-name="T65">-</text:span><text:span text:style-name="T73">内黄、</text:span><text:span text:style-name="T65">S57-</text:span><text:span text:style-name="T73">垣曲</text:span><text:span text:style-name="T65">-</text:span><text:span text:style-name="T73">洛宁、</text:span><text:span text:style-name="T65">S2611-</text:span><text:span text:style-name="T73">新辉高速、</text:span><text:span text:style-name="T65">Sxx-</text:span><text:span text:style-name="T73">阜淮高速、</text:span><text:span text:style-name="T65">Sxx-</text:span><text:span text:style-name="T73">邯港高速、</text:span><text:span text:style-name="T65">Sxx-</text:span><text:span text:style-name="T73">合周高速、</text:span><text:span text:style-name="T65">Sxx-</text:span><text:span text:style-name="T73">济高高速、</text:span><text:span text:style-name="T65">Sxx-</text:span><text:span text:style-name="T73">济南绕城高速二环、</text:span><text:span text:style-name="T65">Sxx-</text:span><text:span text:style-name="T73">济微高速、</text:span><text:span text:style-name="T65">Sxx-</text:span><text:span text:style-name="T73">济潍高速、</text:span><text:span text:style-name="T65">Sxx-</text:span><text:span text:style-name="T73">焦唐高速、</text:span><text:span text:style-name="T65">Sxx-</text:span><text:span text:style-name="T73">栾川</text:span><text:span text:style-name="T65">-</text:span><text:span text:style-name="T73">淅川、</text:span><text:span text:style-name="T65">Sxx-</text:span><text:span text:style-name="T73">栾卢高速、</text:span><text:span text:style-name="T65">Sxx-</text:span><text:span text:style-name="T73">明巢高速、</text:span><text:span text:style-name="T65">Sxx-</text:span><text:span text:style-name="T73">濮卫高速、</text:span><text:span text:style-name="T65">Sxx-</text:span><text:span text:style-name="T73">昔榆高速、</text:span><text:span text:style-name="T65">Sxx-</text:span><text:span text:style-name="T73">新伊高速、</text:span><text:span text:style-name="T65">Sxx-</text:span><text:span text:style-name="T73">许信高速、Sxx-沿太行山高速-北段、Sxx-沿太行山高速-南段、</text:span><text:span text:style-name="T65">Sxx-</text:span><text:span text:style-name="T73">沾临高速</text:span></text:p>
      <text:p text:style-name="P102"><text:span text:style-name="T65">(8) </text:span><text:span text:style-name="T63">京西淶水共用河南放飛</text:span><text:span text:style-name="T65">14</text:span><text:span text:style-name="T73">條路線</text:span><text:span text:style-name="T65"><text:line-break/>G2211-</text:span><text:span text:style-name="T73">霍州</text:span><text:span text:style-name="T65">-</text:span><text:span text:style-name="T73">黎城、</text:span><text:span text:style-name="T65">S7-</text:span><text:span text:style-name="T73">济泰高速、</text:span><text:span text:style-name="T65">S25-</text:span><text:span text:style-name="T73">原阳</text:span><text:span text:style-name="T65">-</text:span><text:span text:style-name="T73">内黄、</text:span><text:span text:style-name="T65">S57-</text:span><text:span text:style-name="T73">垣曲</text:span><text:span text:style-name="T65">-</text:span><text:span text:style-name="T73">洛宁、</text:span><text:span text:style-name="T65">S2611-</text:span><text:span text:style-name="T73">新辉高速、</text:span><text:span text:style-name="T65">Sxx-</text:span><text:span text:style-name="T73">邯港高速、</text:span><text:span text:style-name="T65">Sxx-</text:span><text:span text:style-name="T73">济高高速、</text:span><text:span text:style-name="T65">Sxx-</text:span><text:span text:style-name="T73">济南绕城高速二环、</text:span><text:span text:style-name="T65">Sxx-</text:span><text:span text:style-name="T73">济微高速、</text:span><text:span text:style-name="T65">Sxx-</text:span><text:span text:style-name="T73">濮卫高速、</text:span><text:span text:style-name="T65">Sxx-</text:span><text:span text:style-name="T73">昔榆高速、</text:span><text:span text:style-name="T65">Sxx-</text:span><text:span text:style-name="T73">新伊高速、Sxx-沿太行山高速-北段、Sxx-沿太行山高速-南段</text:span></text:p>
      <text:p text:style-name="P102"><text:span text:style-name="T65">(9) </text:span><text:span text:style-name="T63">石家莊邯鄲地區共用河南放飛</text:span><text:span text:style-name="T65">25</text:span><text:span text:style-name="T73">條路線</text:span><text:span text:style-name="T65"><text:line-break/>G2211-</text:span><text:span text:style-name="T73">霍州</text:span><text:span text:style-name="T65">-</text:span><text:span text:style-name="T73">黎城、</text:span><text:span text:style-name="T65">S7-</text:span><text:span text:style-name="T73">济泰高速、</text:span><text:span text:style-name="T65">S15-</text:span><text:span text:style-name="T73">固蚌高速、</text:span><text:span text:style-name="T65">S25-</text:span><text:span text:style-name="T73">安罗高速、</text:span><text:span text:style-name="T65">S25-</text:span><text:span text:style-name="T73">原阳</text:span><text:span text:style-name="T65">-</text:span><text:span text:style-name="T73">内黄、</text:span><text:span text:style-name="T65">S57-</text:span><text:span text:style-name="T73">垣曲</text:span><text:span text:style-name="T65">-</text:span><text:span text:style-name="T73">洛宁、</text:span><text:span text:style-name="T65">S2611-</text:span><text:span text:style-name="T73">新辉高速、</text:span><text:span text:style-name="T65">Sxx-</text:span><text:span text:style-name="T73">阜淮高速、</text:span><text:span text:style-name="T65">Sxx-</text:span><text:span text:style-name="T73">邯港高速、</text:span><text:span text:style-name="T65">Sxx-</text:span><text:span text:style-name="T73">合周高速、</text:span><text:span text:style-name="T65">Sxx-</text:span><text:span text:style-name="T73">济高高速、</text:span><text:span text:style-name="T65">Sxx-</text:span><text:span text:style-name="T73">济南绕城高速二环、</text:span><text:span text:style-name="T65">Sxx-</text:span><text:span text:style-name="T73">济微高速、</text:span><text:span text:style-name="T65">Sxx-</text:span><text:span text:style-name="T73">济潍高速、</text:span><text:span text:style-name="T65">Sxx-</text:span><text:span text:style-name="T73">焦唐高速、</text:span><text:span text:style-name="T65">Sxx-</text:span><text:span text:style-name="T73">栾川</text:span><text:span text:style-name="T65">-</text:span><text:span text:style-name="T73">淅川、</text:span><text:span text:style-name="T65">Sxx-</text:span><text:span text:style-name="T73">栾卢高速、</text:span><text:span text:style-name="T65">Sxx-</text:span><text:span text:style-name="T73">明巢高速、</text:span><text:span text:style-name="T65">Sxx-</text:span><text:span text:style-name="T73">濮卫高速、</text:span><text:span text:style-name="T65">Sxx-</text:span><text:span text:style-name="T73">昔榆高速、</text:span><text:span text:style-name="T65">Sxx-</text:span><text:span text:style-name="T73">新伊高速、</text:span><text:span text:style-name="T65">Sxx-</text:span><text:span text:style-name="T73">许信高速、Sxx-沿太行山高速-北段、Sxx-沿太行山高速-南段、</text:span><text:span text:style-name="T65">Sxx-</text:span><text:span text:style-name="T73">沾临高速</text:span></text:p>
      <text:p text:style-name="P102"><text:span text:style-name="T65">(10) </text:span><text:span text:style-name="T63">太原地區共用內蒙放飛</text:span><text:span text:style-name="T65">1</text:span><text:span text:style-name="T73">條路線</text:span><text:span text:style-name="T65"><text:line-break/>Sxx-</text:span><text:span text:style-name="T73">昔榆高速</text:span></text:p>
      <text:p text:style-name="P102"><text:span text:style-name="T65">(11) </text:span><text:span text:style-name="T63">鄭州開封地區共用湖北放飛</text:span><text:span text:style-name="T65">17</text:span><text:span text:style-name="T73">條路線</text:span><text:span text:style-name="T65"><text:line-break/>S25-</text:span><text:span text:style-name="T73">安罗高速、</text:span><text:span text:style-name="T65">S25-</text:span><text:span text:style-name="T73">原阳</text:span><text:span text:style-name="T65">-</text:span><text:span text:style-name="T73">内黄、</text:span><text:span text:style-name="T65">S57-</text:span><text:span text:style-name="T73">垣曲</text:span><text:span text:style-name="T65">-</text:span><text:span text:style-name="T73">洛宁、</text:span><text:span text:style-name="T65">S2611-</text:span><text:span text:style-name="T73">新辉高速、</text:span><text:span text:style-name="T65">Sxx-</text:span><text:span text:style-name="T73">阜淮高速、</text:span><text:span text:style-name="T65">Sxx-</text:span><text:span text:style-name="T73">合周高速、</text:span><text:span text:style-name="T65">Sxx-</text:span><text:span text:style-name="T73">济微高速、</text:span><text:span text:style-name="T65">Sxx-</text:span><text:span text:style-name="T73">焦唐高速、</text:span><text:span text:style-name="T65">Sxx-</text:span><text:span text:style-name="T73">栾川</text:span><text:span text:style-name="T65">-</text:span><text:span text:style-name="T73">淅川、</text:span><text:span text:style-name="T65">Sxx-</text:span><text:span text:style-name="T73">栾卢高速、</text:span><text:span text:style-name="T65">Sxx-</text:span><text:span text:style-name="T73">明巢高速、</text:span><text:span text:style-name="T65">Sxx-</text:span><text:span text:style-name="T73">濮卫高速、</text:span><text:span text:style-name="T65">Sxx-</text:span><text:span text:style-name="T73">新伊高速、</text:span><text:span text:style-name="T65">Sxx-</text:span><text:span text:style-name="T73">许信高速、Sxx-沿太行山高速-北段、Sxx-沿太行山高速-南段、</text:span><text:span text:style-name="T65">Sxx-</text:span><text:span text:style-name="T73">沾临高速</text:span></text:p>
      <text:p text:style-name="P195"/>
      <text:p text:style-name="P199"><text:soft-page-break/>優化：</text:p>
      <text:p text:style-name="P199"><text:span text:style-name="T75">1</text:span>新增前綴之後，還是保持被選取的狀態，因為可能還要新增後綴；</text:p>
      <text:p text:style-name="P199"><text:span text:style-name="T75">2</text:span>一鍵清選也是必要的；</text:p>
      <text:p text:style-name="P199"><text:span text:style-name="T75">3</text:span>插入之後，提示插入成功；</text:p>
      <text:p text:style-name="P200">4list前面加一個勾選框，這樣改名字的話是改名字，勾選框可以用來插入；</text:p>
      <text:p text:style-name="P200">5點擊插入的時候，出現確認框：顯示插入的條數,並顯示名字列表，便於重新對比一次；</text:p>
      <text:p text:style-name="P200">6最好有一個搜索名字的功能：在listbox中加入一個搜索名字的功能，並選取；</text:p>
      <text:p text:style-name="P200">（與路徑的原始名字進行比較，修改後的名字，搜索起來耗時太長）;</text:p>
      <text:p text:style-name="P201">7 bug ： new data list 雙擊修改名字的時候，點擊ok，名字框沒有消失；</text:p>
      <text:p text:style-name="P202">8 因為很多字串都不是完整的，最好寫一個可以局部搜索字串的功能；</text:p>
      <text:p text:style-name="P202">公棚中輸入字串的話，可以自動對比；</text:p>
      <text:p text:style-name="P202">9最好做一個一鍵重新命名和勾選的按鍵，</text:p>
      <text:p text:style-name="P202">step1：根據輸入的名字的名字列表，對比原始名字列表之後，進行勾選</text:p>
      <text:p text:style-name="P202">step2：把名字恢復成原始名字（往往都需要重新命名）；</text:p>
      <text:p text:style-name="P202"/>
      <text:p text:style-name="P203">10 bug:名字無法長度改小之後，無法修改；</text:p>
      <text:p text:style-name="P203"/>
      <text:p text:style-name="P204">新增：伺服器api協議文檔，插入的list自動選擇功能，插入之後名字重置</text:p>
      <text:p text:style-name="P204"/>
      <text:p text:style-name="P204">測試服務器<text:span text:style-name="T76">，正式服務器</text:span></text:p>
      <text:p text:style-name="P204"/>
      <text:p text:style-name="P205">6/2</text:p>
      <text:p text:style-name="P205">更新的顯示公棚下的路徑數量<text:span text:style-name="T85">；</text:span></text:p>
      <text:p text:style-name="P205"/>
      <text:p text:style-name="P205">1 web版的ui版面修改：</text:p>
      <text:p text:style-name="P205">比如：伺服器選擇放在最左邊，進行連接；</text:p>
      <text:p text:style-name="P205">web頁面的ui<text:span text:style-name="T77">，ux（重點）學習；如果線上上課，需要付費的話</text:span><text:span text:style-name="T78">，公司可以報銷；</text:span></text:p>
      <text:p text:style-name="P206">（需要多學習案例<text:span text:style-name="T79">，如果有比較熱門的基礎的ux課程的話，也可以申請</text:span>）</text:p>
      <text:p text:style-name="P207"><text:soft-page-break/>2 用戶忘了自己的公棚號碼，只記得鴿子公環號碼:</text:p>
      <text:p text:style-name="P207">公棚的select list中加入一個“全選”，列出所有列表，這樣就可以搜索到了；</text:p>
      <text:p text:style-name="P208">3 <text:s/>(學習<text:span text:style-name="T80">：</text:span>伺服器的布局和重啟<text:span text:style-name="T83">，color picker，</text:span>)<text:span text:style-name="T81">；</text:span></text:p>
      <text:p text:style-name="P210">4 <text:s/>ui上面加一個<text:span text:style-name="T84">3d軌跡繪製的按鈕，彈出頁面，進行演示；</text:span></text:p>
      <text:p text:style-name="P210">路徑參數的流程是<text:span text:style-name="T82">：搜索檔案，有的話，發給地圖api；</text:span></text:p>
      <text:p text:style-name="P215"><text:tab/><text:tab/><text:tab/><text:tab/>沒有的話，就去搜索資料庫抓，發給地圖api，順便製作檔案；</text:p>
      <text:p text:style-name="P209"/>
      <text:p text:style-name="P211">5 日常任務bug處理，ploygon的有些地方虛擬點有交叉，說明點的方向有問題；</text:p>
      <text:p text:style-name="P211"><text:a xlink:type="simple" xlink:href="https://en.wikipedia.org/wiki/Bearing_(angle" text:style-name="Internet_20_link" text:visited-style-name="Visited_20_Internet_20_Link">https://en.wikipedia.org/wiki/Bearing_(angle</text:a>)</text:p>
      <text:p text:style-name="P212">在往西南方向的時候，估算的bearing角度有問題；</text:p>
      <text:p text:style-name="P212"><text:a xlink:type="simple" xlink:href="https://geopy.readthedocs.io/en/stable/index.html?highlight=destination#geopy.distance.Distance.destination" text:style-name="Internet_20_link" text:visited-style-name="Visited_20_Internet_20_Link">https://geopy.readthedocs.io/en/stable/index.html?highlight=destination#geopy.distance.Distance.destination</text:a></text:p>
      <text:p text:style-name="P212"><text:span text:style-name="Strong_20_Emphasis"><text:span text:style-name="T86">bearing</text:span></text:span><text:span text:style-name="T87"> (</text:span><text:a xlink:type="simple" xlink:href="https://docs.python.org/3/library/functions.html#float" text:style-name="Internet_20_link" text:visited-style-name="Visited_20_Internet_20_Link"><text:span text:style-name="Emphasis"><text:span text:style-name="T88">float</text:span></text:span></text:a><text:span text:style-name="T87">) – Bearing in degrees: 0 – North, 90 – East, 180 – South, 270 or -90 – West.</text:span></text:p>
      <text:p text:style-name="P213">所以normalize 是從 -90~270;</text:p>
      <text:p text:style-name="P213"/>
      <text:p text:style-name="P98"><text:span text:style-name="T65">bug</text:span><text:span text:style-name="T72">描述：模擬點的時候的</text:span><text:span text:style-name="T65">bug</text:span><text:span text:style-name="T72">，導致模擬的點的位置不對，出現了交叉的多邊形；</text:span></text:p>
      <text:p text:style-name="P102"><text:span text:style-name="T73">分析：原有的模擬點的算法有</text:span><text:span text:style-name="T65">bug</text:span><text:span text:style-name="T73">，計算</text:span><text:span text:style-name="T65">bearing</text:span><text:span text:style-name="T73">（羅盤角）的時候，有問題；</text:span></text:p>
      <text:p text:style-name="P102"><text:span text:style-name="T73">原有的算法是參照久的代碼進行計算的，但是三角函數調用用的是</text:span><text:span text:style-name="T65">numpy</text:span><text:span text:style-name="T73">的，不是用的</text:span><text:span text:style-name="T65">math</text:span><text:span text:style-name="T73">的；</text:span></text:p>
      <text:p text:style-name="P102"><text:span text:style-name="T73">分析了一些原因，但是因為要使用到</text:span><text:span text:style-name="T65">numpy</text:span><text:span text:style-name="T73">的三角函數調用，無法甄別具體細節；還有有些路徑數據是正常的，有些卻有問題；</text:span></text:p>
      <text:p text:style-name="P102"><text:span text:style-name="T73">解決方案：放棄使用自定義的計算羅盤角的函數，改用通用的工具庫：</text:span><text:span text:style-name="T71">Geodesic.WGS84.Inverse</text:span><text:span text:style-name="T74">；</text:span><text:span text:style-name="T73"> </text:span></text:p>
      <text:p text:style-name="P102"><text:span text:style-name="T74">日常任務重新處理：把昨天插入過“</text:span><text:span text:style-name="T71">S25-</text:span><text:span text:style-name="T74">原阳</text:span><text:span text:style-name="T71">-</text:span><text:span text:style-name="T74">内黄”的公棚下面的 “</text:span><text:span text:style-name="T71">S25-</text:span><text:span text:style-name="T74">原阳</text:span><text:span text:style-name="T71">-</text:span><text:span text:style-name="T74">内黄”都刪除後，插入新的“</text:span><text:span text:style-name="T71">S25-</text:span><text:span text:style-name="T74">原阳</text:span><text:span text:style-name="T71">-</text:span><text:span text:style-name="T74">内黄”；</text:span></text:p>
      <text:p text:style-name="P214"/>
      <text:p text:style-name="P216">6/3</text:p>
      <text:p text:style-name="P217"><text:span text:style-name="T18">1 </text:span><text:span text:style-name="T89">olddatalist </text:span><text:span text:style-name="T92">自動多選</text:span></text:p>
      <text:p text:style-name="P99">與new datalist功能一樣；</text:p>
      <text:p text:style-name="P100">刪除的bug：名字和id重複的情況下，會導致後刪除的那個找不到id；</text:p>
      <text:p text:style-name="P100">解決方案：名字和id重複的情況下，先刪除一個，判斷是否有id，沒有的話就跳過；</text:p>
      <text:p text:style-name="P100"/>
      <text:p text:style-name="P101">2 去掉gpx讀取的浮標，改為加一個顯示path個數的label；</text:p>
      <text:p text:style-name="P101"/>
      <text:p text:style-name="P75"><text:soft-page-break/>6/5</text:p>
      <text:p text:style-name="P75">1 <text:span text:style-name="T95">js 中使用url post的話，會出現bug：</text:span></text:p>
      <text:p text:style-name="P75">blocked by CORS policy: Response to preflight request doesn't pass access control check: No 'Access-Control-Allow-Origin' header is present on the requested resource. If an opaque response serves your needs, set the request's mode to 'no-cors' to fetch the resource with CORS disabled.</text:p>
      <text:p text:style-name="P76">簡單來說，就是網頁跳轉訪問的bug；</text:p>
      <text:p text:style-name="P76">這樣的話可以使用django框架，請求數據的時候，使用python進行請求，然後回傳給網頁；</text:p>
      <text:p text:style-name="P76"/>
      <text:p text:style-name="P77">用fetch可以做到，fetch有 no-cor模式；</text:p>
      <text:p text:style-name="P77">但是要注意的是，body的部分，如果key值比較多，容易出現參數不正確的情況：</text:p>
      <text:p text:style-name="P77"><text:a xlink:type="simple" xlink:href="https://stackoverflow.com/questions/43554888/cant-do-post-to-api-error-400-using-fetch" text:style-name="Internet_20_link" text:visited-style-name="Visited_20_Internet_20_Link">https://stackoverflow.com/questions/43554888/cant-do-post-to-api-error-400-using-fetch</text:a></text:p>
      <text:p text:style-name="P77">做法是按照這個答案的做法；</text:p>
      <text:p text:style-name="P77"/>
      <text:p text:style-name="P78">雖然這個做法沒有報錯，但是沒能查找到任何數據；</text:p>
      <text:p text:style-name="P78"/>
      <text:p text:style-name="P79">連接服務器的話，實際上一些數據是需要提前載入的，所以如果要讓使用者覺得比較流暢的話，<text:soft-page-break/>最好加一個loading界面，然後跳轉到加載號的界面；</text:p>
      <text:p text:style-name="P79"/>
      <text:p text:style-name="P80">6/7</text:p>
      <text:p text:style-name="P80">1 <text:span text:style-name="T96">fix bug: 多邊形的沒有模擬到最後1個點；</text:span></text:p>
      <text:p text:style-name="P81">2 web</text:p>
      <text:p text:style-name="P81">新增一個連接服務器的頁面，選擇服務器之後，再跳轉到數據導入的界面；</text:p>
      <text:p text:style-name="P82">測試服務器</text:p>
      <text:p text:style-name="P82">正式服務器</text:p>
      <text:p text:style-name="P83">搜索</text:p>
      <text:p text:style-name="P83">新增前綴</text:p>
      <text:p text:style-name="P83">輸入公棚名字</text:p>
      <text:p text:style-name="P83">輸入名字列表，輸入分隔符</text:p>
      <text:p text:style-name="P84">測試</text:p>
      <text:p text:style-name="P87">新增公棚</text:p>
      <text:p text:style-name="P85">插入路徑</text:p>
      <text:p text:style-name="P85">刪除公棚</text:p>
      <text:p text:style-name="P85">或者後綴</text:p>
      <text:p text:style-name="P85">選擇文件</text:p>
      <text:p text:style-name="P85">禁航區管理</text:p>
      <text:p text:style-name="P85"/>
      <text:p text:style-name="P86">3 舊的算法的模擬的部分也需要產出出來，去對比；</text:p>
      <text:p text:style-name="P86"><text:soft-page-break/></text:p>
      <text:p text:style-name="P88">6/9</text:p>
      <text:p text:style-name="P88">1 怎麼在web版本中嵌入 原本的算法？</text:p>
      <text:p text:style-name="P89">2 要新增一個檢查路徑的頁面，點擊按鈕之後，把路徑通過跳窗進行演示；</text:p>
      <text:p text:style-name="P89">完成web版的基礎功能</text:p>
      <text:p text:style-name="P90">3 可以研究一下，為什麼 原本的算法 和新的算法還是有差別；</text:p>
      <text:p text:style-name="P90">看起來，是解析的點有差異；</text:p>
      <text:p text:style-name="P87"/>
      <text:p text:style-name="P91">6/13</text:p>
      <text:p text:style-name="P92"><text:span text:style-name="T97">1 </text:span>顯示路徑做法：</text:p>
      <text:p text:style-name="P94">方法<text:span text:style-name="T97">1：</text:span>直接使用html打開一個新的html進行顯示（問題是不知道怎麼把參數傳給新的html；</text:p>
      <text:p text:style-name="P94">優點是：不用回傳信息了，直接打開新的窗口並進行顯示；</text:p>
      <text:p text:style-name="P94">）</text:p>
      <text:p text:style-name="P93">方法<text:span text:style-name="T97">2：回傳信息給view中，用view進行打開新的html，這樣可以傳遞參數，pathname，要現實的是哪個地圖參數；（</text:span></text:p>
      <text:p text:style-name="P93">問題是這樣在新的頁面中顯示的話，原有的頁面需要返回才能進入；</text:p>
      <text:p text:style-name="P95">）</text:p>
      <text:p text:style-name="P93"><text:soft-page-break/></text:p>
      <text:p text:style-name="P93"><text:span text:style-name="T91">1 </text:span><text:span text:style-name="T94">跑步心跳數據出來之後，長期發展，需要有研究做對比，心跳在什麼區間比較好；</text:span></text:p>
      <text:p text:style-name="P219"><text:span text:style-name="T90">2 </text:span><text:span text:style-name="T93">鴿子的</text:span><text:span text:style-name="T90">gpx</text:span><text:span text:style-name="T93">數據出來之後，也需要研究，為了讓鴿子得到更好的訓練，可以參考的標準有哪些；</text:span></text:p>
      <text:p text:style-name="P219"><text:span text:style-name="T90">3</text:span><text:span text:style-name="T93">通過論文研究鴿子更優質的特徵點有哪些，並分析，如何進行呈現；</text:span></text:p>
      <text:p text:style-name="P93"/>
      <text:p text:style-name="P96">6/20</text:p>
      <text:p text:style-name="P96">1 6月17號的日常任務：</text:p>
      <text:p text:style-name="P96"><text:span text:style-name="T72">要請你更新</text:span><text:span text:style-name="T65">8</text:span><text:span text:style-name="T72">條路線至以下公棚，謝謝。</text:span></text:p>
      <text:p text:style-name="P135"><text:span text:style-name="T65">(1) "S7-</text:span><text:span text:style-name="T73">济泰高速</text:span><text:span text:style-name="T65">" </text:span><text:span text:style-name="T73">更新為 </text:span><text:span text:style-name="T65">"S7-</text:span><text:span text:style-name="T73">济泰高速</text:span><text:span text:style-name="T65">-V2"</text:span></text:p>
      <text:p text:style-name="P105">河北保定艾蒂花鄉、德州濟南地區共用河南安徽放飛、京西淶水共用河南放飛、唐山領航、天津天立、石家莊邯鄲地區共用河南放飛</text:p>
      <text:p text:style-name="P102"><text:span text:style-name="T65">(2) "Sxx-</text:span><text:span text:style-name="T73">焦唐高速</text:span><text:span text:style-name="T65">" </text:span><text:span text:style-name="T73">更新為 </text:span><text:span text:style-name="T65">"S49-</text:span><text:span text:style-name="T73">焦唐高速</text:span><text:span text:style-name="T65">-V2"</text:span></text:p>
      <text:p text:style-name="P105">德州濟南地區共用河南安徽放飛、湖北襄陽一景、鄭州開封地區共用湖北放飛、石家莊邯鄲地區共用河南放飛</text:p>
      <text:p text:style-name="P102"><text:span text:style-name="T65">(3) "S57-</text:span><text:span text:style-name="T73">垣曲</text:span><text:span text:style-name="T65">-</text:span><text:span text:style-name="T73">洛宁</text:span><text:span text:style-name="T65">" </text:span><text:span text:style-name="T73">更新為 </text:span><text:span text:style-name="T65">"S57-</text:span><text:span text:style-name="T73">垣曲</text:span><text:span text:style-name="T65">-</text:span><text:span text:style-name="T73">洛宁</text:span><text:span text:style-name="T65">-V2"</text:span></text:p>
      <text:p text:style-name="P105">德州濟南地區共用河南安徽放飛、京西淶水共用河南放飛、<text:span text:style-name="T64">西安新天鷹</text:span>、<text:span text:style-name="T64">湖北襄陽一景</text:span>、鄭州開封地區共用湖北放飛、石家莊邯鄲地區共用河南放飛</text:p>
      <text:p text:style-name="P102"><text:span text:style-name="T65">(4) "Sxx-</text:span><text:span text:style-name="T73">沾临高速</text:span><text:span text:style-name="T65">" </text:span><text:span text:style-name="T73">更新為 </text:span><text:span text:style-name="T65">"Sxx-</text:span><text:span text:style-name="T73">沾临高速</text:span><text:span text:style-name="T65">-V2"</text:span></text:p>
      <text:p text:style-name="P105">河北保定艾蒂花鄉、德州濟南地區共用河南安徽放飛、唐山領航、天津天立、鄭州開封地區共用湖北放飛、石家莊邯鄲地區共用河南放飛</text:p>
      <text:p text:style-name="P102"><text:span text:style-name="T65">(5) "Sxx-</text:span><text:span text:style-name="T73">济南绕城高速二环</text:span><text:span text:style-name="T65">" </text:span><text:span text:style-name="T73">更新為 </text:span><text:span text:style-name="T65">"Sxx-</text:span><text:span text:style-name="T73">济南绕城高速二环</text:span><text:span text:style-name="T65">-V2"</text:span></text:p>
      <text:p text:style-name="P105">河北保定艾蒂花鄉、德州濟南地區共用河南安徽放飛、京西淶水共用河南放飛、唐山領航、天津天立、石家莊邯鄲地區共用河南放飛</text:p>
      <text:p text:style-name="P102"><text:span text:style-name="T65">(6) "Sxx-</text:span><text:span text:style-name="T73">济潍高速</text:span><text:span text:style-name="T65">" </text:span><text:span text:style-name="T73">更新為 </text:span><text:span text:style-name="T65">"Sxx-</text:span><text:span text:style-name="T73">济潍高速</text:span><text:span text:style-name="T65">-V2"</text:span></text:p>
      <text:p text:style-name="P105">河北保定艾蒂花鄉、德州濟南地區共用河南安徽放飛、唐山領航、天津天立、石家莊邯鄲地區共用河南放飛</text:p>
      <text:p text:style-name="P102"><text:span text:style-name="T65">(7) "Sxx-</text:span><text:span text:style-name="T73">栾卢高速</text:span><text:span text:style-name="T65">" </text:span><text:span text:style-name="T73">更新為 </text:span><text:span text:style-name="T65">"Sxx-</text:span><text:span text:style-name="T73">栾卢高速</text:span><text:span text:style-name="T65">-V2"</text:span></text:p>
      <text:p text:style-name="P105">德州濟南地區共用河南安徽放飛、湖北襄陽一景、鄭州開封地區共用湖北放飛、石家莊邯鄲地區共用河南放飛</text:p>
      <text:p text:style-name="P102"><text:span text:style-name="T65">(8) "Sxx-</text:span><text:span text:style-name="T73">新伊高速</text:span><text:span text:style-name="T65">" </text:span><text:span text:style-name="T73">更新為 </text:span><text:span text:style-name="T65">"Sxx-</text:span><text:span text:style-name="T73">新伊高速</text:span><text:span text:style-name="T65">-V2"</text:span></text:p>
      <text:p text:style-name="P105">德州濟南地區共用河南安徽放飛、京西淶水共用河南放飛、湖北襄陽一景、鄭州開封地區共用湖北放飛、石家莊邯鄲地區共用河南放飛</text:p>
      <text:p text:style-name="P105"/>
      <text:p text:style-name="P106">河北保定艾蒂花鄉:</text:p>
      <text:p text:style-name="P115"><text:span text:style-name="T65">S7-</text:span>济泰高速,<text:span text:style-name="T65">Sxx-</text:span>沾临高速,<text:span text:style-name="T65">Sxx-</text:span>济南绕城高速二环,<text:span text:style-name="T65">Sxx-</text:span>济潍高速</text:p>
      <text:p text:style-name="P111">德州濟南地區共用河南安徽放飛<text:span text:style-name="T98">：</text:span></text:p>
      <text:p text:style-name="P112"><text:span text:style-name="T65">Sxx-</text:span>新伊高速,<text:span text:style-name="T65">Sxx-</text:span>栾卢高,<text:span text:style-name="T65">Sxx-</text:span>济潍高速,<text:span text:style-name="T65">Sxx-</text:span>济南绕城高速二环,<text:span text:style-name="T65">Sxx-</text:span>沾临高速,<text:span text:style-name="T65">S57-</text:span>垣曲<text:span text:style-name="T65">-</text:span>洛,<text:span text:style-name="T65">S</text:span><text:span text:style-name="T68">49</text:span><text:span text:style-name="T65">-</text:span>焦唐高速,<text:span text:style-name="T65">S7-</text:span>济泰高速</text:p>
      <text:p text:style-name="P136">京西淶水共用河南放飛:</text:p>
      <text:p text:style-name="P104"><text:span text:style-name="T65">Sxx-</text:span><text:span text:style-name="T73">新伊高速,</text:span><text:span text:style-name="T67">Sxx-</text:span><text:span text:style-name="T73">济南绕城高速二环,</text:span><text:span text:style-name="T67">S57-</text:span><text:span text:style-name="T73">垣曲</text:span><text:span text:style-name="T67">-</text:span><text:span text:style-name="T73">洛宁,</text:span><text:span text:style-name="T67">S7-</text:span><text:span text:style-name="T73">济泰高速</text:span></text:p>
      <text:p text:style-name="P107">唐山領航:</text:p>
      <text:p text:style-name="P108"><text:span text:style-name="T65">Sxx-</text:span>济潍高速,<text:span text:style-name="T65">Sxx-</text:span>济南绕城高速二环,<text:span text:style-name="T65">Sxx-</text:span>沾临高速,<text:span text:style-name="T65">S7-</text:span>济泰高速</text:p>
      <text:p text:style-name="P109"/>
      <text:p text:style-name="P109"><text:soft-page-break/>天津天立:</text:p>
      <text:p text:style-name="P109"><text:span text:style-name="T65">Sxx-</text:span>济潍高速,<text:span text:style-name="T65">Sxx-</text:span>济南绕城高速二环,<text:span text:style-name="T65">Sxx-</text:span>沾临高速,<text:span text:style-name="T65">S7-</text:span>济泰高速</text:p>
      <text:p text:style-name="P110">石家莊邯鄲地區共用河南放飛:</text:p>
      <text:p text:style-name="P113"><text:span text:style-name="T65">Sxx-</text:span>新伊高速,<text:span text:style-name="T65">Sxx-</text:span>栾卢高,<text:span text:style-name="T65">Sxx-</text:span>济潍高速,<text:span text:style-name="T65">Sxx-</text:span>济南绕城高速二环,<text:span text:style-name="T65">Sxx-</text:span>沾临高速,<text:span text:style-name="T65">S57-</text:span>垣曲<text:span text:style-name="T65">-</text:span>洛,<text:span text:style-name="T65">S</text:span><text:span text:style-name="T69">49</text:span><text:span text:style-name="T65">-</text:span>焦唐高速,<text:span text:style-name="T65">S7-</text:span>济泰高速</text:p>
      <text:p text:style-name="P113"/>
      <text:p text:style-name="P114">湖北襄陽一景:</text:p>
      <text:p text:style-name="P116"><text:span text:style-name="T65">Sxx-</text:span>新伊高速,<text:span text:style-name="T65">Sxx-</text:span>栾卢高速,<text:span text:style-name="T65">S57-</text:span>垣曲<text:span text:style-name="T65">-</text:span>洛宁,<text:span text:style-name="T65">S</text:span><text:span text:style-name="T69">49</text:span><text:span text:style-name="T65">-</text:span>焦唐高速</text:p>
      <text:p text:style-name="P116"/>
      <text:p text:style-name="P116">鄭州開封地區共用湖北放飛:</text:p>
      <text:p text:style-name="P116"><text:span text:style-name="T65">Sxx-</text:span>新伊高速,<text:span text:style-name="T65">Sxx-</text:span>栾卢高速,<text:span text:style-name="T65">Sxx-</text:span>沾临高速,<text:span text:style-name="T65">S57-</text:span>垣曲<text:span text:style-name="T65">-</text:span>洛宁,<text:span text:style-name="T65">S</text:span><text:span text:style-name="T69">49</text:span><text:span text:style-name="T65">-</text:span>焦唐高速</text:p>
      <text:p text:style-name="P116"/>
      <text:p text:style-name="P117">西安新天鷹:</text:p>
      <text:p text:style-name="P117"><text:span text:style-name="T65">S57-</text:span>垣曲<text:span text:style-name="T65">-</text:span>洛宁</text:p>
      <text:p text:style-name="P117"/>
      <text:p text:style-name="P117"/>
      <text:p text:style-name="P118">6.17的日常任務：</text:p>
      <text:p text:style-name="P119">bug： </text:p>
      <text:p text:style-name="P119">S30-S55-石阡-黔西-望谟:43 Uncaught TypeError: Cannot read properties of null (reading '0')</text:p>
      <text:p text:style-name="P119"><text:s text:c="4"/>at S30-S55-石阡-黔西-望谟:43:43</text:p>
      <text:p text:style-name="P119"/>
      <text:p text:style-name="P119">原因：code 414, message Request-URI Too Long</text:p>
      <text:p text:style-name="P119">decode的path的文件個數太多了，導致後面的文件，無法成功加載；</text:p>
      <text:p text:style-name="P119">改成分段式發送；</text:p>
      <text:p text:style-name="P119">目前找到的臨界值是:<text:span text:style-name="T99">58000左右；</text:span></text:p>
      <text:p text:style-name="P120"/>
      <text:p text:style-name="P120">本來就是分段發送的，這樣需要單獨測試這個文件，是否因為文件太大了，導致有bug，那摩如何處理這樣的bug呢？</text:p>
      <text:p text:style-name="P121">分段發送功能設計<text:span text:style-name="T100">：</text:span></text:p>
      <text:p text:style-name="P121">分成<text:span text:style-name="T100">6萬一段：一個參數說明，是否發送完成；一個參數說明，是第幾段（因為是本地傳輸，可以省略）；</text:span></text:p>
      <text:p text:style-name="P121"/>
      <text:p text:style-name="P122">6/21</text:p>
      <text:p text:style-name="P122">1 插入bug：</text:p>
      <text:p text:style-name="P122">Leo那邊無法點開查看路徑，說明路徑的格式有問題？</text:p>
      <text:p text:style-name="P123">插入路徑</text:p>
      <text:p text:style-name="P123"/>
      <text:p text:style-name="P123"><text:a xlink:type="simple" xlink:href="https://docs.djangoproject.com/en/4.0/ref/settings/" text:style-name="Internet_20_link" text:visited-style-name="Visited_20_Internet_20_Link">https://docs.djangoproject.com/en/4.0/ref/settings/</text:a></text:p>
      <text:h text:style-name="P220" text:outline-level="3"><text:span text:style-name="Source_20_Text"><text:span text:style-name="T101">DATA_UPLOAD_MAX_MEMORY_SIZE</text:span></text:span></text:h>
      <text:p text:style-name="P123"/>
      <text:p text:style-name="P124">最後找到的方案是：上傳文件的時候不用get了，使用post，這樣的話，內容大小就不會被限制了；</text:p>
      <text:p text:style-name="P124">使用post的做法是：</text:p>
      <text:p text:style-name="P124">第一步：修改html：</text:p>
      <text:p text:style-name="P134"><text:span text:style-name="T102">var</text:span> <text:span text:style-name="T4">oReq</text:span> = <text:span text:style-name="T102">new</text:span> <text:span text:style-name="T2">XMLHttpRequest</text:span>();</text:p>
      <text:p text:style-name="P31"><text:span text:style-name="T4">oReq</text:span>.<text:span text:style-name="T3">addEventListener</text:span>(<text:span text:style-name="T6">"load"</text:span>, <text:span text:style-name="T3">reqListener</text:span>);</text:p>
      <text:p text:style-name="P137">// oReq.open("GET", 'decodePathLine_toPolygon' + '/' + pathname + '/' + str_paths);</text:p>
      <text:p text:style-name="P31"><text:soft-page-break/><text:span text:style-name="T4">oReq</text:span>.<text:span text:style-name="T3">open</text:span>(<text:span text:style-name="T6">"post"</text:span>, <text:span text:style-name="T6">'decodePathLine_toPolygon'</text:span> + <text:span text:style-name="T6">'/'</text:span> + <text:span text:style-name="T4">pathname</text:span> + <text:span text:style-name="T6">'/'</text:span> + <text:span text:style-name="T4">pathname</text:span>);</text:p>
      <text:p text:style-name="P137">// const csrftoken = document.querySelector('[name=csrfmiddlewaretoken]').value</text:p>
      <text:p text:style-name="P31"><text:span text:style-name="T4">oReq</text:span>.<text:span text:style-name="T3">setRequestHeader</text:span>(<text:span text:style-name="T6">"X-CSRFToken"</text:span>, <text:span text:style-name="T6">'{{ csrf_token|safe }}'</text:span>); </text:p>
      <text:p text:style-name="P137">// oReq.setRequestHeader("Content-Type", "text/plain;charset=UTF-8"); </text:p>
      <text:p text:style-name="P31"><text:span text:style-name="T4">oReq</text:span>.<text:span text:style-name="T3">send</text:span>(<text:span text:style-name="T4">str_paths</text:span>);</text:p>
      <text:p text:style-name="P124"/>
      <text:p text:style-name="P124">第二步，修改views中的函數，處理post：</text:p>
      <text:p text:style-name="P134"><text:span text:style-name="T102">def</text:span> <text:span text:style-name="T3">decodePathLine_toPolygon</text:span>(<text:span text:style-name="T4">request</text:span>, <text:span text:style-name="T4">pathName</text:span>, <text:span text:style-name="T4">pathLine</text:span>):</text:p>
      <text:p text:style-name="P31"><text:span text:style-name="T3">print</text:span>(<text:span text:style-name="T6">'decodePathLine_toPolygon'</text:span>)</text:p>
      <text:p text:style-name="P31"><text:span text:style-name="T3">print</text:span>(<text:span text:style-name="T4">pathName</text:span>)</text:p>
      <text:p text:style-name="P137"># filter paths</text:p>
      <text:p text:style-name="P137"># print(len(pathLine), type(pathLine))</text:p>
      <text:p text:style-name="P137"># normalize points to array</text:p>
      <text:p text:style-name="P137"># points_list = pathLine.split(',')</text:p>
      <text:p text:style-name="P137"># print(len(points_list), type(points_list))</text:p>
      <text:p text:style-name="P138"/>
      <text:p text:style-name="P137"># originGpxManager.DecodeData(pathName, points_list)</text:p>
      <text:p text:style-name="P138"/>
      <text:p text:style-name="P31"><text:span text:style-name="T103">if</text:span> <text:span text:style-name="T4">request</text:span>.method == <text:span text:style-name="T6">'POST'</text:span>:</text:p>
      <text:p text:style-name="P31"><text:span text:style-name="T3">print</text:span>(<text:span text:style-name="T6">'decode data'</text:span>)</text:p>
      <text:p text:style-name="P137"># print(type(request.body))</text:p>
      <text:p text:style-name="P137"># print(request.body.decode("utf-8"))</text:p>
      <text:p text:style-name="P31"><text:span text:style-name="T4">points</text:span> = <text:span text:style-name="T4">request</text:span>.body.decode(<text:span text:style-name="T6">"utf-8"</text:span>)</text:p>
      <text:p text:style-name="P31"><text:span text:style-name="T4">points_list</text:span> = <text:span text:style-name="T4">points</text:span>.split(<text:span text:style-name="T6">','</text:span>)</text:p>
      <text:p text:style-name="P31"><text:span text:style-name="T4">originGpxManager</text:span>.<text:span text:style-name="T3">DecodeData</text:span>(<text:span text:style-name="T4">pathName</text:span>, <text:span text:style-name="T4">points_list</text:span>)</text:p>
      <text:p text:style-name="P138"/>
      <text:p text:style-name="P137"># do_something()</text:p>
      <text:p text:style-name="P138"/>
      <text:p text:style-name="P137"># context = {</text:p>
      <text:p text:style-name="P137"># 'shedsMapToPaths': json.dumps(dbManager.shedsMapToPaths),</text:p>
      <text:p text:style-name="P137"># 'pathName': pathName,</text:p>
      <text:p text:style-name="P137"># 'polygon': json.dumps(originGpxManager.GetPolygon(pathName)),</text:p>
      <text:p text:style-name="P137"># }</text:p>
      <text:p text:style-name="P137"># return render(request, 'link_db/link_db.html', context=context)</text:p>
      <text:p text:style-name="P31"><text:span text:style-name="T103">return</text:span> <text:span text:style-name="T2">JsonResponse</text:span>({<text:span text:style-name="T6">'result'</text:span>:<text:span text:style-name="T6">'success'</text:span>,<text:span text:style-name="T6">'pathname'</text:span>: <text:span text:style-name="T4">pathName</text:span>})</text:p>
      <text:p text:style-name="P124"/>
      <text:p text:style-name="P124"/>
      <text:p text:style-name="P114"/>
      <text:p text:style-name="P114"/>
      <text:p text:style-name="P114"/>
      <text:p text:style-name="P125"/>
      <text:p text:style-name="P125"/>
      <text:p text:style-name="P125"/>
      <text:p text:style-name="P125"/>
      <text:p text:style-name="P125"><text:soft-page-break/>6/24</text:p>
      <text:p text:style-name="P125">1 打包：</text:p>
      <text:p text:style-name="P125"><text:a xlink:type="simple" xlink:href="https://www.jianshu.com/p/8363793b1d41" text:style-name="Internet_20_link" text:visited-style-name="Visited_20_Internet_20_Link">https://www.jianshu.com/p/8363793b1d41</text:a></text:p>
      <text:p text:style-name="P125"><text:a xlink:type="simple" xlink:href="https://blog.51cto.com/u_13536788/3230566" text:style-name="Internet_20_link" text:visited-style-name="Visited_20_Internet_20_Link">https://blog.51cto.com/u_13536788/3230566</text:a></text:p>
      <text:p text:style-name="P125"><text:a xlink:type="simple" xlink:href="https://blog.csdn.net/helloworldding/article/details/105921480" text:style-name="Internet_20_link" text:visited-style-name="Visited_20_Internet_20_Link">https://blog.csdn.net/helloworldding/article/details/105921480</text:a></text:p>
      <text:p text:style-name="P125">綜合兩者可以打包好；</text:p>
      <text:p text:style-name="P110"/>
      <text:p text:style-name="P110">新增操作手冊，新增打包文件</text:p>
      <text:p text:style-name="P110"/>
      <text:p text:style-name="P126">6/27</text:p>
      <text:p text:style-name="P126">1 在<text:span text:style-name="T104">linux18進行</text:span>打包：</text:p>
      <text:p text:style-name="P126">-m mod : run library module as a script (terminates option list)</text:p>
      <text:p text:style-name="P127"/>
      <text:p text:style-name="P128"/>
      <text:p text:style-name="P127"/>
      <text:p text:style-name="P112"/>
      <text:p text:style-name="P111"/>
      <text:p text:style-name="P97">4 bug處理：</text:p>
      <text:p text:style-name="P97">動態鏈接庫鏈接bug：</text:p>
      <text:p text:style-name="P97"><text:a xlink:type="simple" xlink:href="https://itsfoss.com/solve-open-shared-object-file-quick-tip/" text:style-name="Internet_20_link" text:visited-style-name="Visited_20_Internet_20_Link">https://itsfoss.com/solve-open-shared-object-file-quick-tip/</text:a></text:p>
      <text:p text:style-name="P97"/>
      <text:p text:style-name="P139"><text:span text:style-name="T21">export LD_LIBRARY_PATH=/</text:span><text:span text:style-name="T22">usr/local</text:span><text:span text:style-name="T21">/lib:$LD_LIBRARY_PATH</text:span></text:p>
      <text:p text:style-name="P54">sudo ldconfig</text:p>
      <text:p text:style-name="P54"/>
      <text:p text:style-name="P54"/>
      <text:p text:style-name="P39"><text:span text:style-name="T106">5 要打包成windows檔的</text:span><text:span text:style-name="T105">；</text:span></text:p>
      <text:p text:style-name="P40">6 功能：</text:p>
      <text:p text:style-name="P55">優化清單：</text:p>
      <text:p text:style-name="P140"><text:span text:style-name="T23">1</text:span><text:span text:style-name="T24">單個修改名字的功能；（與</text:span><text:span text:style-name="T23">2</text:span><text:span text:style-name="T24">的功能重複）</text:span></text:p>
      <text:p text:style-name="P140"><text:span text:style-name="T23">2</text:span><text:span text:style-name="T24">右側pathlist</text:span><text:span text:style-name="T25">：加一個</text:span><text:span text:style-name="T24">重置名字的按鈕</text:span><text:span text:style-name="T26">；（完成）</text:span></text:p>
      <text:p text:style-name="P141"><text:span text:style-name="T23">3</text:span><text:span text:style-name="T26">右側pathlist</text:span><text:span text:style-name="T27">：可以刪除路徑；</text:span><text:span text:style-name="T28">（放在選擇文件</text:span><text:span text:style-name="T29">旁邊</text:span><text:span text:style-name="T28">）</text:span><text:span text:style-name="T26">（完成）</text:span></text:p>
      <text:p text:style-name="P140"><text:span text:style-name="T23">4</text:span><text:span text:style-name="T30">搜索</text:span><text:span text:style-name="T31">：改為‘搜索路徑’（比較好懂），把之前選的清掉；</text:span></text:p>
      <text:p text:style-name="P142"><text:span text:style-name="T23">5 </text:span><text:span text:style-name="T24">bug</text:span><text:span text:style-name="T32">：沒有分隔符時，會全選（如果split之後，長度&lt;1的話，要剔除）；</text:span><text:span text:style-name="T26">完成）</text:span></text:p>
      <text:p text:style-name="P140"><text:span text:style-name="T23">6 </text:span><text:span text:style-name="T24">插入路徑bug</text:span><text:span text:style-name="T33">：數據庫插入了，但是切換shed的時候，名字會被刷掉；（完成）</text:span></text:p>
      <text:p text:style-name="P61"><text:span text:style-name="T107">左側插入</text:span><text:span text:style-name="T108">：重複的名字不能插入</text:span><text:span text:style-name="T109">（如果左側名字列表中，有這個名字的話，就不能插入）</text:span><text:span text:style-name="T108">；（完成）</text:span></text:p>
      <text:p text:style-name="P56"/>
      <text:p text:style-name="P143"><text:span text:style-name="T23">7</text:span><text:span text:style-name="T30">刪除路徑bug：刪除完成之後，名字列表也沒有更新；</text:span><text:span text:style-name="T34">(完成)</text:span></text:p>
      <text:p text:style-name="P56"/>
      <text:p text:style-name="P144"><text:span text:style-name="T23">8</text:span><text:span text:style-name="T30">更新名字：根據nfzid和要更新的名字，進行名字更新；</text:span></text:p>
      <text:p text:style-name="P57">（完成）</text:p>
      <text:p text:style-name="P41"><text:soft-page-break/></text:p>
      <text:p text:style-name="P42">bug：新增公棚之後，再插入路徑失敗；</text:p>
      <text:p text:style-name="P43"/>
      <text:p text:style-name="P44">6/30</text:p>
      <text:p text:style-name="P129"><text:span text:style-name="T127">1 </text:span><text:span text:style-name="T116">需要優化的地方</text:span></text:p>
      <text:list xml:id="list1032724597" text:style-name="L1">
        <text:list-item>
          <text:p text:style-name="P233"><text:span text:style-name="T117">目前執行的</text:span><text:span text:style-name="T111">port</text:span><text:span text:style-name="T117">是</text:span><text:span text:style-name="T111">8000</text:span><text:span text:style-name="T117">，和</text:span><text:span text:style-name="T111">SR_MAP</text:span><text:span text:style-name="T117">相同，這樣會衝突無法同時執行，希望可以改</text:span><text:span text:style-name="T111">port</text:span><text:span text:style-name="T117">。</text:span><text:span text:style-name="T119">（完成</text:span><text:span text:style-name="T120">：修改為7000</text:span><text:span text:style-name="T119">）</text:span><text:span text:style-name="T117"> </text:span></text:p>
        </text:list-item>
        <text:list-item>
          <text:p text:style-name="P233"><text:span text:style-name="T117">右側限制只能匯入</text:span><text:span text:style-name="T111">GPX</text:span><text:span text:style-name="T117">檔，目前任何檔案都可以匯入。 （完成）</text:span></text:p>
        </text:list-item>
        <text:list-item>
          <text:p text:style-name="P236">執行插入、刪除、搜索，更新提示是否成功或失敗，失敗提示失敗的原因，插入重複路徑需提示。<text:span text:style-name="T139">（完成：失敗 or 成功 都會提示，搜索沒有提示，原因目前沒有提示：如果需要提示的話，需要討論，並進行可能的失敗分析，進行列表，才能加入）；</text:span> </text:p>
        </text:list-item>
        <text:list-item>
          <text:p text:style-name="P235">左側路徑名更新，點需要更新的路徑時，更新路徑的文字框顯示目前的路徑名，不需要再輸入一次路徑名，方便更新。 <text:span text:style-name="T135">(完成)</text:span></text:p>
        </text:list-item>
        <text:list-item>
          <text:p text:style-name="P235">目前新增公棚可多次新增相同公棚名稱，希望不能有重複的公棚。 （完成）</text:p>
        </text:list-item>
        <text:list-item>
          <text:p text:style-name="P235">可以顯示路徑的數量，所有路徑數量與被選擇的路徑數量。 <text:span text:style-name="T136">（完成</text:span><text:span text:style-name="T139">：點擊選擇按鈕的時候，顯示選擇的路徑數量；</text:span><text:span text:style-name="T136">）</text:span></text:p>
        </text:list-item>
        <text:list-item>
          <text:p text:style-name="P233"><text:span text:style-name="T117">顯示的路徑繪圖顏色和方式與</text:span><text:span text:style-name="T111">SR_MAP</text:span><text:span text:style-name="T117">一樣。 </text:span><text:span text:style-name="T118">（建議暫時不改</text:span><text:span text:style-name="T119">，之後如果要把SR_MAP的串接進來再看怎麼優化；</text:span><text:span text:style-name="T118">）</text:span></text:p>
        </text:list-item>
        <text:list-item>
          <text:p text:style-name="P229">搜索沒輸入分隔符，還是一樣會全選。<text:span text:style-name="T137">（解決</text:span><text:span text:style-name="T138">：</text:span><text:span text:style-name="T137">這個bug經檢查之後發現：是因為名字中間有空格，把默認分隔符改為‘，’了，這樣就不會因為空格看不見而出現問題）；</text:span></text:p>
        </text:list-item>
      </text:list>
      <text:p text:style-name="P44">插入路徑成功</text:p>
      <text:p text:style-name="P44">失敗</text:p>
      <text:p text:style-name="P45">刪除路徑成功</text:p>
      <text:p text:style-name="P45">更新路徑名成功</text:p>
      <text:p text:style-name="P45">插入路徑中<text:span text:style-name="T140">，請稍等</text:span></text:p>
      <text:p text:style-name="P45">更新</text:p>
      <text:p text:style-name="P33"/>
      <text:p text:style-name="P45">新增公棚失敗：公棚名重複</text:p>
      <text:p text:style-name="P45">搜索路徑</text:p>
      <text:p text:style-name="P46"/>
      <text:p text:style-name="P47">7/1</text:p>
      <text:p text:style-name="P132"><text:span text:style-name="T130">1 </text:span><text:span text:style-name="T111">2022/6/30 </text:span><text:span text:style-name="T117">釋出第二版需要優化的地方</text:span></text:p>
      <text:list xml:id="list1412118577" text:style-name="L2">
        <text:list-item>
          <text:p text:style-name="P234"><text:soft-page-break/><text:span text:style-name="T117">右側有多條路徑插入左側，必須等待一段時間解析後才會插入，希望有一個進度提示，例如</text:span><text:span text:style-name="T111">:</text:span><text:span text:style-name="T117">插入中，不然會覺得沒有插入成功或者以為當掉了，實測插入</text:span><text:span text:style-name="T111">20</text:span><text:span text:style-name="T117">條路徑需要將近</text:span><text:span text:style-name="T111">2</text:span><text:span text:style-name="T117">分鐘，這</text:span><text:span text:style-name="T111">2</text:span><text:span text:style-name="T117">分鐘都沒有什麼提示的話，使用者會覺得當機或出錯了。 </text:span><text:span text:style-name="T121">(完成)</text:span></text:p>
        </text:list-item>
        <text:list-item>
          <text:p text:style-name="P237">選擇路徑的數量不僅是搜索才會顯示，手動選取也可以顯示，另外也需要總路徑數，例如右側總匯入路徑數，左側選取公棚的總路徑數，也就是兩標邊要顯示選擇的數量與總數量。 <text:span text:style-name="T141">（完成）</text:span></text:p>
        </text:list-item>
        <text:list-item>
          <text:p text:style-name="P230">更新路徑名，同一路徑更新第三次就無法更新，必須重新連接伺服器才能正常更新。<text:span text:style-name="T142">（修復）</text:span></text:p>
        </text:list-item>
        <text:list-item>
          <text:p text:style-name="P222">提示目前連接的伺服器為測試伺服器還是正式伺服器，另外如果連接正式伺服器，提示須小心謹慎操作。<text:span text:style-name="T143">（完成：頁面中上顯示服務器名字，正式服務器用紅色名字）</text:span></text:p>
          <text:p text:style-name="P230"/>
        </text:list-item>
      </text:list>
      <text:p text:style-name="P48">7/4</text:p>
      <text:p text:style-name="P48">1 </text:p>
      <text:p text:style-name="P58">優化清單：</text:p>
      <text:p text:style-name="P58"><text:span text:style-name="T144">1（4）（完成）：</text:span>優化路徑加載：加載成功之後，才會顯示在pathlist中，且加入loading 的進度條，並在說明文檔中提示：loading完成前，不要執行插入操作；</text:p>
      <text:p text:style-name="P130"><text:span text:style-name="T132">2 （完成）前半段和</text:span><text:span text:style-name="T133">1(4)是同一個問題，後半段優化完成：加載文件時，重複的文件名不會加載進去；</text:span></text:p>
      <text:p text:style-name="P60">5 （完成）：改為統一提示：重複的路徑名字列表；</text:p>
      <text:p text:style-name="P59">6 ：已經解釋原因；</text:p>
      <text:p text:style-name="P59">7（pdf的12）：與1（4）的問題相關，因為loading未完成，後台找不到路徑；</text:p>
      <text:p text:style-name="P59"/>
      <text:p text:style-name="P49">7/5</text:p>
      <text:p text:style-name="P131"><text:span text:style-name="T128">1</text:span><text:span text:style-name="T134"> 優化清單</text:span><text:span text:style-name="T146">： </text:span></text:p>
      <text:list xml:id="list175285697" text:style-name="L3">
        <text:list-item>
          <text:p text:style-name="P238"><text:span text:style-name="T122">匯入路徑後，進度條沒有馬上出現進度，需要等</text:span><text:span text:style-name="T112">20</text:span><text:span text:style-name="T122">多秒才會出現，希望一開始匯入時就會提示進度條。 </text:span><text:span text:style-name="T123">（解析：前面等待的20s ：載入文件會做三件事情：系統一次性讀取文件，前端一次性解析所有文件；後面的加載成功的進度條 ：依次傳給後端做nfz模擬，傳給前端結果是否成功；</text:span></text:p>
          <text:p text:style-name="P239"><text:span text:style-name="T123">由於流程比較複雜</text:span><text:span text:style-name="T124">，</text:span><text:span text:style-name="T123">建議先不改動</text:span><text:span text:style-name="T124">：後續優化的做法：首先，20s是多少個文件，多大的文件量的情況，這樣的情況是否常見，用戶是否能夠接受？其次，必須優化的話，要先弄清楚20s中：系統讀文件的時間占多少比例，前端解析文件的比例；弄清楚之後：可以後續優化成，每次解析一個文件，就發給後台；</text:span><text:span text:style-name="T123">）</text:span></text:p>
        </text:list-item>
        <text:list-item>
          <text:p text:style-name="P232">匯入路徑後，將匯入的路徑刪除，再將相同的路徑匯入，會整個沒反應，再次匯入也是一樣，之後匯入其他路徑後，再次匯入已刪除的路徑，卻提示已載入重複路徑，但列表卻沒有出現，如附件影片。</text:p>
        </text:list-item>
        <text:list-item>
          <text:p text:style-name="P231"><text:span text:style-name="T122">在測試伺服器測試時，將公棚</text:span><text:span text:style-name="T112">test4</text:span><text:span text:style-name="T122">底下的路徑全刪除後，插入新的路徑，但卻出現重複插入路徑，發現</text:span><text:span text:style-name="T112">test4</text:span><text:span text:style-name="T122">公棚消失了，沒有刪除公棚的動作，公棚卻消失了，這個情形出現兩次，也不知道如何復現。</text:span><text:span text:style-name="T112">(</text:span><text:span text:style-name="T122">如附件截圖</text:span><text:span text:style-name="T112">)</text:span><text:span text:style-name="T113"> </text:span><text:span text:style-name="T114">(解析：這是正常情況，如果公棚下方的路徑都刪除的話，服務器中就找不到這個公棚了)；</text:span></text:p>
        </text:list-item>
        <text:list-item>
          <text:p text:style-name="P231"><text:soft-page-break/><text:span text:style-name="T112">20220701</text:span><text:span text:style-name="T122">版本</text:span><text:span text:style-name="T112">PDF</text:span><text:span text:style-name="T122">中的第</text:span><text:span text:style-name="T112">3</text:span><text:span text:style-name="T122">項，刪除公棚後，再次加入相同名稱的公棚路徑卻還在，這個是否有解</text:span><text:span text:style-name="T112">?</text:span><text:span text:style-name="T115">(修復完成：原因是沒有刪除暫存的數據)</text:span></text:p>
        </text:list-item>
        <text:list-item>
          <text:p text:style-name="P231"><text:span text:style-name="T122">插入重複路徑的統一提示希望是一行一個路徑，不是使用逗號隔開。</text:span><text:span text:style-name="T125">（完成）</text:span></text:p>
        </text:list-item>
        <text:list-item>
          <text:p text:style-name="P231"><text:span text:style-name="T122">刪除公棚底下多個路徑，需要等待一段時間，希望有刪除的進度提示。</text:span><text:span text:style-name="T126">（完成：下方加入一個進度條提示刪除進度）；</text:span></text:p>
        </text:list-item>
        <text:list-item>
          <text:p text:style-name="P231"><text:span text:style-name="T122">載入路徑和公棚路徑的列表，未選取或空白時，選取的提示數字應該自動歸 </text:span><text:span text:style-name="T112">0</text:span><text:span text:style-name="T122">。</text:span><text:span text:style-name="T126">（完成：左側公棚路徑列表，切換公棚的時候，會歸0；右側目前沒有遇到歸0的情況；）</text:span></text:p>
        </text:list-item>
      </text:list>
      <text:p text:style-name="P49"/>
      <text:p text:style-name="P51">7/6</text:p>
      <text:p text:style-name="P133"><text:span text:style-name="T131">1 </text:span><text:span text:style-name="T111">NFZ WEB</text:span><text:span text:style-name="T117">系統刪除路徑時，能多一個確認或取消的窗口嗎</text:span><text:span text:style-name="T111">? </text:span><text:span text:style-name="T117">防止誤按刪除路徑而誤刪。</text:span></text:p>
      <text:p text:style-name="P49"/>
      <text:p text:style-name="P52">7/7</text:p>
      <text:p text:style-name="P52">1 <text:span text:style-name="T110">NFZ WEB</text:span><text:span text:style-name="T116">系統刪除</text:span><text:span text:style-name="T145">公棚</text:span><text:span text:style-name="T116">時，多一個確認或取消的窗口；</text:span></text:p>
      <text:p text:style-name="P49">確認刪除路徑嗎</text:p>
      <text:p text:style-name="P50">刪除公棚</text:p>
      <text:p text:style-name="P50">插入路徑</text:p>
      <text:p text:style-name="P50"/>
      <text:p text:style-name="P53">2 設想：</text:p>
      <text:p text:style-name="P53">g1：excel是否可以格式化的更新，然後直接通過讀取excel檔案，來進行一鍵式更新操作？</text:p>
      <text:p text:style-name="P53">g2：路徑檢查上面，是否可以直接使用gis系統進行檢查（比如gis系統中提取高速or道路的點的集合，與我們的nfz進行對比），而不是要花大量時間用眼睛檢查？</text:p>
      <text:p text:style-name="P53"/>
      <text:p text:style-name="P225"><text:soft-page-break/>7/30</text:p>
      <text:p text:style-name="P223"><text:span text:style-name="T129">1 </text:span><text:span text:style-name="T147">新增更新禁航區公棚名稱功能</text:span></text:p>
      <text:p text:style-name="P225">step1:後台更新api和接口；</text:p>
      <text:p text:style-name="P225">step2：前端新增按鈕和功能；</text:p>
      <text:p text:style-name="P226">重命名公棚</text:p>
      <text:p text:style-name="P226">更新</text:p>
      <text:p text:style-name="P226"/>
      <text:p text:style-name="P226">前端更新：</text:p>
      <text:p text:style-name="P226">step<text:span text:style-name="T148">1：如果回傳成功的話：更新shedlist的名字；</text:span></text:p>
      <text:p text:style-name="P227"><text:span text:style-name="T35">step</text:span><text:span text:style-name="T36">2：更新</text:span><text:span text:style-name="T5">linkDb_sheds_paths</text:span></text:p>
      <text:p text:style-name="P2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urier New" svg:font-family="'Courier New'"/>
    <style:font-face style:name="Droid Sans Mono" svg:font-family="'Droid Sans Mono', monospace, monospace"/>
    <style:font-face style:name="Fira Mono" svg:font-family="'Fira Mono', Consolas, Menlo, Monaco, 'Courier New', Courier, monospace"/>
    <style:font-face style:name="Helvetica" svg:font-family="Helvetica"/>
    <style:font-face style:name="Lato" svg:font-family="Lato, proxima-nova, 'Helvetica Neue', Arial, sans-serif"/>
    <style:font-face style:name="Lohit Devanagari1" svg:font-family="'Lohit Devanagari'"/>
    <style:font-face style:name="Muli" svg:font-family="Muli, sans-serif"/>
    <style:font-face style:name="Open Sans" svg:font-family="'Open Sans', arial, x-locale-body, sans-serif"/>
    <style:font-face style:name="apple-system1" svg:font-family="apple-system, BlinkMacSystemFont, 'Segoe UI Adjusted', 'Segoe UI', 'Liberation Sans', sans-serif"/>
    <style:font-face style:name="apple-system" svg:font-family="apple-system, BlinkMacSystemFont, 'Segoe UI', 'Apple Color Emoji', 'Segoe UI Emoji', 'Segoe UI Web', sans-serif"/>
    <style:font-face style:name="apple-system2" svg:font-family="apple-system, BlinkMacSystemFont, 'Segoe UI', system-ui, 'Apple Color Emoji', 'Segoe UI Emoji', 'Segoe UI Web', sans-serif"/>
    <style:font-face style:name="monospace" svg:font-family="monospace"/>
    <style:font-face style:name="sans-serif" svg:font-family="sans-serif"/>
    <style:font-face style:name="ui-monospace" svg:font-family="ui-monospace, SFMono-Regular, 'SF Mono', Menlo, Consolas, 'Liberation Mono', 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5T11:06:25.408702128</meta:creation-date>
    <meta:generator>LibreOffice/6.4.7.2$Linux_X86_64 LibreOffice_project/40$Build-2</meta:generator>
    <dc:date>2022-07-30T14:12:47.158097994</dc:date>
    <meta:editing-duration>P13DT4H47M51S</meta:editing-duration>
    <meta:editing-cycles>206</meta:editing-cycles>
    <meta:document-statistic meta:table-count="0" meta:image-count="0" meta:object-count="0" meta:page-count="36" meta:paragraph-count="566" meta:word-count="10714" meta:character-count="18237" meta:non-whitespace-character-count="17723"/>
  </office:meta>
</office:document-meta>
</file>